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86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39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7cm"/>
    </style:style>
    <style:style style:name="co6" style:family="table-column">
      <style:table-column-properties fo:break-before="auto" style:column-width="2.589cm"/>
    </style:style>
    <style:style style:name="co7" style:family="table-column">
      <style:table-column-properties fo:break-before="auto" style:column-width="2.958cm"/>
    </style:style>
    <style:style style:name="co8" style:family="table-column">
      <style:table-column-properties fo:break-before="auto" style:column-width="3.046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2.536cm"/>
    </style:style>
    <style:style style:name="co11" style:family="table-column">
      <style:table-column-properties fo:break-before="auto" style:column-width="3.336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443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027cm"/>
    </style:style>
    <style:style style:name="co16" style:family="table-column">
      <style:table-column-properties fo:break-before="auto" style:column-width="1.494cm"/>
    </style:style>
    <style:style style:name="co17" style:family="table-column">
      <style:table-column-properties fo:break-before="auto" style:column-width="1.729cm"/>
    </style:style>
    <style:style style:name="co18" style:family="table-column">
      <style:table-column-properties fo:break-before="auto" style:column-width="3.011cm"/>
    </style:style>
    <style:style style:name="co19" style:family="table-column">
      <style:table-column-properties fo:break-before="auto" style:column-width="3.704cm"/>
    </style:style>
    <style:style style:name="co20" style:family="table-column">
      <style:table-column-properties fo:break-before="auto" style:column-width="2.448cm"/>
    </style:style>
    <style:style style:name="co21" style:family="table-column">
      <style:table-column-properties fo:break-before="auto" style:column-width="1.062cm"/>
    </style:style>
    <style:style style:name="co22" style:family="table-column">
      <style:table-column-properties fo:break-before="auto" style:column-width="3.4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Result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 style:data-style-name="N81"/>
    <style:style style:name="ce4" style:family="table-cell" style:parent-style-name="Default" style:data-style-name="N5"/>
    <style:style style:name="ce5" style:family="table-cell" style:parent-style-name="Default" style:data-style-name="N4"/>
    <style:style style:name="ce6" style:family="table-cell" style:parent-style-name="Default" style:data-style-name="N111"/>
    <style:style style:name="ce7" style:family="table-cell" style:parent-style-name="Default" style:data-style-name="N2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lecenter use" table:style-name="ta1">
        <office:forms form:automatic-focus="false" form:apply-design-mode="false"/>
        <table:shapes>
          <draw:frame draw:z-index="0" draw:style-name="gr1" draw:text-style-name="P1" svg:width="15.999cm" svg:height="8.999cm" svg:x="7.736cm" svg:y="4.003cm">
            <draw:object draw:notify-on-update-of-ranges="'Telecenter use'.A1:'Telecenter use'.A1 'Telecenter use'.A2:'Telecenter use'.A9 'Telecenter use'.B1:'Telecenter use'.B1 'Telecenter use'.B2:'Telecenter use'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Cou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ntral highlands</text:p>
          </table:table-cell>
          <table:table-cell office:value-type="float" office:value="136" calcext:value-type="float">
            <text:p>136</text:p>
          </table:table-cell>
          <table:table-cell table:style-name="ce1"/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Rainforest</text:p>
          </table:table-cell>
          <table:table-cell office:value-type="float" office:value="113" calcext:value-type="float">
            <text:p>113</text:p>
          </table:table-cell>
          <table:table-cell table:style-name="ce1"/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South highlands</text:p>
          </table:table-cell>
          <table:table-cell office:value-type="float" office:value="99" calcext:value-type="float">
            <text:p>99</text:p>
          </table:table-cell>
          <table:table-cell table:style-name="ce1"/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South coast</text:p>
          </table:table-cell>
          <table:table-cell office:value-type="float" office:value="50" calcext:value-type="float">
            <text:p>50</text:p>
          </table:table-cell>
          <table:table-cell table:style-name="ce1"/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North coast</text:p>
          </table:table-cell>
          <table:table-cell office:value-type="float" office:value="35" calcext:value-type="float">
            <text:p>35</text:p>
          </table:table-cell>
          <table:table-cell table:style-name="ce1"/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Central coast</text:p>
          </table:table-cell>
          <table:table-cell office:value-type="float" office:value="33" calcext:value-type="float">
            <text:p>33</text:p>
          </table:table-cell>
          <table:table-cell table:style-name="ce1"/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Metropolitan Lima</text:p>
          </table:table-cell>
          <table:table-cell office:value-type="float" office:value="26" calcext:value-type="float">
            <text:p>26</text:p>
          </table:table-cell>
          <table:table-cell table:style-name="ce1"/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North highlands</text:p>
          </table:table-cell>
          <table:table-cell office:value-type="float" office:value="9" calcext:value-type="float">
            <text:p>9</text:p>
          </table:table-cell>
          <table:table-cell table:style-name="ce1"/>
          <table:table-cell table:style-name="ce2"/>
          <table:table-cell table:number-columns-repeated="1018"/>
        </table:table-row>
        <table:table-row table:style-name="ro1" table:number-rows-repeated="24">
          <table:table-cell table:number-columns-repeated="1022"/>
        </table:table-row>
        <table:table-row table:style-name="ro1">
          <table:table-cell table:number-columns-repeated="5"/>
          <table:table-cell table:style-name="ce3"/>
          <table:table-cell table:number-columns-repeated="1016"/>
        </table:table-row>
        <table:table-row table:style-name="ro1" table:number-rows-repeated="6">
          <table:table-cell table:number-columns-repeated="1022"/>
        </table:table-row>
        <table:table-row table:style-name="ro1">
          <table:table-cell table:number-columns-repeated="5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table:number-columns-repeated="5"/>
          <table:table-cell table:style-name="ce3"/>
          <table:table-cell table:number-columns-repeated="1016"/>
        </table:table-row>
      </table:table>
      <table:table table:name="Population by region" table:style-name="ta2">
        <office:forms form:automatic-focus="false" form:apply-design-mode="false"/>
        <table:shapes>
          <draw:frame draw:z-index="0" draw:style-name="gr1" draw:text-style-name="P1" svg:width="15.999cm" svg:height="8.999cm" svg:x="13.927cm" svg:y="2.98cm">
            <draw:object draw:notify-on-update-of-ranges="'Population by region'.B1:'Population by region'.B1 'Population by region'.B2:'Population by region'.B9 'Population by region'.D1:'Population by region'.D1 'Population by region'.D2:'Population by region'.D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4.385cm" svg:y="15.585cm">
            <draw:object draw:notify-on-update-of-ranges="'Population by region'.B15:'Population by region'.B15 'Population by region'.B16:'Population by region'.B19 'Population by region'.D15:'Population by region'.D15 'Population by region'.D16:'Population by region'.D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4" table:default-cell-style-name="ce2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Region</text:p>
          </table:table-cell>
          <table:table-cell table:style-name="Default" office:value-type="string" calcext:value-type="string">
            <text:p>Population</text:p>
          </table:table-cell>
          <table:table-cell table:style-name="Default" office:value-type="string" calcext:value-type="string">
            <text:p>Perc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th Coast</text:p>
          </table:table-cell>
          <table:table-cell office:value-type="float" office:value="5040395.15" calcext:value-type="float">
            <text:p>5,040,395.15</text:p>
          </table:table-cell>
          <table:table-cell office:value-type="percentage" office:value="0.1478" calcext:value-type="percentage">
            <text:p>14.7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ntral Coast</text:p>
          </table:table-cell>
          <table:table-cell office:value-type="float" office:value="2290104.72" calcext:value-type="float">
            <text:p>2,290,104.72</text:p>
          </table:table-cell>
          <table:table-cell office:value-type="percentage" office:value="0.0671" calcext:value-type="percentage">
            <text:p>6.7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th Coast</text:p>
          </table:table-cell>
          <table:table-cell office:value-type="float" office:value="693484.92" calcext:value-type="float">
            <text:p>693,484.92</text:p>
          </table:table-cell>
          <table:table-cell office:value-type="percentage" office:value="0.0203" calcext:value-type="percentage">
            <text:p>2.0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th Highlands</text:p>
          </table:table-cell>
          <table:table-cell office:value-type="float" office:value="1914317.21" calcext:value-type="float">
            <text:p>1,914,317.21</text:p>
          </table:table-cell>
          <table:table-cell office:value-type="percentage" office:value="0.0561" calcext:value-type="percentage">
            <text:p>5.6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ntral Highlands</text:p>
          </table:table-cell>
          <table:table-cell office:value-type="float" office:value="4033436.66" calcext:value-type="float">
            <text:p>4,033,436.66</text:p>
          </table:table-cell>
          <table:table-cell office:value-type="percentage" office:value="0.1183" calcext:value-type="percentage">
            <text:p>11.83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uth Highlands</text:p>
          </table:table-cell>
          <table:table-cell office:value-type="float" office:value="4579845.45" calcext:value-type="float">
            <text:p>4,579,845.45</text:p>
          </table:table-cell>
          <table:table-cell office:value-type="percentage" office:value="0.1343" calcext:value-type="percentage">
            <text:p>13.43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inforrest</text:p>
          </table:table-cell>
          <table:table-cell office:value-type="float" office:value="4299471.52" calcext:value-type="float">
            <text:p>4,299,471.52</text:p>
          </table:table-cell>
          <table:table-cell office:value-type="percentage" office:value="0.1261" calcext:value-type="percentage">
            <text:p>12.61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tro Lima</text:p>
          </table:table-cell>
          <table:table-cell office:value-type="float" office:value="11255992.01" calcext:value-type="float">
            <text:p>11,255,992.01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number-rows-repeated="5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Region</text:p>
          </table:table-cell>
          <table:table-cell table:style-name="Default" office:value-type="string" calcext:value-type="string">
            <text:p>Population</text:p>
          </table:table-cell>
          <table:table-cell table:style-name="Default" office:value-type="string" calcext:value-type="string">
            <text:p>Percent</text:p>
          </table:table-cell>
        </table:table-row>
        <table:table-row table:style-name="ro1">
          <table:table-cell/>
          <table:table-cell office:value-type="string" calcext:value-type="string">
            <text:p>Coast</text:p>
          </table:table-cell>
          <table:table-cell table:style-name="ce5" table:formula="of:=+SUM([.C2:.C4])" office:value-type="float" office:value="8023984.79" calcext:value-type="float">
            <text:p>8,023,984.79</text:p>
          </table:table-cell>
          <table:table-cell table:formula="of:=+[.C16]/SUM([.C$16:.C$19])" office:value-type="percentage" office:value="0.235258849569543" calcext:value-type="percentage">
            <text:p>23.53%</text:p>
          </table:table-cell>
        </table:table-row>
        <table:table-row table:style-name="ro1">
          <table:table-cell/>
          <table:table-cell office:value-type="string" calcext:value-type="string">
            <text:p>Highlands</text:p>
          </table:table-cell>
          <table:table-cell table:style-name="ce5" table:formula="of:=+SUM([.C5:.C7])" office:value-type="float" office:value="10527599.32" calcext:value-type="float">
            <text:p>10,527,599.32</text:p>
          </table:table-cell>
          <table:table-cell table:formula="of:=+[.C17]/SUM([.C$16:.C$19])" office:value-type="percentage" office:value="0.308663459561755" calcext:value-type="percentage">
            <text:p>30.87%</text:p>
          </table:table-cell>
        </table:table-row>
        <table:table-row table:style-name="ro1">
          <table:table-cell/>
          <table:table-cell office:value-type="string" calcext:value-type="string">
            <text:p>Rainforrest</text:p>
          </table:table-cell>
          <table:table-cell table:style-name="ce5" table:formula="of:=[.C8]" office:value-type="float" office:value="4299471.52" calcext:value-type="float">
            <text:p>4,299,471.52</text:p>
          </table:table-cell>
          <table:table-cell table:formula="of:=+[.C18]/SUM([.C$16:.C$19])" office:value-type="percentage" office:value="0.12605815564516" calcext:value-type="percentage">
            <text:p>12.61%</text:p>
          </table:table-cell>
        </table:table-row>
        <table:table-row table:style-name="ro1">
          <table:table-cell/>
          <table:table-cell office:value-type="string" calcext:value-type="string">
            <text:p>Metro Lima</text:p>
          </table:table-cell>
          <table:table-cell table:formula="of:=[.C9]" office:value-type="float" office:value="11255992.01" calcext:value-type="float">
            <text:p>11,255,992.01</text:p>
          </table:table-cell>
          <table:table-cell table:formula="of:=+[.C19]/SUM([.C$16:.C$19])" office:value-type="percentage" office:value="0.330019535223542" calcext:value-type="percentage">
            <text:p>33.00%</text:p>
          </table:table-cell>
        </table:table-row>
      </table:table>
      <table:table table:name="Cramer V Correlations" table:style-name="ta2">
        <office:forms form:automatic-focus="false" form:apply-design-mode="false"/>
        <table:table-column table:style-name="co4" table:number-columns-repeated="14" table:default-cell-style-name="Default"/>
        <table:table-row table:style-name="ro1">
          <table:table-cell/>
          <table:table-cell office:value-type="string" calcext:value-type="string">
            <text:p>digital_poo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lectric_grid</text:p>
          </table:table-cell>
          <table:table-cell office:value-type="string" calcext:value-type="string">
            <text:p>social_level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digital_poor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educ_recode</text:p>
          </table:table-cell>
          <table:table-cell office:value-type="string" calcext:value-type="string">
            <text:p>illiterate</text:p>
          </table:table-cell>
          <table:table-cell office:value-type="string" calcext:value-type="string">
            <text:p>income_categories</text:p>
          </table:table-cell>
          <table:table-cell office:value-type="string" calcext:value-type="string">
            <text:p>age_groups</text:p>
          </table:table-cell>
        </table:table-row>
        <table:table-row table:style-name="ro1">
          <table:table-cell office:value-type="string" calcext:value-type="string">
            <text:p>rural</text:p>
          </table:table-cell>
          <table:table-cell table:style-name="ce7" office:value-type="float" office:value="0.341712" calcext:value-type="float">
            <text:p>0.34</text:p>
          </table:table-cell>
          <table:table-cell table:style-name="ce7" office:value-type="string" calcext:value-type="string">
            <text:p>NaN</text:p>
          </table:table-cell>
          <table:table-cell table:style-name="ce7" office:value-type="float" office:value="0.018338" calcext:value-type="float">
            <text:p>0.02</text:p>
          </table:table-cell>
          <table:table-cell table:style-name="ce7" office:value-type="float" office:value="0.310929" calcext:value-type="float">
            <text:p>0.31</text:p>
          </table:table-cell>
          <table:table-cell table:style-name="ce7" office:value-type="float" office:value="0.876164" calcext:value-type="float">
            <text:p>0.88</text:p>
          </table:table-cell>
          <table:table-cell table:style-name="ce7" office:value-type="float" office:value="0.347805" calcext:value-type="float">
            <text:p>0.35</text:p>
          </table:table-cell>
          <table:table-cell table:style-name="ce7" office:value-type="float" office:value="0.218224" calcext:value-type="float">
            <text:p>0.22</text:p>
          </table:table-cell>
          <table:table-cell table:style-name="ce7" office:value-type="float" office:value="0.341712" calcext:value-type="float">
            <text:p>0.34</text:p>
          </table:table-cell>
          <table:table-cell table:style-name="ce7" office:value-type="float" office:value="0.999965" calcext:value-type="float">
            <text:p>1.00</text:p>
          </table:table-cell>
          <table:table-cell table:style-name="ce7" office:value-type="float" office:value="0.336418" calcext:value-type="float">
            <text:p>0.34</text:p>
          </table:table-cell>
          <table:table-cell table:style-name="ce7" office:value-type="float" office:value="0.180072" calcext:value-type="float">
            <text:p>0.18</text:p>
          </table:table-cell>
          <table:table-cell table:style-name="ce7" office:value-type="float" office:value="0.363828" calcext:value-type="float">
            <text:p>0.36</text:p>
          </table:table-cell>
          <table:table-cell table:style-name="ce7" office:value-type="float" office:value="0.050141" calcext:value-type="float">
            <text:p>0.05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table:style-name="ce7" office:value-type="float" office:value="0.061603" calcext:value-type="float">
            <text:p>0.06</text:p>
          </table:table-cell>
          <table:table-cell table:style-name="ce7" office:value-type="float" office:value="0.02" calcext:value-type="float">
            <text:p>0.02</text:p>
          </table:table-cell>
          <table:table-cell table:style-name="ce7" office:value-type="string" calcext:value-type="string">
            <text:p>NaN</text:p>
          </table:table-cell>
          <table:table-cell table:style-name="ce7" office:value-type="float" office:value="0.019496" calcext:value-type="float">
            <text:p>0.02</text:p>
          </table:table-cell>
          <table:table-cell table:style-name="ce7" office:value-type="float" office:value="0.020608" calcext:value-type="float">
            <text:p>0.02</text:p>
          </table:table-cell>
          <table:table-cell table:style-name="ce7" office:value-type="float" office:value="0.019924" calcext:value-type="float">
            <text:p>0.02</text:p>
          </table:table-cell>
          <table:table-cell table:style-name="ce7" office:value-type="float" office:value="0.004068" calcext:value-type="float">
            <text:p>0.00</text:p>
          </table:table-cell>
          <table:table-cell table:style-name="ce7" office:value-type="float" office:value="0.061603" calcext:value-type="float">
            <text:p>0.06</text:p>
          </table:table-cell>
          <table:table-cell table:style-name="ce7" office:value-type="float" office:value="0.031418" calcext:value-type="float">
            <text:p>0.03</text:p>
          </table:table-cell>
          <table:table-cell table:style-name="ce7" office:value-type="float" office:value="0.141412" calcext:value-type="float">
            <text:p>0.14</text:p>
          </table:table-cell>
          <table:table-cell table:style-name="ce7" office:value-type="float" office:value="0.143497" calcext:value-type="float">
            <text:p>0.14</text:p>
          </table:table-cell>
          <table:table-cell table:style-name="ce7" office:value-type="float" office:value="0.030119" calcext:value-type="float">
            <text:p>0.03</text:p>
          </table:table-cell>
          <table:table-cell table:style-name="ce7" office:value-type="float" office:value="0.040393" calcext:value-type="float">
            <text:p>0.04</text:p>
          </table:table-cell>
        </table:table-row>
        <table:table-row table:style-name="ro1">
          <table:table-cell office:value-type="string" calcext:value-type="string">
            <text:p>electric_grid</text:p>
          </table:table-cell>
          <table:table-cell table:style-name="ce7" office:value-type="float" office:value="0.292494" calcext:value-type="float">
            <text:p>0.29</text:p>
          </table:table-cell>
          <table:table-cell table:style-name="ce7" office:value-type="float" office:value="0.310929" calcext:value-type="float">
            <text:p>0.31</text:p>
          </table:table-cell>
          <table:table-cell table:style-name="ce7" office:value-type="float" office:value="0.019496" calcext:value-type="float">
            <text:p>0.02</text:p>
          </table:table-cell>
          <table:table-cell table:style-name="ce7" office:value-type="string" calcext:value-type="string">
            <text:p>NaN</text:p>
          </table:table-cell>
          <table:table-cell table:style-name="ce7" office:value-type="float" office:value="0.277471" calcext:value-type="float">
            <text:p>0.28</text:p>
          </table:table-cell>
          <table:table-cell table:style-name="ce7" office:value-type="float" office:value="0.183627" calcext:value-type="float">
            <text:p>0.18</text:p>
          </table:table-cell>
          <table:table-cell table:style-name="ce7" office:value-type="float" office:value="0.179459" calcext:value-type="float">
            <text:p>0.18</text:p>
          </table:table-cell>
          <table:table-cell table:style-name="ce7" office:value-type="float" office:value="0.292494" calcext:value-type="float">
            <text:p>0.29</text:p>
          </table:table-cell>
          <table:table-cell table:style-name="ce7" office:value-type="float" office:value="0.374428" calcext:value-type="float">
            <text:p>0.37</text:p>
          </table:table-cell>
          <table:table-cell table:style-name="ce7" office:value-type="float" office:value="0.161578" calcext:value-type="float">
            <text:p>0.16</text:p>
          </table:table-cell>
          <table:table-cell table:style-name="ce7" office:value-type="float" office:value="0.100821" calcext:value-type="float">
            <text:p>0.10</text:p>
          </table:table-cell>
          <table:table-cell table:style-name="ce7" office:value-type="float" office:value="0.202373" calcext:value-type="float">
            <text:p>0.20</text:p>
          </table:table-cell>
          <table:table-cell table:style-name="ce7" office:value-type="float" office:value="0.020013" calcext:value-type="float">
            <text:p>0.02</text:p>
          </table:table-cell>
        </table:table-row>
        <table:table-row table:style-name="ro1">
          <table:table-cell office:value-type="string" calcext:value-type="string">
            <text:p>social_level</text:p>
          </table:table-cell>
          <table:table-cell table:style-name="ce7" office:value-type="float" office:value="0.223261" calcext:value-type="float">
            <text:p>0.22</text:p>
          </table:table-cell>
          <table:table-cell table:style-name="ce7" office:value-type="float" office:value="0.876164" calcext:value-type="float">
            <text:p>0.88</text:p>
          </table:table-cell>
          <table:table-cell table:style-name="ce7" office:value-type="float" office:value="0.02" calcext:value-type="float">
            <text:p>0.02</text:p>
          </table:table-cell>
          <table:table-cell table:style-name="ce7" office:value-type="float" office:value="0.277471" calcext:value-type="float">
            <text:p>0.28</text:p>
          </table:table-cell>
          <table:table-cell table:style-name="ce7" office:value-type="string" calcext:value-type="string">
            <text:p>NaN</text:p>
          </table:table-cell>
          <table:table-cell table:style-name="ce7" office:value-type="float" office:value="0.216474" calcext:value-type="float">
            <text:p>0.22</text:p>
          </table:table-cell>
          <table:table-cell table:style-name="ce7" office:value-type="float" office:value="0.186421" calcext:value-type="float">
            <text:p>0.19</text:p>
          </table:table-cell>
          <table:table-cell table:style-name="ce7" office:value-type="float" office:value="0.223261" calcext:value-type="float">
            <text:p>0.22</text:p>
          </table:table-cell>
          <table:table-cell table:style-name="ce7" office:value-type="float" office:value="0.414607" calcext:value-type="float">
            <text:p>0.41</text:p>
          </table:table-cell>
          <table:table-cell table:style-name="ce7" office:value-type="float" office:value="0.203161" calcext:value-type="float">
            <text:p>0.20</text:p>
          </table:table-cell>
          <table:table-cell table:style-name="ce7" office:value-type="float" office:value="0.192355" calcext:value-type="float">
            <text:p>0.19</text:p>
          </table:table-cell>
          <table:table-cell table:style-name="ce7" office:value-type="float" office:value="0.221944" calcext:value-type="float">
            <text:p>0.22</text:p>
          </table:table-cell>
          <table:table-cell table:style-name="ce7" office:value-type="float" office:value="0.059679" calcext:value-type="float">
            <text:p>0.06</text:p>
          </table:table-cell>
        </table:table-row>
        <table:table-row table:style-name="ro1">
          <table:table-cell office:value-type="string" calcext:value-type="string">
            <text:p>domain</text:p>
          </table:table-cell>
          <table:table-cell table:style-name="ce7" office:value-type="float" office:value="0.162042" calcext:value-type="float">
            <text:p>0.16</text:p>
          </table:table-cell>
          <table:table-cell table:style-name="ce7" office:value-type="float" office:value="0.347805" calcext:value-type="float">
            <text:p>0.35</text:p>
          </table:table-cell>
          <table:table-cell table:style-name="ce7" office:value-type="float" office:value="0.02" calcext:value-type="float">
            <text:p>0.02</text:p>
          </table:table-cell>
          <table:table-cell table:style-name="ce7" office:value-type="float" office:value="0.183627" calcext:value-type="float">
            <text:p>0.18</text:p>
          </table:table-cell>
          <table:table-cell table:style-name="ce7" office:value-type="float" office:value="0.216474" calcext:value-type="float">
            <text:p>0.22</text:p>
          </table:table-cell>
          <table:table-cell table:style-name="ce7" office:value-type="string" calcext:value-type="string">
            <text:p>NaN</text:p>
          </table:table-cell>
          <table:table-cell table:style-name="ce7" office:value-type="float" office:value="0.14598" calcext:value-type="float">
            <text:p>0.15</text:p>
          </table:table-cell>
          <table:table-cell table:style-name="ce7" office:value-type="float" office:value="0.162042" calcext:value-type="float">
            <text:p>0.16</text:p>
          </table:table-cell>
          <table:table-cell table:style-name="ce7" office:value-type="float" office:value="0.709915" calcext:value-type="float">
            <text:p>0.71</text:p>
          </table:table-cell>
          <table:table-cell table:style-name="ce7" office:value-type="float" office:value="0.11561" calcext:value-type="float">
            <text:p>0.12</text:p>
          </table:table-cell>
          <table:table-cell table:style-name="ce7" office:value-type="float" office:value="0.14014" calcext:value-type="float">
            <text:p>0.14</text:p>
          </table:table-cell>
          <table:table-cell table:style-name="ce7" office:value-type="float" office:value="0.155213" calcext:value-type="float">
            <text:p>0.16</text:p>
          </table:table-cell>
          <table:table-cell table:style-name="ce7" office:value-type="float" office:value="0.042922" calcext:value-type="float">
            <text:p>0.04</text:p>
          </table:table-cell>
        </table:table-row>
        <table:table-row table:style-name="ro1">
          <table:table-cell office:value-type="string" calcext:value-type="string">
            <text:p>poor</text:p>
          </table:table-cell>
          <table:table-cell table:style-name="ce7" office:value-type="float" office:value="0.18244" calcext:value-type="float">
            <text:p>0.18</text:p>
          </table:table-cell>
          <table:table-cell table:style-name="ce7" office:value-type="float" office:value="0.218224" calcext:value-type="float">
            <text:p>0.22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79459" calcext:value-type="float">
            <text:p>0.18</text:p>
          </table:table-cell>
          <table:table-cell table:style-name="ce7" office:value-type="float" office:value="0.186421" calcext:value-type="float">
            <text:p>0.19</text:p>
          </table:table-cell>
          <table:table-cell table:style-name="ce7" office:value-type="float" office:value="0.14598" calcext:value-type="float">
            <text:p>0.15</text:p>
          </table:table-cell>
          <table:table-cell table:style-name="ce7" office:value-type="string" calcext:value-type="string">
            <text:p>NaN</text:p>
          </table:table-cell>
          <table:table-cell table:style-name="ce7" office:value-type="float" office:value="0.18244" calcext:value-type="float">
            <text:p>0.18</text:p>
          </table:table-cell>
          <table:table-cell table:style-name="ce7" office:value-type="float" office:value="0.184331" calcext:value-type="float">
            <text:p>0.18</text:p>
          </table:table-cell>
          <table:table-cell table:style-name="ce7" office:value-type="float" office:value="0.168294" calcext:value-type="float">
            <text:p>0.17</text:p>
          </table:table-cell>
          <table:table-cell table:style-name="ce7" office:value-type="float" office:value="0.118899" calcext:value-type="float">
            <text:p>0.12</text:p>
          </table:table-cell>
          <table:table-cell table:style-name="ce7" office:value-type="float" office:value="0.27844" calcext:value-type="float">
            <text:p>0.28</text:p>
          </table:table-cell>
          <table:table-cell table:style-name="ce7" office:value-type="float" office:value="0.054344" calcext:value-type="float">
            <text:p>0.05</text:p>
          </table:table-cell>
        </table:table-row>
        <table:table-row table:style-name="ro1">
          <table:table-cell office:value-type="string" calcext:value-type="string">
            <text:p>digital_poor</text:p>
          </table:table-cell>
          <table:table-cell table:style-name="ce7" office:value-type="string" calcext:value-type="string">
            <text:p>NaN</text:p>
          </table:table-cell>
          <table:table-cell table:style-name="ce7" office:value-type="float" office:value="0.341712" calcext:value-type="float">
            <text:p>0.34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0.292494" calcext:value-type="float">
            <text:p>0.29</text:p>
          </table:table-cell>
          <table:table-cell table:style-name="ce7" office:value-type="float" office:value="0.223261" calcext:value-type="float">
            <text:p>0.22</text:p>
          </table:table-cell>
          <table:table-cell table:style-name="ce7" office:value-type="float" office:value="0.162042" calcext:value-type="float">
            <text:p>0.16</text:p>
          </table:table-cell>
          <table:table-cell table:style-name="ce7" office:value-type="float" office:value="0.18244" calcext:value-type="float">
            <text:p>0.18</text:p>
          </table:table-cell>
          <table:table-cell table:style-name="ce7" office:value-type="string" calcext:value-type="string">
            <text:p>NaN</text:p>
          </table:table-cell>
          <table:table-cell table:style-name="ce7" office:value-type="float" office:value="0.230576" calcext:value-type="float">
            <text:p>0.23</text:p>
          </table:table-cell>
          <table:table-cell table:style-name="ce7" office:value-type="float" office:value="0.391841" calcext:value-type="float">
            <text:p>0.39</text:p>
          </table:table-cell>
          <table:table-cell table:style-name="ce7" office:value-type="float" office:value="0.395275" calcext:value-type="float">
            <text:p>0.40</text:p>
          </table:table-cell>
          <table:table-cell table:style-name="ce7" office:value-type="float" office:value="0.25338" calcext:value-type="float">
            <text:p>0.25</text:p>
          </table:table-cell>
          <table:table-cell table:style-name="ce7" office:value-type="float" office:value="0.297622" calcext:value-type="float">
            <text:p>0.30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table:style-name="ce7" office:value-type="float" office:value="0.230576" calcext:value-type="float">
            <text:p>0.23</text:p>
          </table:table-cell>
          <table:table-cell table:style-name="ce7" office:value-type="float" office:value="0.999965" calcext:value-type="float">
            <text:p>1.00</text:p>
          </table:table-cell>
          <table:table-cell table:style-name="ce7" office:value-type="float" office:value="0.03" calcext:value-type="float">
            <text:p>0.03</text:p>
          </table:table-cell>
          <table:table-cell table:style-name="ce7" office:value-type="float" office:value="0.374428" calcext:value-type="float">
            <text:p>0.37</text:p>
          </table:table-cell>
          <table:table-cell table:style-name="ce7" office:value-type="float" office:value="0.414607" calcext:value-type="float">
            <text:p>0.41</text:p>
          </table:table-cell>
          <table:table-cell table:style-name="ce7" office:value-type="float" office:value="0.709915" calcext:value-type="float">
            <text:p>0.71</text:p>
          </table:table-cell>
          <table:table-cell table:style-name="ce7" office:value-type="float" office:value="0.184331" calcext:value-type="float">
            <text:p>0.18</text:p>
          </table:table-cell>
          <table:table-cell table:style-name="ce7" office:value-type="float" office:value="0.230576" calcext:value-type="float">
            <text:p>0.23</text:p>
          </table:table-cell>
          <table:table-cell table:style-name="ce7" office:value-type="string" calcext:value-type="string">
            <text:p>NaN</text:p>
          </table:table-cell>
          <table:table-cell table:style-name="ce7" office:value-type="float" office:value="0.182624" calcext:value-type="float">
            <text:p>0.18</text:p>
          </table:table-cell>
          <table:table-cell table:style-name="ce7" office:value-type="float" office:value="0.208531" calcext:value-type="float">
            <text:p>0.21</text:p>
          </table:table-cell>
          <table:table-cell table:style-name="ce7" office:value-type="float" office:value="0.211024" calcext:value-type="float">
            <text:p>0.21</text:p>
          </table:table-cell>
          <table:table-cell table:style-name="ce7" office:value-type="float" office:value="0.048666" calcext:value-type="float">
            <text:p>0.05</text:p>
          </table:table-cell>
        </table:table-row>
        <table:table-row table:style-name="ro1">
          <table:table-cell office:value-type="string" calcext:value-type="string">
            <text:p>educ_recode</text:p>
          </table:table-cell>
          <table:table-cell table:style-name="ce7" office:value-type="float" office:value="0.391841" calcext:value-type="float">
            <text:p>0.39</text:p>
          </table:table-cell>
          <table:table-cell table:style-name="ce7" office:value-type="float" office:value="0.336418" calcext:value-type="float">
            <text:p>0.34</text:p>
          </table:table-cell>
          <table:table-cell table:style-name="ce7" office:value-type="float" office:value="0.14" calcext:value-type="float">
            <text:p>0.14</text:p>
          </table:table-cell>
          <table:table-cell table:style-name="ce7" office:value-type="float" office:value="0.161578" calcext:value-type="float">
            <text:p>0.16</text:p>
          </table:table-cell>
          <table:table-cell table:style-name="ce7" office:value-type="float" office:value="0.203161" calcext:value-type="float">
            <text:p>0.20</text:p>
          </table:table-cell>
          <table:table-cell table:style-name="ce7" office:value-type="float" office:value="0.11561" calcext:value-type="float">
            <text:p>0.12</text:p>
          </table:table-cell>
          <table:table-cell table:style-name="ce7" office:value-type="float" office:value="0.168294" calcext:value-type="float">
            <text:p>0.17</text:p>
          </table:table-cell>
          <table:table-cell table:style-name="ce7" office:value-type="float" office:value="0.391841" calcext:value-type="float">
            <text:p>0.39</text:p>
          </table:table-cell>
          <table:table-cell table:style-name="ce7" office:value-type="float" office:value="0.182624" calcext:value-type="float">
            <text:p>0.18</text:p>
          </table:table-cell>
          <table:table-cell table:style-name="ce7" office:value-type="string" calcext:value-type="string">
            <text:p>NaN</text:p>
          </table:table-cell>
          <table:table-cell table:style-name="ce7" office:value-type="float" office:value="0.599555" calcext:value-type="float">
            <text:p>0.60</text:p>
          </table:table-cell>
          <table:table-cell table:style-name="ce7" office:value-type="float" office:value="0.217596" calcext:value-type="float">
            <text:p>0.22</text:p>
          </table:table-cell>
          <table:table-cell table:style-name="ce7" office:value-type="float" office:value="0.262572" calcext:value-type="float">
            <text:p>0.26</text:p>
          </table:table-cell>
        </table:table-row>
        <table:table-row table:style-name="ro1">
          <table:table-cell office:value-type="string" calcext:value-type="string">
            <text:p>illiterate</text:p>
          </table:table-cell>
          <table:table-cell table:style-name="ce7" office:value-type="float" office:value="0.395275" calcext:value-type="float">
            <text:p>0.40</text:p>
          </table:table-cell>
          <table:table-cell table:style-name="ce7" office:value-type="float" office:value="0.180072" calcext:value-type="float">
            <text:p>0.18</text:p>
          </table:table-cell>
          <table:table-cell table:style-name="ce7" office:value-type="float" office:value="0.14" calcext:value-type="float">
            <text:p>0.14</text:p>
          </table:table-cell>
          <table:table-cell table:style-name="ce7" office:value-type="float" office:value="0.100821" calcext:value-type="float">
            <text:p>0.10</text:p>
          </table:table-cell>
          <table:table-cell table:style-name="ce7" office:value-type="float" office:value="0.192355" calcext:value-type="float">
            <text:p>0.19</text:p>
          </table:table-cell>
          <table:table-cell table:style-name="ce7" office:value-type="float" office:value="0.14014" calcext:value-type="float">
            <text:p>0.14</text:p>
          </table:table-cell>
          <table:table-cell table:style-name="ce7" office:value-type="float" office:value="0.118899" calcext:value-type="float">
            <text:p>0.12</text:p>
          </table:table-cell>
          <table:table-cell table:style-name="ce7" office:value-type="float" office:value="0.395275" calcext:value-type="float">
            <text:p>0.40</text:p>
          </table:table-cell>
          <table:table-cell table:style-name="ce7" office:value-type="float" office:value="0.208531" calcext:value-type="float">
            <text:p>0.21</text:p>
          </table:table-cell>
          <table:table-cell table:style-name="ce7" office:value-type="float" office:value="0.599555" calcext:value-type="float">
            <text:p>0.60</text:p>
          </table:table-cell>
          <table:table-cell table:style-name="ce7" office:value-type="string" calcext:value-type="string">
            <text:p>NaN</text:p>
          </table:table-cell>
          <table:table-cell table:style-name="ce7" office:value-type="float" office:value="0.23643" calcext:value-type="float">
            <text:p>0.24</text:p>
          </table:table-cell>
          <table:table-cell table:style-name="ce7" office:value-type="float" office:value="0.277581" calcext:value-type="float">
            <text:p>0.28</text:p>
          </table:table-cell>
        </table:table-row>
        <table:table-row table:style-name="ro1">
          <table:table-cell office:value-type="string" calcext:value-type="string">
            <text:p>income_categories</text:p>
          </table:table-cell>
          <table:table-cell table:style-name="ce7" office:value-type="float" office:value="0.25338" calcext:value-type="float">
            <text:p>0.25</text:p>
          </table:table-cell>
          <table:table-cell table:style-name="ce7" office:value-type="float" office:value="0.363828" calcext:value-type="float">
            <text:p>0.36</text:p>
          </table:table-cell>
          <table:table-cell table:style-name="ce7" office:value-type="float" office:value="0.030119" calcext:value-type="float">
            <text:p>0.03</text:p>
          </table:table-cell>
          <table:table-cell table:style-name="ce7" office:value-type="float" office:value="0.202373" calcext:value-type="float">
            <text:p>0.20</text:p>
          </table:table-cell>
          <table:table-cell table:style-name="ce7" office:value-type="float" office:value="0.221944" calcext:value-type="float">
            <text:p>0.22</text:p>
          </table:table-cell>
          <table:table-cell table:style-name="ce7" office:value-type="float" office:value="0.155213" calcext:value-type="float">
            <text:p>0.16</text:p>
          </table:table-cell>
          <table:table-cell table:style-name="ce7" office:value-type="float" office:value="0.27844" calcext:value-type="float">
            <text:p>0.28</text:p>
          </table:table-cell>
          <table:table-cell table:style-name="ce7" office:value-type="float" office:value="0.25338" calcext:value-type="float">
            <text:p>0.25</text:p>
          </table:table-cell>
          <table:table-cell table:style-name="ce7" office:value-type="float" office:value="0.211024" calcext:value-type="float">
            <text:p>0.21</text:p>
          </table:table-cell>
          <table:table-cell table:style-name="ce7" office:value-type="float" office:value="0.217596" calcext:value-type="float">
            <text:p>0.22</text:p>
          </table:table-cell>
          <table:table-cell table:style-name="ce7" office:value-type="float" office:value="0.23643" calcext:value-type="float">
            <text:p>0.24</text:p>
          </table:table-cell>
          <table:table-cell table:style-name="ce7" office:value-type="string" calcext:value-type="string">
            <text:p>NaN</text:p>
          </table:table-cell>
          <table:table-cell table:style-name="ce7" office:value-type="float" office:value="0.103049" calcext:value-type="float">
            <text:p>0.10</text:p>
          </table:table-cell>
        </table:table-row>
        <table:table-row table:style-name="ro1">
          <table:table-cell office:value-type="string" calcext:value-type="string">
            <text:p>age_groups</text:p>
          </table:table-cell>
          <table:table-cell table:style-name="ce7" office:value-type="float" office:value="0.297622" calcext:value-type="float">
            <text:p>0.30</text:p>
          </table:table-cell>
          <table:table-cell table:style-name="ce7" office:value-type="float" office:value="0.050141" calcext:value-type="float">
            <text:p>0.05</text:p>
          </table:table-cell>
          <table:table-cell table:style-name="ce7" office:value-type="float" office:value="0.040393" calcext:value-type="float">
            <text:p>0.04</text:p>
          </table:table-cell>
          <table:table-cell table:style-name="ce7" office:value-type="float" office:value="0.020013" calcext:value-type="float">
            <text:p>0.02</text:p>
          </table:table-cell>
          <table:table-cell table:style-name="ce7" office:value-type="float" office:value="0.059679" calcext:value-type="float">
            <text:p>0.06</text:p>
          </table:table-cell>
          <table:table-cell table:style-name="ce7" office:value-type="float" office:value="0.042922" calcext:value-type="float">
            <text:p>0.04</text:p>
          </table:table-cell>
          <table:table-cell table:style-name="ce7" office:value-type="float" office:value="0.054344" calcext:value-type="float">
            <text:p>0.05</text:p>
          </table:table-cell>
          <table:table-cell table:style-name="ce7" office:value-type="float" office:value="0.297622" calcext:value-type="float">
            <text:p>0.30</text:p>
          </table:table-cell>
          <table:table-cell table:style-name="ce7" office:value-type="float" office:value="0.048666" calcext:value-type="float">
            <text:p>0.05</text:p>
          </table:table-cell>
          <table:table-cell table:style-name="ce7" office:value-type="float" office:value="0.262572" calcext:value-type="float">
            <text:p>0.26</text:p>
          </table:table-cell>
          <table:table-cell table:style-name="ce7" office:value-type="float" office:value="0.277581" calcext:value-type="float">
            <text:p>0.28</text:p>
          </table:table-cell>
          <table:table-cell table:style-name="ce7" office:value-type="float" office:value="0.103049" calcext:value-type="float">
            <text:p>0.10</text:p>
          </table:table-cell>
          <table:table-cell table:style-name="ce7" office:value-type="string" calcext:value-type="string">
            <text:p>NaN</text:p>
          </table:table-cell>
        </table:table-row>
        <table:table-row table:style-name="ro1" table:number-rows-repeated="12">
          <table:table-cell table:number-columns-repeated="14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igital_poor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illiterate</text:p>
          </table:table-cell>
          <table:table-cell table:style-name="ce6" office:value-type="float" office:value="0.395275" calcext:value-type="float">
            <text:p>0.3953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educ_recode</text:p>
          </table:table-cell>
          <table:table-cell table:style-name="ce6" office:value-type="float" office:value="0.391841" calcext:value-type="float">
            <text:p>0.3918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rural</text:p>
          </table:table-cell>
          <table:table-cell table:style-name="ce6" office:value-type="float" office:value="0.341712" calcext:value-type="float">
            <text:p>0.3417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age_groups</text:p>
          </table:table-cell>
          <table:table-cell table:style-name="ce6" office:value-type="float" office:value="0.297622" calcext:value-type="float">
            <text:p>0.2976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electric_grid</text:p>
          </table:table-cell>
          <table:table-cell table:style-name="ce6" office:value-type="float" office:value="0.292494" calcext:value-type="float">
            <text:p>0.2925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income_categories</text:p>
          </table:table-cell>
          <table:table-cell table:style-name="ce6" office:value-type="float" office:value="0.25338" calcext:value-type="float">
            <text:p>0.2534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region</text:p>
          </table:table-cell>
          <table:table-cell table:style-name="ce6" office:value-type="float" office:value="0.230576" calcext:value-type="float">
            <text:p>0.2306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social_level</text:p>
          </table:table-cell>
          <table:table-cell table:style-name="ce6" office:value-type="float" office:value="0.223261" calcext:value-type="float">
            <text:p>0.2233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poor</text:p>
          </table:table-cell>
          <table:table-cell table:style-name="ce6" office:value-type="float" office:value="0.18244" calcext:value-type="float">
            <text:p>0.1824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domain</text:p>
          </table:table-cell>
          <table:table-cell table:style-name="ce6" office:value-type="float" office:value="0.162042" calcext:value-type="float">
            <text:p>0.1620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gender</text:p>
          </table:table-cell>
          <table:table-cell table:style-name="ce6" office:value-type="float" office:value="0.061603" calcext:value-type="float">
            <text:p>0.0616</text:p>
          </table:table-cell>
          <table:table-cell table:number-columns-repeated="12"/>
        </table:table-row>
      </table:table>
      <table:table table:name="Poverty thresholds" table:style-name="ta2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Extreme poverty threshold PEN</text:p>
          </table:table-cell>
          <table:table-cell table:number-columns-repeated="11"/>
        </table:table-row>
        <table:table-row table:style-name="ro1">
          <table:table-cell table:number-columns-repeated="2" table:style-name="ce8" office:value-type="string" calcext:value-type="string">
            <text:p>Region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  <table:table-cell table:style-name="ce8"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Costa Urbana</text:p>
          </table:table-cell>
          <table:table-cell office:value-type="string" calcext:value-type="string">
            <text:p>Urban Coast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osta Rural</text:p>
          </table:table-cell>
          <table:table-cell office:value-type="string" calcext:value-type="string">
            <text:p>Rural Coast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Sierra Urbana</text:p>
          </table:table-cell>
          <table:table-cell office:value-type="string" calcext:value-type="string">
            <text:p>Urban Highlands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office:value-type="float" office:value="204" calcext:value-type="float">
            <text:p>20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Sierra Rural</text:p>
          </table:table-cell>
          <table:table-cell office:value-type="string" calcext:value-type="string">
            <text:p>Rural Highlands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96" calcext:value-type="float">
            <text:p>19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Selva Urbana</text:p>
          </table:table-cell>
          <table:table-cell office:value-type="string" calcext:value-type="string">
            <text:p>Urban Rainforest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elva Rural</text:p>
          </table:table-cell>
          <table:table-cell office:value-type="string" calcext:value-type="string">
            <text:p>Rural Rainforest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float" office:value="184" calcext:value-type="float">
            <text:p>18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Lima Metropolitana</text:p>
          </table:table-cell>
          <table:table-cell office:value-type="string" calcext:value-type="string">
            <text:p>Metro Lima</text:p>
          </table:table-cell>
          <table:table-cell office:value-type="float" office:value="193" calcext:value-type="float">
            <text:p>193</text:p>
          </table:table-cell>
          <table:table-cell office:value-type="float" office:value="204" calcext:value-type="float">
            <text:p>204</text:p>
          </table:table-cell>
          <table:table-cell office:value-type="float" office:value="213" calcext:value-type="float">
            <text:p>213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9" calcext:value-type="float">
            <text:p>239</text:p>
          </table:table-cell>
          <table:table-cell office:value-type="float" office:value="266" calcext:value-type="float">
            <text:p>2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Poverty threshold PEN</text:p>
          </table:table-cell>
          <table:table-cell table:number-columns-repeated="11"/>
        </table:table-row>
        <table:table-row table:style-name="ro1">
          <table:table-cell table:number-columns-repeated="2" table:style-name="ce8" office:value-type="string" calcext:value-type="string">
            <text:p>Region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  <table:table-cell table:style-name="ce8"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Costa Urbana</text:p>
          </table:table-cell>
          <table:table-cell office:value-type="string" calcext:value-type="string">
            <text:p>Urban Coast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9" calcext:value-type="float">
            <text:p>339</text:p>
          </table:table-cell>
          <table:table-cell office:value-type="float" office:value="344" calcext:value-type="float">
            <text:p>344</text:p>
          </table:table-cell>
          <table:table-cell office:value-type="float" office:value="351" calcext:value-type="float">
            <text:p>351</text:p>
          </table:table-cell>
          <table:table-cell office:value-type="float" office:value="361" calcext:value-type="float">
            <text:p>361</text:p>
          </table:table-cell>
          <table:table-cell office:value-type="float" office:value="381" calcext:value-type="float">
            <text:p>381</text:p>
          </table:table-cell>
          <table:table-cell office:value-type="float" office:value="420" calcext:value-type="float">
            <text:p>42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osta Rural</text:p>
          </table:table-cell>
          <table:table-cell office:value-type="string" calcext:value-type="string">
            <text:p>Rural Coast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75" calcext:value-type="float">
            <text:p>275</text:p>
          </table:table-cell>
          <table:table-cell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float" office:value="304" calcext:value-type="float">
            <text:p>304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Sierra Urbana</text:p>
          </table:table-cell>
          <table:table-cell office:value-type="string" calcext:value-type="string">
            <text:p>Urban Highlands</text:p>
          </table:table-cell>
          <table:table-cell office:value-type="float" office:value="270" calcext:value-type="float">
            <text:p>270</text:p>
          </table:table-cell>
          <table:table-cell office:value-type="float" office:value="279" calcext:value-type="float">
            <text:p>279</text:p>
          </table:table-cell>
          <table:table-cell office:value-type="float" office:value="290" calcext:value-type="float">
            <text:p>290</text:p>
          </table:table-cell>
          <table:table-cell office:value-type="float" office:value="298" calcext:value-type="float">
            <text:p>298</text:p>
          </table:table-cell>
          <table:table-cell office:value-type="float" office:value="304" calcext:value-type="float">
            <text:p>304</text:p>
          </table:table-cell>
          <table:table-cell office:value-type="float" office:value="312" calcext:value-type="float">
            <text:p>312</text:p>
          </table:table-cell>
          <table:table-cell office:value-type="float" office:value="316" calcext:value-type="float">
            <text:p>316</text:p>
          </table:table-cell>
          <table:table-cell office:value-type="float" office:value="331" calcext:value-type="float">
            <text:p>331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Sierra Rural</text:p>
          </table:table-cell>
          <table:table-cell office:value-type="string" calcext:value-type="string">
            <text:p>Rural Highlands</text:p>
          </table:table-cell>
          <table:table-cell office:value-type="float" office:value="225" calcext:value-type="float">
            <text:p>225</text:p>
          </table:table-cell>
          <table:table-cell office:value-type="float" office:value="234" calcext:value-type="float">
            <text:p>234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office:value-type="float" office:value="260" calcext:value-type="float">
            <text:p>260</text:p>
          </table:table-cell>
          <table:table-cell office:value-type="float" office:value="264" calcext:value-type="float">
            <text:p>264</text:p>
          </table:table-cell>
          <table:table-cell office:value-type="float" office:value="278" calcext:value-type="float">
            <text:p>278</text:p>
          </table:table-cell>
          <table:table-cell office:value-type="float" office:value="310" calcext:value-type="float">
            <text:p>31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Selva Urbana</text:p>
          </table:table-cell>
          <table:table-cell office:value-type="string" calcext:value-type="string">
            <text:p>Urban Rainforest</text:p>
          </table:table-cell>
          <table:table-cell office:value-type="float" office:value="283" calcext:value-type="float">
            <text:p>283</text:p>
          </table:table-cell>
          <table:table-cell office:value-type="float" office:value="294" calcext:value-type="float">
            <text:p>294</text:p>
          </table:table-cell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324" calcext:value-type="float">
            <text:p>324</text:p>
          </table:table-cell>
          <table:table-cell office:value-type="float" office:value="332" calcext:value-type="float">
            <text:p>332</text:p>
          </table:table-cell>
          <table:table-cell office:value-type="float" office:value="353" calcext:value-type="float">
            <text:p>353</text:p>
          </table:table-cell>
          <table:table-cell office:value-type="float" office:value="386" calcext:value-type="float">
            <text:p>38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Selva Rural</text:p>
          </table:table-cell>
          <table:table-cell office:value-type="string" calcext:value-type="string">
            <text:p>Rural Rainforest</text:p>
          </table:table-cell>
          <table:table-cell office:value-type="float" office:value="219" calcext:value-type="float">
            <text:p>219</text:p>
          </table:table-cell>
          <table:table-cell office:value-type="float" office:value="225" calcext:value-type="float">
            <text:p>225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float" office:value="268" calcext:value-type="float">
            <text:p>268</text:p>
          </table:table-cell>
          <table:table-cell office:value-type="float" office:value="298" calcext:value-type="float">
            <text:p>29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Lima Metropolitana</text:p>
          </table:table-cell>
          <table:table-cell office:value-type="string" calcext:value-type="string">
            <text:p>Metro Lima</text:p>
          </table:table-cell>
          <table:table-cell office:value-type="float" office:value="383" calcext:value-type="float">
            <text:p>383</text:p>
          </table:table-cell>
          <table:table-cell office:value-type="float" office:value="399" calcext:value-type="float">
            <text:p>399</text:p>
          </table:table-cell>
          <table:table-cell office:value-type="float" office:value="416" calcext:value-type="float">
            <text:p>416</text:p>
          </table:table-cell>
          <table:table-cell office:value-type="float" office:value="428" calcext:value-type="float">
            <text:p>428</text:p>
          </table:table-cell>
          <table:table-cell office:value-type="float" office:value="433" calcext:value-type="float">
            <text:p>433</text:p>
          </table:table-cell>
          <table:table-cell office:value-type="float" office:value="441" calcext:value-type="float">
            <text:p>441</text:p>
          </table:table-cell>
          <table:table-cell office:value-type="float" office:value="449" calcext:value-type="float">
            <text:p>449</text:p>
          </table:table-cell>
          <table:table-cell office:value-type="float" office:value="470" calcext:value-type="float">
            <text:p>470</text:p>
          </table:table-cell>
          <table:table-cell office:value-type="float" office:value="510" calcext:value-type="float">
            <text:p>510</text:p>
          </table:table-cell>
          <table:table-cell office:value-type="float" office:value="546" calcext:value-type="float">
            <text:p>546</text:p>
          </table:table-cell>
        </table:table-row>
      </table:table>
      <table:table table:name="Modules per year" table:style-name="ta2">
        <office:forms form:automatic-focus="false" form:apply-design-mode="false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modulo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9" office:value-type="string" calcext:value-type="string">
            <text:p>X</text:p>
          </table:table-cell>
        </table:table-row>
      </table:table>
      <table:table table:name="Files per module" table:style-name="ta2">
        <office:forms form:automatic-focus="false" form:apply-design-mode="false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File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ho01-2014-100.sa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ho01-2015-100.sav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ho01-2016-100.sav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ho01-2018-100.sav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ho01-2019-100.sav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ho01-2020-100.sav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ho01-2021-100.sav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ho01-2022-100.sav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ho01-2023-100.sa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ho01-2014-200.sa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ho01-2015-200.sav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ho01-2016-200.sav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ho01-2018-200.sav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ho01-2019-200.sav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ho01-2020-200.sav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ho01-2021-200.sav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ho01-2022-200.sav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ho01-2023-200.sa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ho01a-2014-300.sa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ho01A-2015-300.sav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ho01A-2016-300.sav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ho01a-2018-300.sav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ho01A-2019-300.sav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ho01A-2020-300.sav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ho01A-2021-300.sav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ho01A-2022-300.sav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ho01A-2023-300.sa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ho01a-2014-400.sav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ho01A-2015-400.sav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ho01A-2016-400.sav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ho01a-2018-400.sav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ho01A-2019-400.sav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ho01A-2020-400.sav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ho01A-2021-400.sav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ho01A-2022-400.sav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ho01A-2023-400.sa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aho01a-2014-500.sav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aho01A-2015-500.sav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aho01a-2016-500.sav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aho01a-2018-500.sav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aho01a-2019-500.sav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aho01A-2020-500.sav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aho01A-2021-500.sav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aho01a-2022-500.sav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aho01a-2023-500.sa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ho01-2014-601.sav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ho01-2015-601.sav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ho01-2016-601.sav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ho01-2018-601.sav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ho01-2019-601.sav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ho01-2020-601.sav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ho01-2021-601.sav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ho01-2022-601.sav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ho01-2023-601.sa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ho01-2014-602.sav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ho01-2015-602.sav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ho01-2016-602.sav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ho01-2018-602.sav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ho01-2019-602.sav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ho01-2020-602.sav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ho01-2021-602.sav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ho01-2022-602.sav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ho01-2023-602.sav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ho01-2014-603.sav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ho01-2015-603.sav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ho01-2016-603.sav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ho01-2018-603.sav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ho01-2019-603.sav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ho01-2020-603.sav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ho01-2021-603.sav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ho01-2022-603.sav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23" calcext:value-type="float">
            <text:p>20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ho01-2023-603.sav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aho01-2014-604.sav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aho01-2015-604.sav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aho01-2016-604.sav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aho01-2018-604.sav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aho01-2019-604.sav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aho01-2020-604.sav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aho01-2021-604.sav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aho01-2022-604.sav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23" calcext:value-type="float">
            <text:p>20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aho01-2023-604.sav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aho01-2014-605.sav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aho01-2015-605.sav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aho01-2016-605.sav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aho01-2018-605.sav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aho01-2019-605.sav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aho01-2020-605.sav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21" calcext:value-type="float">
            <text:p>2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aho01-2021-605.sav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aho01-2022-605.sav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23" calcext:value-type="float">
            <text:p>20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aho01-2023-605.sa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aho01-2014-606.sav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aho01-2015-606.sav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aho01-2016-606.sav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aho01-2018-606.sav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aho01-2019-606.sav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aho01-2020-606.sav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aho01-2021-606.sav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aho01-2022-606.sav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23" calcext:value-type="float">
            <text:p>20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aho01-2023-606.sa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aho01-2014-607.sav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aho01-2015-607.sav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aho01-2016-607.sav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aho01-2018-607.sav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aho01-2019-607.sav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aho01-2020-607.sav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21" calcext:value-type="float">
            <text:p>20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aho01-2021-607.sav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22" calcext:value-type="float">
            <text:p>20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aho01-2022-607.sav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23" calcext:value-type="float">
            <text:p>20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aho01-2023-607.sa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ho01-2014-609.sav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ho01-2015-609.sav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ho01-2016-609.sav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ho01-2018-609.sav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ho01-2019-609.sav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20" calcext:value-type="float">
            <text:p>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ho01-2020-609.sav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21" calcext:value-type="float">
            <text:p>20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ho01-2021-609.sav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22" calcext:value-type="float">
            <text:p>20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ho01-2022-609.sav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23" calcext:value-type="float">
            <text:p>20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ho01-2023-609.sa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ho01-2014-610.sav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ho01-2015-610.sav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ho01-2016-610.sav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ho01-2018-610.sav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ho01-2019-610.sav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ho01-2020-610.sav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21" calcext:value-type="float">
            <text:p>20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ho01-2021-610.sav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22" calcext:value-type="float">
            <text:p>20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ho01-2022-610.sav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23" calcext:value-type="float">
            <text:p>20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ho01-2023-610.sav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aho01-2014-611.sav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aho01-2015-611.sav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aho01-2016-611.sav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aho01-2018-611.sav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aho01-2019-611.sav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aho01-2020-611.sav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21" calcext:value-type="float">
            <text:p>20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aho01-2021-611.sav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22" calcext:value-type="float">
            <text:p>20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aho01-2022-611.sav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23" calcext:value-type="float">
            <text:p>20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aho01-2023-611.sav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aho01-2014-612.sav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aho01-2015-612.sav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aho01-2016-612.sav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aho01-2018-612.sav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aho01-2019-612.sav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20" calcext:value-type="float">
            <text:p>20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aho01-2020-612.sav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1" calcext:value-type="float">
            <text:p>20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aho01-2021-612.sav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22" calcext:value-type="float">
            <text:p>20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aho01-2022-612.sav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023" calcext:value-type="float">
            <text:p>20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aho01-2023-612.sav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naho02-2014-2100.sav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naho02-2015-2000.sav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naho02-2016-2100.sav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naho02-2018-2100.sav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naho02-2019-2000.sav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20" calcext:value-type="float">
            <text:p>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naho02-2020-2100.sav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21" calcext:value-type="float">
            <text:p>20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naho02-2021-2100.sav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22" calcext:value-type="float">
            <text:p>20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naho02-2022-2100.sav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23" calcext:value-type="float">
            <text:p>20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naho02-2023-2100.sav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aho02-2014-2200.sav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aho02-2015-2200.sav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aho02-2016-2200.sav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aho02-2018-2200.sav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aho02-2019-2200.sav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aho02-2020-2200.sav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21" calcext:value-type="float">
            <text:p>20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aho02-2021-2200.sav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22" calcext:value-type="float">
            <text:p>20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aho02-2022-2200.sav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23" calcext:value-type="float">
            <text:p>20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aho02-2023-2200.sav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aho02-2014-2300.sav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aho02-2015-2300.sav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aho02-2016-2300.sav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aho02-2018-2300.sav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aho02-2019-2300.sav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aho02-2020-2300.sav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21" calcext:value-type="float">
            <text:p>20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aho02-2021-2300.sav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22" calcext:value-type="float">
            <text:p>20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aho02-2022-2300.sav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23" calcext:value-type="float">
            <text:p>20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aho02-2023-2300.sav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aho02-2014-2400.sav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aho02-2015-2400.sav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aho02-2016-2400.sav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aho02-2018-2400.sav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aho02-2019-2400.sav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20" calcext:value-type="float">
            <text:p>2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aho02-2020-2400.sav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21" calcext:value-type="float">
            <text:p>20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aho02-2021-2400.sav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22" calcext:value-type="float">
            <text:p>20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aho02-2022-2400.sav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23" calcext:value-type="float">
            <text:p>20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aho02-2023-2400.sav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naho02-2014-2500.sav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naho02-2015-2500.sav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naho02-2016-2500.sav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naho02-2018-2500.sav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naho02-2019-2500.sav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naho02-2020-2500.sav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21" calcext:value-type="float">
            <text:p>20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naho02-2021-2500.sav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22" calcext:value-type="float">
            <text:p>20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naho02-2022-2500.sav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23" calcext:value-type="float">
            <text:p>20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naho02-2023-2500.sav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naho02-2014-2600.sav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naho02-2015-2600.sav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naho02-2016-2600.sav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naho02-2018-2600.sav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naho02-2019-2600.sav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naho02-2020-2600.sav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21" calcext:value-type="float">
            <text:p>20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naho02-2021-2600.sav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22" calcext:value-type="float">
            <text:p>20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naho02-2022-2600.sav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23" calcext:value-type="float">
            <text:p>20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naho02-2023-2600.sav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aho02-2014-2700.sav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aho02-2015-2700.sav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aho02-2016-2700.sav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aho02-2018-2700.sav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aho02-2019-2700.sav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20" calcext:value-type="float">
            <text:p>20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aho02-2020-2700.sav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21" calcext:value-type="float">
            <text:p>20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aho02-2021-2700.sav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22" calcext:value-type="float">
            <text:p>20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aho02-2022-2700.sav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023" calcext:value-type="float">
            <text:p>20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aho02-2023-2700.sav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UMARIA-2014.sav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UMARIA-2015.sav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umaria-2016-12g.sav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umaria-2018-12g.sav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19" calcext:value-type="float">
            <text:p>20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umaria-2019.sav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20" calcext:value-type="float">
            <text:p>20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umaria-2020.sav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21" calcext:value-type="float">
            <text:p>20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umaria-2021-12g.sav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22" calcext:value-type="float">
            <text:p>20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umaria-2022.sav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23" calcext:value-type="float">
            <text:p>20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umaria-2023-12g.sav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naho01-2014-700.sav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naho01-2015-700.sav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naho01-2016-700.sav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18" calcext:value-type="float">
            <text:p>20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naho01-2018-700.sav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19" calcext:value-type="float">
            <text:p>20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naho01-2019-700.sav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20" calcext:value-type="float">
            <text:p>20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naho01-2020-700.sav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21" calcext:value-type="float">
            <text:p>20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naho01-2021-700.sav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22" calcext:value-type="float">
            <text:p>20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naho01-2022-700.sav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23" calcext:value-type="float">
            <text:p>20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naho01-2023-700.sa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aho04-2014-5-Preg-25.sav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5" calcext:value-type="float">
            <text:p>20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aho04-2015-2-Preg-14-a-22.sav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16" calcext:value-type="float">
            <text:p>201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aho04-2016-2-Preg-14-a-22.sav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18" calcext:value-type="float">
            <text:p>201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aho04-2018-5-Preg-25.sav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19" calcext:value-type="float">
            <text:p>20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aho04-2019-2-Preg-14-a-22.sav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20" calcext:value-type="float">
            <text:p>20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aho04-2020-1-Preg-1-a-13.sav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21" calcext:value-type="float">
            <text:p>202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aho04-2021-1-Preg-1-a-13.sav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22" calcext:value-type="float">
            <text:p>202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aho04-2022-4-Preg-24.sav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23" calcext:value-type="float">
            <text:p>202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aho04-2023-2-Preg-14-a-22.sav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naho01-2014-606d.sav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5" calcext:value-type="float">
            <text:p>20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naho01-2015-606D.sav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16" calcext:value-type="float">
            <text:p>201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naho01-2016-606d.sav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18" calcext:value-type="float">
            <text:p>201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naho01-2018-606D.sav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19" calcext:value-type="float">
            <text:p>201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naho01-2019-606D.sav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20" calcext:value-type="float">
            <text:p>202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naho01-2020-606D.sav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21" calcext:value-type="float">
            <text:p>20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naho01-2021-606D.sav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22" calcext:value-type="float">
            <text:p>202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naho01-2022-606D.sav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23" calcext:value-type="float">
            <text:p>202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naho01-2023-606D.sav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naho01-2014-800a.sav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5" calcext:value-type="float">
            <text:p>201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naho01-2015-800A.sav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16" calcext:value-type="float">
            <text:p>201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naho01-2016-800a.sav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18" calcext:value-type="float">
            <text:p>201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naho01-2018-800B.sav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19" calcext:value-type="float">
            <text:p>201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naho01-2019-800A.sav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20" calcext:value-type="float">
            <text:p>202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naho01-2020-800B.sav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21" calcext:value-type="float">
            <text:p>20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naho01-2021-800B.sav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22" calcext:value-type="float">
            <text:p>202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naho01-2022-800A.sav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23" calcext:value-type="float">
            <text:p>202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naho01-2023-800B.sav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4" calcext:value-type="float">
            <text:p>201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aho01B-2014-2.sav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15" calcext:value-type="float">
            <text:p>20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aho01B-2015-1.sav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16" calcext:value-type="float">
            <text:p>201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aho01B-2016-1.sav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18" calcext:value-type="float">
            <text:p>201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aho01B-2018-1.sav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19" calcext:value-type="float">
            <text:p>201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aho01B-2019-1.sav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20" calcext:value-type="float">
            <text:p>20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aho01B-2020-1.sav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21" calcext:value-type="float">
            <text:p>202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aho01B-2021-1.sav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22" calcext:value-type="float">
            <text:p>202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aho01B-2022-1.sav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23" calcext:value-type="float">
            <text:p>202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aho01B-2023-1.sav</text:p>
          </table:table-cell>
        </table:table-row>
      </table:table>
      <table:table table:name="Cols per year-module" table:style-name="ta2">
        <office:forms form:automatic-focus="false" form:apply-design-mode="false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modulo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23" calcext:value-type="float">
            <text:p>323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24" calcext:value-type="float">
            <text:p>32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float" office:value="568" calcext:value-type="float">
            <text:p>568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9" calcext:value-type="float">
            <text:p>429</text:p>
          </table:table-cell>
          <table:table-cell office:value-type="float" office:value="432" calcext:value-type="float">
            <text:p>432</text:p>
          </table:table-cell>
          <table:table-cell office:value-type="float" office:value="769" calcext:value-type="float">
            <text:p>769</text:p>
          </table:table-cell>
          <table:table-cell office:value-type="float" office:value="910" calcext:value-type="float">
            <text:p>910</text:p>
          </table:table-cell>
          <table:table-cell office:value-type="float" office:value="899" calcext:value-type="float">
            <text:p>899</text:p>
          </table:table-cell>
          <table:table-cell office:value-type="float" office:value="1052" calcext:value-type="float">
            <text:p>1052</text:p>
          </table:table-cell>
          <table:table-cell office:value-type="float" office:value="984" calcext:value-type="float">
            <text:p>984</text:p>
          </table:table-cell>
          <table:table-cell office:value-type="float" office:value="977" calcext:value-type="float">
            <text:p>9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794" calcext:value-type="float">
            <text:p>794</text:p>
          </table:table-cell>
          <table:table-cell office:value-type="float" office:value="790" calcext:value-type="float">
            <text:p>790</text:p>
          </table:table-cell>
          <table:table-cell office:value-type="float" office:value="1348" calcext:value-type="float">
            <text:p>1348</text:p>
          </table:table-cell>
          <table:table-cell office:value-type="float" office:value="1355" calcext:value-type="float">
            <text:p>1355</text:p>
          </table:table-cell>
          <table:table-cell office:value-type="float" office:value="1414" calcext:value-type="float">
            <text:p>1414</text:p>
          </table:table-cell>
          <table:table-cell office:value-type="float" office:value="1459" calcext:value-type="float">
            <text:p>1459</text:p>
          </table:table-cell>
          <table:table-cell office:value-type="float" office:value="1445" calcext:value-type="float">
            <text:p>1445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87" calcext:value-type="float">
            <text:p>187</text:p>
          </table:table-cell>
          <table:table-cell office:value-type="float" office:value="231" calcext:value-type="float">
            <text:p>231</text:p>
          </table:table-cell>
          <table:table-cell office:value-type="float" office:value="158" calcext:value-type="float">
            <text:p>158</text:p>
          </table:table-cell>
          <table:table-cell office:value-type="float" office:value="179" calcext:value-type="float">
            <text:p>179</text:p>
          </table:table-cell>
          <table:table-cell office:value-type="float" office:value="266" calcext:value-type="float">
            <text:p>266</text:p>
          </table:table-cell>
          <table:table-cell office:value-type="float" office:value="167" calcext:value-type="float">
            <text:p>16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9" calcext:value-type="float">
            <text:p>329</text:p>
          </table:table-cell>
        </table:table-row>
      </table:table>
      <table:table table:name="Rows per year-module" table:style-name="ta2">
        <office:forms form:automatic-focus="false" form:apply-design-mode="false"/>
        <table:table-column table:style-name="co4" table:default-cell-style-name="Default"/>
        <table:table-column table:style-name="co4" table:number-columns-repeated="9" table:default-cell-style-name="ce9"/>
        <table:table-row table:style-name="ro1">
          <table:table-cell office:value-type="string" calcext:value-type="string">
            <text:p>modulo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25" calcext:value-type="float">
            <text:p>40,125</text:p>
          </table:table-cell>
          <table:table-cell office:value-type="float" office:value="39863" calcext:value-type="float">
            <text:p>39,863</text:p>
          </table:table-cell>
          <table:table-cell office:value-type="float" office:value="44919" calcext:value-type="float">
            <text:p>44,919</text:p>
          </table:table-cell>
          <table:table-cell office:value-type="float" office:value="47700" calcext:value-type="float">
            <text:p>47,700</text:p>
          </table:table-cell>
          <table:table-cell office:value-type="float" office:value="43868" calcext:value-type="float">
            <text:p>43,868</text:p>
          </table:table-cell>
          <table:table-cell office:value-type="float" office:value="53423" calcext:value-type="float">
            <text:p>53,423</text:p>
          </table:table-cell>
          <table:table-cell office:value-type="float" office:value="43524" calcext:value-type="float">
            <text:p>43,524</text:p>
          </table:table-cell>
          <table:table-cell office:value-type="float" office:value="44122" calcext:value-type="float">
            <text:p>44,122</text:p>
          </table:table-cell>
          <table:table-cell office:value-type="float" office:value="44378" calcext:value-type="float">
            <text:p>44,3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154" calcext:value-type="float">
            <text:p>124,154</text:p>
          </table:table-cell>
          <table:table-cell office:value-type="float" office:value="127474" calcext:value-type="float">
            <text:p>127,474</text:p>
          </table:table-cell>
          <table:table-cell office:value-type="float" office:value="138427" calcext:value-type="float">
            <text:p>138,427</text:p>
          </table:table-cell>
          <table:table-cell office:value-type="float" office:value="139657" calcext:value-type="float">
            <text:p>139,657</text:p>
          </table:table-cell>
          <table:table-cell office:value-type="float" office:value="128276" calcext:value-type="float">
            <text:p>128,276</text:p>
          </table:table-cell>
          <table:table-cell office:value-type="float" office:value="126831" calcext:value-type="float">
            <text:p>126,831</text:p>
          </table:table-cell>
          <table:table-cell office:value-type="float" office:value="121067" calcext:value-type="float">
            <text:p>121,067</text:p>
          </table:table-cell>
          <table:table-cell office:value-type="float" office:value="121253" calcext:value-type="float">
            <text:p>121,253</text:p>
          </table:table-cell>
          <table:table-cell office:value-type="float" office:value="119747" calcext:value-type="float">
            <text:p>119,7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741" calcext:value-type="float">
            <text:p>111,741</text:p>
          </table:table-cell>
          <table:table-cell office:value-type="float" office:value="113605" calcext:value-type="float">
            <text:p>113,605</text:p>
          </table:table-cell>
          <table:table-cell office:value-type="float" office:value="125139" calcext:value-type="float">
            <text:p>125,139</text:p>
          </table:table-cell>
          <table:table-cell office:value-type="float" office:value="126761" calcext:value-type="float">
            <text:p>126,761</text:p>
          </table:table-cell>
          <table:table-cell office:value-type="float" office:value="116590" calcext:value-type="float">
            <text:p>116,590</text:p>
          </table:table-cell>
          <table:table-cell office:value-type="float" office:value="115777" calcext:value-type="float">
            <text:p>115,777</text:p>
          </table:table-cell>
          <table:table-cell office:value-type="float" office:value="109867" calcext:value-type="float">
            <text:p>109,867</text:p>
          </table:table-cell>
          <table:table-cell office:value-type="float" office:value="110257" calcext:value-type="float">
            <text:p>110,257</text:p>
          </table:table-cell>
          <table:table-cell office:value-type="float" office:value="108354" calcext:value-type="float">
            <text:p>108,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903" calcext:value-type="float">
            <text:p>116,903</text:p>
          </table:table-cell>
          <table:table-cell office:value-type="float" office:value="119515" calcext:value-type="float">
            <text:p>119,515</text:p>
          </table:table-cell>
          <table:table-cell office:value-type="float" office:value="131280" calcext:value-type="float">
            <text:p>131,280</text:p>
          </table:table-cell>
          <table:table-cell office:value-type="float" office:value="132355" calcext:value-type="float">
            <text:p>132,355</text:p>
          </table:table-cell>
          <table:table-cell office:value-type="float" office:value="121623" calcext:value-type="float">
            <text:p>121,623</text:p>
          </table:table-cell>
          <table:table-cell office:value-type="float" office:value="120346" calcext:value-type="float">
            <text:p>120,346</text:p>
          </table:table-cell>
          <table:table-cell office:value-type="float" office:value="114239" calcext:value-type="float">
            <text:p>114,239</text:p>
          </table:table-cell>
          <table:table-cell office:value-type="float" office:value="114709" calcext:value-type="float">
            <text:p>114,709</text:p>
          </table:table-cell>
          <table:table-cell office:value-type="float" office:value="112530" calcext:value-type="float">
            <text:p>112,5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871" calcext:value-type="float">
            <text:p>87,871</text:p>
          </table:table-cell>
          <table:table-cell office:value-type="float" office:value="88084" calcext:value-type="float">
            <text:p>88,084</text:p>
          </table:table-cell>
          <table:table-cell office:value-type="float" office:value="97422" calcext:value-type="float">
            <text:p>97,422</text:p>
          </table:table-cell>
          <table:table-cell office:value-type="float" office:value="99646" calcext:value-type="float">
            <text:p>99,646</text:p>
          </table:table-cell>
          <table:table-cell office:value-type="float" office:value="92094" calcext:value-type="float">
            <text:p>92,094</text:p>
          </table:table-cell>
          <table:table-cell office:value-type="float" office:value="91315" calcext:value-type="float">
            <text:p>91,315</text:p>
          </table:table-cell>
          <table:table-cell office:value-type="float" office:value="86806" calcext:value-type="float">
            <text:p>86,806</text:p>
          </table:table-cell>
          <table:table-cell office:value-type="float" office:value="87661" calcext:value-type="float">
            <text:p>87,661</text:p>
          </table:table-cell>
          <table:table-cell office:value-type="float" office:value="86654" calcext:value-type="float">
            <text:p>86,6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29403" calcext:value-type="float">
            <text:p>8,229,403</text:p>
          </table:table-cell>
          <table:table-cell office:value-type="float" office:value="8614527" calcext:value-type="float">
            <text:p>8,614,527</text:p>
          </table:table-cell>
          <table:table-cell office:value-type="float" office:value="9610345" calcext:value-type="float">
            <text:p>9,610,345</text:p>
          </table:table-cell>
          <table:table-cell office:value-type="float" office:value="10111992" calcext:value-type="float">
            <text:p>10,111,992</text:p>
          </table:table-cell>
          <table:table-cell office:value-type="float" office:value="9370329" calcext:value-type="float">
            <text:p>9,370,329</text:p>
          </table:table-cell>
          <table:table-cell office:value-type="float" office:value="9331520" calcext:value-type="float">
            <text:p>9,331,520</text:p>
          </table:table-cell>
          <table:table-cell office:value-type="float" office:value="9303526" calcext:value-type="float">
            <text:p>9,303,526</text:p>
          </table:table-cell>
          <table:table-cell office:value-type="float" office:value="9259059" calcext:value-type="float">
            <text:p>9,259,059</text:p>
          </table:table-cell>
          <table:table-cell office:value-type="float" office:value="9149574" calcext:value-type="float">
            <text:p>9,149,5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5936" calcext:value-type="float">
            <text:p>215,936</text:p>
          </table:table-cell>
          <table:table-cell office:value-type="float" office:value="225316" calcext:value-type="float">
            <text:p>225,316</text:p>
          </table:table-cell>
          <table:table-cell office:value-type="float" office:value="250495" calcext:value-type="float">
            <text:p>250,495</text:p>
          </table:table-cell>
          <table:table-cell office:value-type="float" office:value="262234" calcext:value-type="float">
            <text:p>262,234</text:p>
          </table:table-cell>
          <table:table-cell office:value-type="float" office:value="241955" calcext:value-type="float">
            <text:p>241,955</text:p>
          </table:table-cell>
          <table:table-cell office:value-type="float" office:value="241430" calcext:value-type="float">
            <text:p>241,430</text:p>
          </table:table-cell>
          <table:table-cell office:value-type="float" office:value="239715" calcext:value-type="float">
            <text:p>239,715</text:p>
          </table:table-cell>
          <table:table-cell office:value-type="float" office:value="470227" calcext:value-type="float">
            <text:p>470,227</text:p>
          </table:table-cell>
          <table:table-cell office:value-type="float" office:value="542176" calcext:value-type="float">
            <text:p>542,1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2720" calcext:value-type="float">
            <text:p>462,720</text:p>
          </table:table-cell>
          <table:table-cell office:value-type="float" office:value="482820" calcext:value-type="float">
            <text:p>482,820</text:p>
          </table:table-cell>
          <table:table-cell office:value-type="float" office:value="536775" calcext:value-type="float">
            <text:p>536,775</text:p>
          </table:table-cell>
          <table:table-cell office:value-type="float" office:value="561930" calcext:value-type="float">
            <text:p>561,930</text:p>
          </table:table-cell>
          <table:table-cell office:value-type="float" office:value="518475" calcext:value-type="float">
            <text:p>518,475</text:p>
          </table:table-cell>
          <table:table-cell office:value-type="float" office:value="517350" calcext:value-type="float">
            <text:p>517,350</text:p>
          </table:table-cell>
          <table:table-cell office:value-type="float" office:value="513675" calcext:value-type="float">
            <text:p>513,675</text:p>
          </table:table-cell>
          <table:table-cell office:value-type="float" office:value="513195" calcext:value-type="float">
            <text:p>513,195</text:p>
          </table:table-cell>
          <table:table-cell office:value-type="float" office:value="508290" calcext:value-type="float">
            <text:p>508,2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1024" calcext:value-type="float">
            <text:p>401,024</text:p>
          </table:table-cell>
          <table:table-cell office:value-type="float" office:value="418444" calcext:value-type="float">
            <text:p>418,444</text:p>
          </table:table-cell>
          <table:table-cell office:value-type="float" office:value="465205" calcext:value-type="float">
            <text:p>465,205</text:p>
          </table:table-cell>
          <table:table-cell office:value-type="float" office:value="487006" calcext:value-type="float">
            <text:p>487,006</text:p>
          </table:table-cell>
          <table:table-cell office:value-type="float" office:value="449345" calcext:value-type="float">
            <text:p>449,345</text:p>
          </table:table-cell>
          <table:table-cell office:value-type="float" office:value="448370" calcext:value-type="float">
            <text:p>448,370</text:p>
          </table:table-cell>
          <table:table-cell office:value-type="float" office:value="445185" calcext:value-type="float">
            <text:p>445,185</text:p>
          </table:table-cell>
          <table:table-cell office:value-type="float" office:value="444769" calcext:value-type="float">
            <text:p>444,769</text:p>
          </table:table-cell>
          <table:table-cell office:value-type="float" office:value="440518" calcext:value-type="float">
            <text:p>440,5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6784" calcext:value-type="float">
            <text:p>246,784</text:p>
          </table:table-cell>
          <table:table-cell office:value-type="float" office:value="257504" calcext:value-type="float">
            <text:p>257,504</text:p>
          </table:table-cell>
          <table:table-cell office:value-type="float" office:value="286280" calcext:value-type="float">
            <text:p>286,280</text:p>
          </table:table-cell>
          <table:table-cell office:value-type="float" office:value="299696" calcext:value-type="float">
            <text:p>299,696</text:p>
          </table:table-cell>
          <table:table-cell office:value-type="float" office:value="276520" calcext:value-type="float">
            <text:p>276,520</text:p>
          </table:table-cell>
          <table:table-cell office:value-type="float" office:value="275920" calcext:value-type="float">
            <text:p>275,920</text:p>
          </table:table-cell>
          <table:table-cell office:value-type="float" office:value="273960" calcext:value-type="float">
            <text:p>273,960</text:p>
          </table:table-cell>
          <table:table-cell office:value-type="float" office:value="273704" calcext:value-type="float">
            <text:p>273,704</text:p>
          </table:table-cell>
          <table:table-cell office:value-type="float" office:value="271088" calcext:value-type="float">
            <text:p>271,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6784" calcext:value-type="float">
            <text:p>246,784</text:p>
          </table:table-cell>
          <table:table-cell office:value-type="float" office:value="257504" calcext:value-type="float">
            <text:p>257,504</text:p>
          </table:table-cell>
          <table:table-cell office:value-type="float" office:value="286280" calcext:value-type="float">
            <text:p>286,280</text:p>
          </table:table-cell>
          <table:table-cell office:value-type="float" office:value="299696" calcext:value-type="float">
            <text:p>299,696</text:p>
          </table:table-cell>
          <table:table-cell office:value-type="float" office:value="276520" calcext:value-type="float">
            <text:p>276,520</text:p>
          </table:table-cell>
          <table:table-cell office:value-type="float" office:value="275920" calcext:value-type="float">
            <text:p>275,920</text:p>
          </table:table-cell>
          <table:table-cell office:value-type="float" office:value="308205" calcext:value-type="float">
            <text:p>308,205</text:p>
          </table:table-cell>
          <table:table-cell office:value-type="float" office:value="307915" calcext:value-type="float">
            <text:p>307,915</text:p>
          </table:table-cell>
          <table:table-cell office:value-type="float" office:value="304974" calcext:value-type="float">
            <text:p>304,9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5936" calcext:value-type="float">
            <text:p>215,936</text:p>
          </table:table-cell>
          <table:table-cell office:value-type="float" office:value="225316" calcext:value-type="float">
            <text:p>225,316</text:p>
          </table:table-cell>
          <table:table-cell office:value-type="float" office:value="250495" calcext:value-type="float">
            <text:p>250,495</text:p>
          </table:table-cell>
          <table:table-cell office:value-type="float" office:value="262234" calcext:value-type="float">
            <text:p>262,234</text:p>
          </table:table-cell>
          <table:table-cell office:value-type="float" office:value="241955" calcext:value-type="float">
            <text:p>241,955</text:p>
          </table:table-cell>
          <table:table-cell office:value-type="float" office:value="241430" calcext:value-type="float">
            <text:p>241,430</text:p>
          </table:table-cell>
          <table:table-cell office:value-type="float" office:value="239715" calcext:value-type="float">
            <text:p>239,715</text:p>
          </table:table-cell>
          <table:table-cell office:value-type="float" office:value="239491" calcext:value-type="float">
            <text:p>239,491</text:p>
          </table:table-cell>
          <table:table-cell office:value-type="float" office:value="237202" calcext:value-type="float">
            <text:p>237,2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7632" calcext:value-type="float">
            <text:p>277,632</text:p>
          </table:table-cell>
          <table:table-cell office:value-type="float" office:value="289692" calcext:value-type="float">
            <text:p>289,692</text:p>
          </table:table-cell>
          <table:table-cell office:value-type="float" office:value="322065" calcext:value-type="float">
            <text:p>322,065</text:p>
          </table:table-cell>
          <table:table-cell office:value-type="float" office:value="337158" calcext:value-type="float">
            <text:p>337,158</text:p>
          </table:table-cell>
          <table:table-cell office:value-type="float" office:value="311085" calcext:value-type="float">
            <text:p>311,085</text:p>
          </table:table-cell>
          <table:table-cell office:value-type="float" office:value="310410" calcext:value-type="float">
            <text:p>310,410</text:p>
          </table:table-cell>
          <table:table-cell office:value-type="float" office:value="308205" calcext:value-type="float">
            <text:p>308,205</text:p>
          </table:table-cell>
          <table:table-cell office:value-type="float" office:value="307917" calcext:value-type="float">
            <text:p>307,917</text:p>
          </table:table-cell>
          <table:table-cell office:value-type="float" office:value="304974" calcext:value-type="float">
            <text:p>304,9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088" calcext:value-type="float">
            <text:p>185,088</text:p>
          </table:table-cell>
          <table:table-cell office:value-type="float" office:value="193128" calcext:value-type="float">
            <text:p>193,128</text:p>
          </table:table-cell>
          <table:table-cell office:value-type="float" office:value="214710" calcext:value-type="float">
            <text:p>214,710</text:p>
          </table:table-cell>
          <table:table-cell office:value-type="float" office:value="224772" calcext:value-type="float">
            <text:p>224,772</text:p>
          </table:table-cell>
          <table:table-cell office:value-type="float" office:value="207390" calcext:value-type="float">
            <text:p>207,390</text:p>
          </table:table-cell>
          <table:table-cell office:value-type="float" office:value="206940" calcext:value-type="float">
            <text:p>206,940</text:p>
          </table:table-cell>
          <table:table-cell office:value-type="float" office:value="205470" calcext:value-type="float">
            <text:p>205,470</text:p>
          </table:table-cell>
          <table:table-cell office:value-type="float" office:value="205278" calcext:value-type="float">
            <text:p>205,278</text:p>
          </table:table-cell>
          <table:table-cell office:value-type="float" office:value="203316" calcext:value-type="float">
            <text:p>203,3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9328" calcext:value-type="float">
            <text:p>339,328</text:p>
          </table:table-cell>
          <table:table-cell office:value-type="float" office:value="354068" calcext:value-type="float">
            <text:p>354,068</text:p>
          </table:table-cell>
          <table:table-cell office:value-type="float" office:value="393635" calcext:value-type="float">
            <text:p>393,635</text:p>
          </table:table-cell>
          <table:table-cell office:value-type="float" office:value="412082" calcext:value-type="float">
            <text:p>412,082</text:p>
          </table:table-cell>
          <table:table-cell office:value-type="float" office:value="380215" calcext:value-type="float">
            <text:p>380,215</text:p>
          </table:table-cell>
          <table:table-cell office:value-type="float" office:value="379390" calcext:value-type="float">
            <text:p>379,390</text:p>
          </table:table-cell>
          <table:table-cell office:value-type="float" office:value="376695" calcext:value-type="float">
            <text:p>376,695</text:p>
          </table:table-cell>
          <table:table-cell office:value-type="float" office:value="376343" calcext:value-type="float">
            <text:p>376,343</text:p>
          </table:table-cell>
          <table:table-cell office:value-type="float" office:value="372746" calcext:value-type="float">
            <text:p>372,7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2048" calcext:value-type="float">
            <text:p>802,048</text:p>
          </table:table-cell>
          <table:table-cell office:value-type="float" office:value="836888" calcext:value-type="float">
            <text:p>836,888</text:p>
          </table:table-cell>
          <table:table-cell office:value-type="float" office:value="930410" calcext:value-type="float">
            <text:p>930,410</text:p>
          </table:table-cell>
          <table:table-cell office:value-type="float" office:value="974012" calcext:value-type="float">
            <text:p>974,012</text:p>
          </table:table-cell>
          <table:table-cell office:value-type="float" office:value="898690" calcext:value-type="float">
            <text:p>898,690</text:p>
          </table:table-cell>
          <table:table-cell office:value-type="float" office:value="896740" calcext:value-type="float">
            <text:p>896,740</text:p>
          </table:table-cell>
          <table:table-cell office:value-type="float" office:value="890370" calcext:value-type="float">
            <text:p>890,370</text:p>
          </table:table-cell>
          <table:table-cell office:value-type="float" office:value="957964" calcext:value-type="float">
            <text:p>957,964</text:p>
          </table:table-cell>
          <table:table-cell office:value-type="float" office:value="948808" calcext:value-type="float">
            <text:p>948,8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224" calcext:value-type="float">
            <text:p>81,224</text:p>
          </table:table-cell>
          <table:table-cell office:value-type="float" office:value="13555" calcext:value-type="float">
            <text:p>13,555</text:p>
          </table:table-cell>
          <table:table-cell office:value-type="float" office:value="85805" calcext:value-type="float">
            <text:p>85,805</text:p>
          </table:table-cell>
          <table:table-cell office:value-type="float" office:value="94131" calcext:value-type="float">
            <text:p>94,131</text:p>
          </table:table-cell>
          <table:table-cell office:value-type="float" office:value="14356" calcext:value-type="float">
            <text:p>14,356</text:p>
          </table:table-cell>
          <table:table-cell office:value-type="float" office:value="42472" calcext:value-type="float">
            <text:p>42,472</text:p>
          </table:table-cell>
          <table:table-cell office:value-type="float" office:value="78029" calcext:value-type="float">
            <text:p>78,029</text:p>
          </table:table-cell>
          <table:table-cell office:value-type="float" office:value="80480" calcext:value-type="float">
            <text:p>80,480</text:p>
          </table:table-cell>
          <table:table-cell office:value-type="float" office:value="77761" calcext:value-type="float">
            <text:p>77,7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139" calcext:value-type="float">
            <text:p>32,139</text:p>
          </table:table-cell>
          <table:table-cell office:value-type="float" office:value="33479" calcext:value-type="float">
            <text:p>33,479</text:p>
          </table:table-cell>
          <table:table-cell office:value-type="float" office:value="32799" calcext:value-type="float">
            <text:p>32,799</text:p>
          </table:table-cell>
          <table:table-cell office:value-type="float" office:value="35783" calcext:value-type="float">
            <text:p>35,783</text:p>
          </table:table-cell>
          <table:table-cell office:value-type="float" office:value="33630" calcext:value-type="float">
            <text:p>33,630</text:p>
          </table:table-cell>
          <table:table-cell office:value-type="float" office:value="16048" calcext:value-type="float">
            <text:p>16,048</text:p>
          </table:table-cell>
          <table:table-cell office:value-type="float" office:value="30428" calcext:value-type="float">
            <text:p>30,428</text:p>
          </table:table-cell>
          <table:table-cell office:value-type="float" office:value="31545" calcext:value-type="float">
            <text:p>31,545</text:p>
          </table:table-cell>
          <table:table-cell office:value-type="float" office:value="31125" calcext:value-type="float">
            <text:p>31,1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62" calcext:value-type="float">
            <text:p>9,662</text:p>
          </table:table-cell>
          <table:table-cell office:value-type="float" office:value="9801" calcext:value-type="float">
            <text:p>9,801</text:p>
          </table:table-cell>
          <table:table-cell office:value-type="float" office:value="9378" calcext:value-type="float">
            <text:p>9,378</text:p>
          </table:table-cell>
          <table:table-cell office:value-type="float" office:value="9178" calcext:value-type="float">
            <text:p>9,178</text:p>
          </table:table-cell>
          <table:table-cell office:value-type="float" office:value="8638" calcext:value-type="float">
            <text:p>8,638</text:p>
          </table:table-cell>
          <table:table-cell office:value-type="float" office:value="4189" calcext:value-type="float">
            <text:p>4,189</text:p>
          </table:table-cell>
          <table:table-cell office:value-type="float" office:value="7748" calcext:value-type="float">
            <text:p>7,748</text:p>
          </table:table-cell>
          <table:table-cell office:value-type="float" office:value="7634" calcext:value-type="float">
            <text:p>7,634</text:p>
          </table:table-cell>
          <table:table-cell office:value-type="float" office:value="7250" calcext:value-type="float">
            <text:p>7,2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529" calcext:value-type="float">
            <text:p>11,529</text:p>
          </table:table-cell>
          <table:table-cell office:value-type="float" office:value="11913" calcext:value-type="float">
            <text:p>11,913</text:p>
          </table:table-cell>
          <table:table-cell office:value-type="float" office:value="12593" calcext:value-type="float">
            <text:p>12,593</text:p>
          </table:table-cell>
          <table:table-cell office:value-type="float" office:value="13762" calcext:value-type="float">
            <text:p>13,762</text:p>
          </table:table-cell>
          <table:table-cell office:value-type="float" office:value="12334" calcext:value-type="float">
            <text:p>12,334</text:p>
          </table:table-cell>
          <table:table-cell office:value-type="float" office:value="5998" calcext:value-type="float">
            <text:p>5,998</text:p>
          </table:table-cell>
          <table:table-cell office:value-type="float" office:value="10919" calcext:value-type="float">
            <text:p>10,919</text:p>
          </table:table-cell>
          <table:table-cell office:value-type="float" office:value="11444" calcext:value-type="float">
            <text:p>11,444</text:p>
          </table:table-cell>
          <table:table-cell office:value-type="float" office:value="11082" calcext:value-type="float">
            <text:p>11,0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877" calcext:value-type="float">
            <text:p>44,877</text:p>
          </table:table-cell>
          <table:table-cell office:value-type="float" office:value="44517" calcext:value-type="float">
            <text:p>44,517</text:p>
          </table:table-cell>
          <table:table-cell office:value-type="float" office:value="46266" calcext:value-type="float">
            <text:p>46,266</text:p>
          </table:table-cell>
          <table:table-cell office:value-type="float" office:value="49797" calcext:value-type="float">
            <text:p>49,797</text:p>
          </table:table-cell>
          <table:table-cell office:value-type="float" office:value="44633" calcext:value-type="float">
            <text:p>44,633</text:p>
          </table:table-cell>
          <table:table-cell office:value-type="float" office:value="21575" calcext:value-type="float">
            <text:p>21,575</text:p>
          </table:table-cell>
          <table:table-cell office:value-type="float" office:value="41005" calcext:value-type="float">
            <text:p>41,005</text:p>
          </table:table-cell>
          <table:table-cell office:value-type="float" office:value="42306" calcext:value-type="float">
            <text:p>42,306</text:p>
          </table:table-cell>
          <table:table-cell office:value-type="float" office:value="39687" calcext:value-type="float">
            <text:p>39,6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598" calcext:value-type="float">
            <text:p>30,598</text:p>
          </table:table-cell>
          <table:table-cell office:value-type="float" office:value="30863" calcext:value-type="float">
            <text:p>30,863</text:p>
          </table:table-cell>
          <table:table-cell office:value-type="float" office:value="31481" calcext:value-type="float">
            <text:p>31,481</text:p>
          </table:table-cell>
          <table:table-cell office:value-type="float" office:value="35014" calcext:value-type="float">
            <text:p>35,014</text:p>
          </table:table-cell>
          <table:table-cell office:value-type="float" office:value="31328" calcext:value-type="float">
            <text:p>31,328</text:p>
          </table:table-cell>
          <table:table-cell office:value-type="float" office:value="15211" calcext:value-type="float">
            <text:p>15,211</text:p>
          </table:table-cell>
          <table:table-cell office:value-type="float" office:value="28196" calcext:value-type="float">
            <text:p>28,196</text:p>
          </table:table-cell>
          <table:table-cell office:value-type="float" office:value="30201" calcext:value-type="float">
            <text:p>30,201</text:p>
          </table:table-cell>
          <table:table-cell office:value-type="float" office:value="29508" calcext:value-type="float">
            <text:p>29,5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167" calcext:value-type="float">
            <text:p>11,167</text:p>
          </table:table-cell>
          <table:table-cell office:value-type="float" office:value="11416" calcext:value-type="float">
            <text:p>11,416</text:p>
          </table:table-cell>
          <table:table-cell office:value-type="float" office:value="12041" calcext:value-type="float">
            <text:p>12,041</text:p>
          </table:table-cell>
          <table:table-cell office:value-type="float" office:value="13415" calcext:value-type="float">
            <text:p>13,415</text:p>
          </table:table-cell>
          <table:table-cell office:value-type="float" office:value="12042" calcext:value-type="float">
            <text:p>12,042</text:p>
          </table:table-cell>
          <table:table-cell office:value-type="float" office:value="5958" calcext:value-type="float">
            <text:p>5,958</text:p>
          </table:table-cell>
          <table:table-cell office:value-type="float" office:value="11147" calcext:value-type="float">
            <text:p>11,147</text:p>
          </table:table-cell>
          <table:table-cell office:value-type="float" office:value="11499" calcext:value-type="float">
            <text:p>11,499</text:p>
          </table:table-cell>
          <table:table-cell office:value-type="float" office:value="10986" calcext:value-type="float">
            <text:p>10,9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848" calcext:value-type="float">
            <text:p>30,848</text:p>
          </table:table-cell>
          <table:table-cell office:value-type="float" office:value="32188" calcext:value-type="float">
            <text:p>32,188</text:p>
          </table:table-cell>
          <table:table-cell office:value-type="float" office:value="35785" calcext:value-type="float">
            <text:p>35,785</text:p>
          </table:table-cell>
          <table:table-cell office:value-type="float" office:value="37462" calcext:value-type="float">
            <text:p>37,462</text:p>
          </table:table-cell>
          <table:table-cell office:value-type="float" office:value="34565" calcext:value-type="float">
            <text:p>34,565</text:p>
          </table:table-cell>
          <table:table-cell office:value-type="float" office:value="34490" calcext:value-type="float">
            <text:p>34,490</text:p>
          </table:table-cell>
          <table:table-cell office:value-type="float" office:value="34245" calcext:value-type="float">
            <text:p>34,245</text:p>
          </table:table-cell>
          <table:table-cell office:value-type="float" office:value="34213" calcext:value-type="float">
            <text:p>34,213</text:p>
          </table:table-cell>
          <table:table-cell office:value-type="float" office:value="33886" calcext:value-type="float">
            <text:p>33,8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848" calcext:value-type="float">
            <text:p>30,848</text:p>
          </table:table-cell>
          <table:table-cell office:value-type="float" office:value="32188" calcext:value-type="float">
            <text:p>32,188</text:p>
          </table:table-cell>
          <table:table-cell office:value-type="float" office:value="35785" calcext:value-type="float">
            <text:p>35,785</text:p>
          </table:table-cell>
          <table:table-cell office:value-type="float" office:value="37462" calcext:value-type="float">
            <text:p>37,462</text:p>
          </table:table-cell>
          <table:table-cell office:value-type="float" office:value="34565" calcext:value-type="float">
            <text:p>34,565</text:p>
          </table:table-cell>
          <table:table-cell office:value-type="float" office:value="34490" calcext:value-type="float">
            <text:p>34,490</text:p>
          </table:table-cell>
          <table:table-cell office:value-type="float" office:value="34245" calcext:value-type="float">
            <text:p>34,245</text:p>
          </table:table-cell>
          <table:table-cell office:value-type="float" office:value="34213" calcext:value-type="float">
            <text:p>34,213</text:p>
          </table:table-cell>
          <table:table-cell office:value-type="float" office:value="33886" calcext:value-type="float">
            <text:p>33,8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8566" calcext:value-type="float">
            <text:p>58,566</text:p>
          </table:table-cell>
          <table:table-cell office:value-type="float" office:value="52911" calcext:value-type="float">
            <text:p>52,911</text:p>
          </table:table-cell>
          <table:table-cell office:value-type="float" office:value="61450" calcext:value-type="float">
            <text:p>61,450</text:p>
          </table:table-cell>
          <table:table-cell office:value-type="float" office:value="67260" calcext:value-type="float">
            <text:p>67,260</text:p>
          </table:table-cell>
          <table:table-cell office:value-type="float" office:value="57378" calcext:value-type="float">
            <text:p>57,378</text:p>
          </table:table-cell>
          <table:table-cell office:value-type="float" office:value="10202" calcext:value-type="float">
            <text:p>10,202</text:p>
          </table:table-cell>
          <table:table-cell office:value-type="float" office:value="18523" calcext:value-type="float">
            <text:p>18,523</text:p>
          </table:table-cell>
          <table:table-cell office:value-type="float" office:value="8580" calcext:value-type="float">
            <text:p>8,580</text:p>
          </table:table-cell>
          <table:table-cell office:value-type="float" office:value="53328" calcext:value-type="float">
            <text:p>53,3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9328" calcext:value-type="float">
            <text:p>339,328</text:p>
          </table:table-cell>
          <table:table-cell office:value-type="float" office:value="354068" calcext:value-type="float">
            <text:p>354,068</text:p>
          </table:table-cell>
          <table:table-cell office:value-type="float" office:value="393635" calcext:value-type="float">
            <text:p>393,635</text:p>
          </table:table-cell>
          <table:table-cell office:value-type="float" office:value="412082" calcext:value-type="float">
            <text:p>412,082</text:p>
          </table:table-cell>
          <table:table-cell office:value-type="float" office:value="380215" calcext:value-type="float">
            <text:p>380,215</text:p>
          </table:table-cell>
          <table:table-cell office:value-type="float" office:value="379390" calcext:value-type="float">
            <text:p>379,390</text:p>
          </table:table-cell>
          <table:table-cell office:value-type="float" office:value="376695" calcext:value-type="float">
            <text:p>376,695</text:p>
          </table:table-cell>
          <table:table-cell office:value-type="float" office:value="376343" calcext:value-type="float">
            <text:p>376,343</text:p>
          </table:table-cell>
          <table:table-cell office:value-type="float" office:value="372746" calcext:value-type="float">
            <text:p>372,7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0848" calcext:value-type="float">
            <text:p>30,848</text:p>
          </table:table-cell>
          <table:table-cell office:value-type="float" office:value="32188" calcext:value-type="float">
            <text:p>32,188</text:p>
          </table:table-cell>
          <table:table-cell office:value-type="float" office:value="35785" calcext:value-type="float">
            <text:p>35,785</text:p>
          </table:table-cell>
          <table:table-cell office:value-type="float" office:value="28595" calcext:value-type="float">
            <text:p>28,595</text:p>
          </table:table-cell>
          <table:table-cell office:value-type="float" office:value="34565" calcext:value-type="float">
            <text:p>34,565</text:p>
          </table:table-cell>
          <table:table-cell office:value-type="float" office:value="10613" calcext:value-type="float">
            <text:p>10,613</text:p>
          </table:table-cell>
          <table:table-cell office:value-type="float" office:value="18998" calcext:value-type="float">
            <text:p>18,998</text:p>
          </table:table-cell>
          <table:table-cell office:value-type="float" office:value="34213" calcext:value-type="float">
            <text:p>34,213</text:p>
          </table:table-cell>
          <table:table-cell office:value-type="float" office:value="23714" calcext:value-type="float">
            <text:p>23,7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848" calcext:value-type="float">
            <text:p>30,848</text:p>
          </table:table-cell>
          <table:table-cell office:value-type="float" office:value="32188" calcext:value-type="float">
            <text:p>32,188</text:p>
          </table:table-cell>
          <table:table-cell office:value-type="float" office:value="35785" calcext:value-type="float">
            <text:p>35,785</text:p>
          </table:table-cell>
          <table:table-cell office:value-type="float" office:value="37462" calcext:value-type="float">
            <text:p>37,462</text:p>
          </table:table-cell>
          <table:table-cell office:value-type="float" office:value="34565" calcext:value-type="float">
            <text:p>34,565</text:p>
          </table:table-cell>
          <table:table-cell office:value-type="float" office:value="34490" calcext:value-type="float">
            <text:p>34,490</text:p>
          </table:table-cell>
          <table:table-cell office:value-type="float" office:value="34245" calcext:value-type="float">
            <text:p>34,245</text:p>
          </table:table-cell>
          <table:table-cell office:value-type="float" office:value="34213" calcext:value-type="float">
            <text:p>34,213</text:p>
          </table:table-cell>
          <table:table-cell office:value-type="float" office:value="33886" calcext:value-type="float">
            <text:p>33,886</text:p>
          </table:table-cell>
        </table:table-row>
      </table:table>
      <table:table table:name="Age distribution" table:style-name="ta2">
        <office:forms form:automatic-focus="false" form:apply-design-mode="false"/>
        <table:shapes>
          <draw:frame draw:z-index="0" draw:style-name="gr1" draw:text-style-name="P1" svg:width="15.999cm" svg:height="8.999cm" svg:x="6.389cm" svg:y="2.146cm">
            <draw:object draw:notify-on-update-of-ranges="'Age distribution'.A1:'Age distribution'.A1 'Age distribution'.A2:'Age distribution'.A20 'Age distribution'.B1:'Age distribution'.B1 'Age distribution'.B2:'Age distribution'.B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7.99cm" svg:y="13.13cm">
            <draw:object draw:notify-on-update-of-ranges="'Age distribution'.B31:'Age distribution'.B31 'Age distribution'.B32:'Age distribution'.B3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(10, 15]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string" calcext:value-type="string">
            <text:p>(15, 20]</text:p>
          </table:table-cell>
          <table:table-cell office:value-type="float" office:value="8279" calcext:value-type="float">
            <text:p>8279</text:p>
          </table:table-cell>
        </table:table-row>
        <table:table-row table:style-name="ro1">
          <table:table-cell office:value-type="string" calcext:value-type="string">
            <text:p>(20, 25]</text:p>
          </table:table-cell>
          <table:table-cell office:value-type="float" office:value="5637" calcext:value-type="float">
            <text:p>5637</text:p>
          </table:table-cell>
        </table:table-row>
        <table:table-row table:style-name="ro1">
          <table:table-cell office:value-type="string" calcext:value-type="string">
            <text:p>(25, 30]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office:value-type="string" calcext:value-type="string">
            <text:p>(30, 35]</text:p>
          </table:table-cell>
          <table:table-cell office:value-type="float" office:value="5901" calcext:value-type="float">
            <text:p>5901</text:p>
          </table:table-cell>
        </table:table-row>
        <table:table-row table:style-name="ro1">
          <table:table-cell office:value-type="string" calcext:value-type="string">
            <text:p>(35, 40]</text:p>
          </table:table-cell>
          <table:table-cell office:value-type="float" office:value="5993" calcext:value-type="float">
            <text:p>5993</text:p>
          </table:table-cell>
        </table:table-row>
        <table:table-row table:style-name="ro1">
          <table:table-cell office:value-type="string" calcext:value-type="string">
            <text:p>(40, 45]</text:p>
          </table:table-cell>
          <table:table-cell office:value-type="float" office:value="5785" calcext:value-type="float">
            <text:p>5785</text:p>
          </table:table-cell>
        </table:table-row>
        <table:table-row table:style-name="ro1">
          <table:table-cell office:value-type="string" calcext:value-type="string">
            <text:p>(45, 50]</text:p>
          </table:table-cell>
          <table:table-cell office:value-type="float" office:value="5614" calcext:value-type="float">
            <text:p>5614</text:p>
          </table:table-cell>
        </table:table-row>
        <table:table-row table:style-name="ro1">
          <table:table-cell office:value-type="string" calcext:value-type="string">
            <text:p>(50, 55]</text:p>
          </table:table-cell>
          <table:table-cell office:value-type="float" office:value="5198" calcext:value-type="float">
            <text:p>5198</text:p>
          </table:table-cell>
        </table:table-row>
        <table:table-row table:style-name="ro1">
          <table:table-cell office:value-type="string" calcext:value-type="string">
            <text:p>(55, 60]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string" calcext:value-type="string">
            <text:p>(60, 65]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 office:value-type="string" calcext:value-type="string">
            <text:p>(65, 70]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string" calcext:value-type="string">
            <text:p>(70, 75]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string" calcext:value-type="string">
            <text:p>(75, 80]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(80, 85]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string" calcext:value-type="string">
            <text:p>(85, 90]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(90, 95]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(95, 100]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(100, 105]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Age gro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89" calcext:value-type="float">
            <text:p>134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21" calcext:value-type="float">
            <text:p>146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163" calcext:value-type="float">
            <text:p>141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99" calcext:value-type="float">
            <text:p>144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37" calcext:value-type="float">
            <text:p>14337</text:p>
          </table:table-cell>
        </table:table-row>
      </table:table>
      <table:table table:name="Income distribution" table:style-name="ta2">
        <office:forms form:automatic-focus="false" form:apply-design-mode="false"/>
        <table:shapes>
          <draw:frame draw:z-index="0" draw:style-name="gr1" draw:text-style-name="P1" svg:width="15.999cm" svg:height="8.999cm" svg:x="7.542cm" svg:y="1.547cm">
            <draw:object draw:notify-on-update-of-ranges="'Income distribution'.A1:'Income distribution'.A1 'Income distribution'.A2:'Income distribution'.A30 'Income distribution'.B1:'Income distribution'.B1 'Income distribution'.B2:'Income distribution'.B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.999cm" svg:height="8.999cm" svg:x="7.846cm" svg:y="14.27cm">
            <draw:object draw:notify-on-update-of-ranges="'Income distribution'.A32:'Income distribution'.A32 'Income distribution'.A33:'Income distribution'.A61 'Income distribution'.B32:'Income distribution'.B32 'Income distribution'.B33:'Income distribution'.B6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8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Log Incom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0.0, 0.25]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(0.25, 0.5]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(1.0, 1.25]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(1.5, 1.75]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(1.75, 2.0]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(2.0, 2.25]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(2.25, 2.5]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(2.5, 2.75]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(2.75, 3.0]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(3.0, 3.25]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(3.25, 3.5]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(3.5, 3.75]</text:p>
          </table:table-cell>
          <table:table-cell office:value-type="float" office:value="1137" calcext:value-type="float">
            <text:p>1137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(3.75, 4.0]</text:p>
          </table:table-cell>
          <table:table-cell office:value-type="float" office:value="2962" calcext:value-type="float">
            <text:p>2962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(4.0, 4.25]</text:p>
          </table:table-cell>
          <table:table-cell office:value-type="float" office:value="5969" calcext:value-type="float">
            <text:p>5969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(4.25, 4.5]</text:p>
          </table:table-cell>
          <table:table-cell office:value-type="float" office:value="9089" calcext:value-type="float">
            <text:p>9089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(4.5, 4.75]</text:p>
          </table:table-cell>
          <table:table-cell office:value-type="float" office:value="8261" calcext:value-type="float">
            <text:p>8261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(4.75, 5.0]</text:p>
          </table:table-cell>
          <table:table-cell office:value-type="float" office:value="4416" calcext:value-type="float">
            <text:p>4416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(5.0, 5.25]</text:p>
          </table:table-cell>
          <table:table-cell office:value-type="float" office:value="1407" calcext:value-type="float">
            <text:p>1407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(5.25, 5.5]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(5.5, 5.75]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(5.75, 6.0]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6.0, 6.25]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6.25, 6.5]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6.5, 6.75]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6.75, 7.0]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0.5, 0.75]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0.75, 1.0]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.25, 1.5]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7.0, 7.25]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Incom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0, 6000]</text:p>
          </table:table-cell>
          <table:table-cell office:value-type="float" office:value="1697" calcext:value-type="float">
            <text:p>16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6000, 12000]</text:p>
          </table:table-cell>
          <table:table-cell office:value-type="float" office:value="4287" calcext:value-type="float">
            <text:p>42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2000, 18000]</text:p>
          </table:table-cell>
          <table:table-cell office:value-type="float" office:value="4623" calcext:value-type="float">
            <text:p>46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8000, 24000]</text:p>
          </table:table-cell>
          <table:table-cell office:value-type="float" office:value="4337" calcext:value-type="float">
            <text:p>43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24000, 30000]</text:p>
          </table:table-cell>
          <table:table-cell office:value-type="float" office:value="3654" calcext:value-type="float">
            <text:p>36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30000, 36000]</text:p>
          </table:table-cell>
          <table:table-cell office:value-type="float" office:value="3033" calcext:value-type="float">
            <text:p>30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36000, 42000]</text:p>
          </table:table-cell>
          <table:table-cell office:value-type="float" office:value="2324" calcext:value-type="float">
            <text:p>23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42000, 48000]</text:p>
          </table:table-cell>
          <table:table-cell office:value-type="float" office:value="1849" calcext:value-type="float">
            <text:p>18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48000, 54000]</text:p>
          </table:table-cell>
          <table:table-cell office:value-type="float" office:value="1494" calcext:value-type="float">
            <text:p>14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54000, 60000]</text:p>
          </table:table-cell>
          <table:table-cell office:value-type="float" office:value="1177" calcext:value-type="float">
            <text:p>11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60000, 66000]</text:p>
          </table:table-cell>
          <table:table-cell office:value-type="float" office:value="979" calcext:value-type="float">
            <text:p>9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66000, 72000]</text:p>
          </table:table-cell>
          <table:table-cell office:value-type="float" office:value="716" calcext:value-type="float">
            <text:p>7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72000, 78000]</text:p>
          </table:table-cell>
          <table:table-cell office:value-type="float" office:value="608" calcext:value-type="float">
            <text:p>6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78000, 84000]</text:p>
          </table:table-cell>
          <table:table-cell office:value-type="float" office:value="491" calcext:value-type="float">
            <text:p>4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84000, 90000]</text:p>
          </table:table-cell>
          <table:table-cell office:value-type="float" office:value="406" calcext:value-type="float">
            <text:p>4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90000, 96000]</text:p>
          </table:table-cell>
          <table:table-cell office:value-type="float" office:value="331" calcext:value-type="float">
            <text:p>3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96000, 102000]</text:p>
          </table:table-cell>
          <table:table-cell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02000, 108000]</text:p>
          </table:table-cell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08000, 114000]</text:p>
          </table:table-cell>
          <table:table-cell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14000, 120000]</text:p>
          </table:table-cell>
          <table:table-cell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20000, 126000]</text:p>
          </table:table-cell>
          <table:table-cell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26000, 132000]</text:p>
          </table:table-cell>
          <table:table-cell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32000, 138000]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38000, 144000]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44000, 150000]</text:p>
          </table:table-cell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50000, 156000]</text:p>
          </table:table-cell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56000, 162000]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62000, 168000]</text:p>
          </table:table-cell>
          <table:table-cell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68000, 174000]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</table:table>
      <table:table table:name="Poverty analysis" table:style-name="ta2">
        <office:forms form:automatic-focus="false" form:apply-design-mode="false"/>
        <table:shapes>
          <draw:frame draw:z-index="0" draw:style-name="gr1" draw:text-style-name="P1" svg:width="15.999cm" svg:height="8.999cm" svg:x="12.442cm" svg:y="7.777cm">
            <draw:object draw:notify-on-update-of-ranges="'Poverty analysis'.F1:'Poverty analysis'.F1 'Poverty analysis'.F2:'Poverty analysis'.F5 'Poverty analysis'.I1:'Poverty analysis'.I1 'Poverty analysis'.I2:'Poverty analysis'.I5 'Poverty analysis'.J1:'Poverty analysis'.J1 'Poverty analysis'.J2:'Poverty analysis'.J5 'Poverty analysis'.K1:'Poverty analysis'.K1 'Poverty analysis'.K2:'Poverty analysis'.K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.999cm" svg:height="8.999cm" svg:x="12.406cm" svg:y="17.325cm">
            <draw:object draw:notify-on-update-of-ranges="'Poverty analysis'.F9:'Poverty analysis'.F9 'Poverty analysis'.F10:'Poverty analysis'.F13 'Poverty analysis'.I9:'Poverty analysis'.I9 'Poverty analysis'.I10:'Poverty analysis'.I13 'Poverty analysis'.J9:'Poverty analysis'.J9 'Poverty analysis'.J10:'Poverty analysis'.J13 'Poverty analysis'.K9:'Poverty analysis'.K9 'Poverty analysis'.K10:'Poverty analysis'.K1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2" table:default-cell-style-name="Default"/>
        <table:table-column table:style-name="co4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9"/>
        <table:table-column table:style-name="co21" table:default-cell-style-name="ce9"/>
        <table:table-column table:style-name="co17" table:default-cell-style-name="ce9"/>
        <table:table-column table:style-name="co4" table:number-columns-repeated="4" table:default-cell-style-name="ce2"/>
        <table:table-row table:style-name="ro1">
          <table:table-cell office:value-type="string" calcext:value-type="string">
            <text:p>Classificatio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cent</text:p>
          </table:table-cell>
          <table:table-cell table:number-columns-repeated="2"/>
          <table:table-cell office:value-type="string" calcext:value-type="string">
            <text:p>Digital Poverty 202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Extreme poverty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Non poor</text:p>
          </table:table-cell>
          <table:table-cell table:number-columns-repeated="2"/>
          <table:table-cell office:value-type="string" calcext:value-type="string">
            <text:p>Poor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Digital Poor</text:p>
          </table:table-cell>
          <table:table-cell table:style-name="Default" office:value-type="string" calcext:value-type="string">
            <text:p>Extreme Poor</text:p>
          </table:table-cell>
          <table:table-cell table:style-name="Default" office:value-type="string" calcext:value-type="string">
            <text:p>Poor</text:p>
          </table:table-cell>
          <table:table-cell table:style-name="Default" office:value-type="string" calcext:value-type="string">
            <text:p>Non poor</text:p>
          </table:table-cell>
          <table:table-cell table:style-name="Default" office:value-type="string" calcext:value-type="string">
            <text:p>Extreme Poor</text:p>
          </table:table-cell>
          <table:table-cell table:style-name="Default" office:value-type="string" calcext:value-type="string">
            <text:p>Poor</text:p>
          </table:table-cell>
          <table:table-cell table:style-name="Default" office:value-type="string" calcext:value-type="string">
            <text:p>Non poor</text:p>
          </table:table-cell>
          <table:table-cell table:style-name="Default"/>
        </table:table-row>
        <table:table-row table:style-name="ro1">
          <table:table-cell office:value-type="string" calcext:value-type="string">
            <text:p>Extreme poverty</text:p>
          </table:table-cell>
          <table:table-cell table:style-name="ce9" office:value-type="float" office:value="1960234.35" calcext:value-type="float">
            <text:p>1,960,234</text:p>
          </table:table-cell>
          <table:table-cell table:style-name="ce2" office:value-type="percentage" office:value="0.0575" calcext:value-type="percentage">
            <text:p>5.75%</text:p>
          </table:table-cell>
          <table:table-cell table:number-columns-repeated="2"/>
          <table:table-cell office:value-type="string" calcext:value-type="string">
            <text:p>Extreme digital poor</text:p>
          </table:table-cell>
          <table:table-cell table:style-name="ce9" table:formula="of:=+SUM([.I2:.K2])" office:value-type="float" office:value="3385" calcext:value-type="float">
            <text:p>3,385</text:p>
          </table:table-cell>
          <table:table-cell table:style-name="ce2" table:formula="of:=[.G2]/[.G$6]" office:value-type="percentage" office:value="0.0476029757133415" calcext:value-type="percentage">
            <text:p>4.76%</text:p>
          </table:table-cell>
          <table:table-cell table:style-name="ce9" office:value-type="float" office:value="759" calcext:value-type="float">
            <text:p>759</text:p>
          </table:table-cell>
          <table:table-cell table:style-name="ce9" office:value-type="float" office:value="971" calcext:value-type="float">
            <text:p>971</text:p>
          </table:table-cell>
          <table:table-cell table:style-name="ce9" office:value-type="float" office:value="1655" calcext:value-type="float">
            <text:p>1,6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rth Coast</text:p>
          </table:table-cell>
          <table:table-cell office:value-type="string" calcext:value-type="string">
            <text:p>Extreme digitally poor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119" calcext:value-type="float">
            <text:p>119</text:p>
          </table:table-cell>
          <table:table-cell table:formula="of:=[.Q2]/SUM([.$Q$2:.$S$5])" office:value-type="percentage" office:value="0.00153335037055967" calcext:value-type="percentage">
            <text:p>0.15%</text:p>
          </table:table-cell>
          <table:table-cell table:formula="of:=[.R2]/SUM([.$Q$2:.$S$5])" office:value-type="percentage" office:value="0.00587784308714541" calcext:value-type="percentage">
            <text:p>0.59%</text:p>
          </table:table-cell>
          <table:table-cell table:formula="of:=[.S2]/SUM([.$Q$2:.$S$5])" office:value-type="percentage" office:value="0.0101371496720334" calcext:value-type="percentage">
            <text:p>1.01%</text:p>
          </table:table-cell>
          <table:table-cell table:formula="of:=+SUM([.T2:.V2])" office:value-type="percentage" office:value="0.0175483431297385" calcext:value-type="percentage">
            <text:p>1.75%</text:p>
          </table:table-cell>
        </table:table-row>
        <table:table-row table:style-name="ro1">
          <table:table-cell office:value-type="string" calcext:value-type="string">
            <text:p>Poverty</text:p>
          </table:table-cell>
          <table:table-cell table:style-name="ce9" office:value-type="float" office:value="7946474.07" calcext:value-type="float">
            <text:p>7,946,474</text:p>
          </table:table-cell>
          <table:table-cell table:style-name="ce2" office:value-type="percentage" office:value="0.233" calcext:value-type="percentage">
            <text:p>23.30%</text:p>
          </table:table-cell>
          <table:table-cell table:number-columns-repeated="2"/>
          <table:table-cell office:value-type="string" calcext:value-type="string">
            <text:p>Digital poor</text:p>
          </table:table-cell>
          <table:table-cell table:style-name="ce9" table:formula="of:=+SUM([.I3:.K3])" office:value-type="float" office:value="18824" calcext:value-type="float">
            <text:p>18,824</text:p>
          </table:table-cell>
          <table:table-cell table:style-name="ce2" table:formula="of:=[.G3]/[.G$6]" office:value-type="percentage" office:value="0.264720358885654" calcext:value-type="percentage">
            <text:p>26.47%</text:p>
          </table:table-cell>
          <table:table-cell table:style-name="ce9" office:value-type="float" office:value="1804" calcext:value-type="float">
            <text:p>1,804</text:p>
          </table:table-cell>
          <table:table-cell table:style-name="ce9" office:value-type="float" office:value="4268" calcext:value-type="float">
            <text:p>4,268</text:p>
          </table:table-cell>
          <table:table-cell table:style-name="ce9" office:value-type="float" office:value="12752" calcext:value-type="float">
            <text:p>12,7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rth Coast</text:p>
          </table:table-cell>
          <table:table-cell office:value-type="string" calcext:value-type="string">
            <text:p>Digitally poor</text:p>
          </table:table-cell>
          <table:table-cell office:value-type="float" office:value="78" calcext:value-type="float">
            <text:p>78</text:p>
          </table:table-cell>
          <table:table-cell office:value-type="float" office:value="558" calcext:value-type="float">
            <text:p>558</text:p>
          </table:table-cell>
          <table:table-cell office:value-type="float" office:value="1879" calcext:value-type="float">
            <text:p>1,879</text:p>
          </table:table-cell>
          <table:table-cell table:formula="of:=[.Q3]/SUM([.$Q$2:.$S$5])" office:value-type="percentage" office:value="0.00664451827242525" calcext:value-type="percentage">
            <text:p>0.66%</text:p>
          </table:table-cell>
          <table:table-cell table:formula="of:=[.R3]/SUM([.$Q$2:.$S$5])" office:value-type="percentage" office:value="0.0475338614873499" calcext:value-type="percentage">
            <text:p>4.75%</text:p>
          </table:table-cell>
          <table:table-cell table:formula="of:=[.S3]/SUM([.$Q$2:.$S$5])" office:value-type="percentage" office:value="0.16006474146009" calcext:value-type="percentage">
            <text:p>16.01%</text:p>
          </table:table-cell>
          <table:table-cell table:formula="of:=+SUM([.T3:.V3])" office:value-type="percentage" office:value="0.214243121219865" calcext:value-type="percentage">
            <text:p>21.42%</text:p>
          </table:table-cell>
        </table:table-row>
        <table:table-row table:style-name="ro1">
          <table:table-cell office:value-type="string" calcext:value-type="string">
            <text:p>Non poor</text:p>
          </table:table-cell>
          <table:table-cell table:style-name="ce9" office:value-type="float" office:value="24200339.24" calcext:value-type="float">
            <text:p>24,200,339</text:p>
          </table:table-cell>
          <table:table-cell table:style-name="ce2" office:value-type="percentage" office:value="0.7095" calcext:value-type="percentage">
            <text:p>70.95%</text:p>
          </table:table-cell>
          <table:table-cell table:number-columns-repeated="2"/>
          <table:table-cell office:value-type="string" calcext:value-type="string">
            <text:p>Connected</text:p>
          </table:table-cell>
          <table:table-cell table:style-name="ce9" table:formula="of:=+SUM([.I4:.K4])" office:value-type="float" office:value="30403" calcext:value-type="float">
            <text:p>30,403</text:p>
          </table:table-cell>
          <table:table-cell table:style-name="ce2" table:formula="of:=[.G4]/[.G$6]" office:value-type="percentage" office:value="0.427554880535516" calcext:value-type="percentage">
            <text:p>42.76%</text:p>
          </table:table-cell>
          <table:table-cell table:style-name="ce9" office:value-type="float" office:value="1393" calcext:value-type="float">
            <text:p>1,393</text:p>
          </table:table-cell>
          <table:table-cell table:style-name="ce9" office:value-type="float" office:value="5985" calcext:value-type="float">
            <text:p>5,985</text:p>
          </table:table-cell>
          <table:table-cell table:style-name="ce9" office:value-type="float" office:value="23025" calcext:value-type="float">
            <text:p>23,0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North Coast</text:p>
          </table:table-cell>
          <table:table-cell office:value-type="string" calcext:value-type="string">
            <text:p>Connected</text:p>
          </table:table-cell>
          <table:table-cell office:value-type="float" office:value="100" calcext:value-type="float">
            <text:p>100</text:p>
          </table:table-cell>
          <table:table-cell office:value-type="float" office:value="1281" calcext:value-type="float">
            <text:p>1,281</text:p>
          </table:table-cell>
          <table:table-cell office:value-type="float" office:value="4454" calcext:value-type="float">
            <text:p>4,454</text:p>
          </table:table-cell>
          <table:table-cell table:formula="of:=[.Q4]/SUM([.$Q$2:.$S$5])" office:value-type="percentage" office:value="0.00851861316977596" calcext:value-type="percentage">
            <text:p>0.85%</text:p>
          </table:table-cell>
          <table:table-cell table:formula="of:=[.R4]/SUM([.$Q$2:.$S$5])" office:value-type="percentage" office:value="0.10912343470483" calcext:value-type="percentage">
            <text:p>10.91%</text:p>
          </table:table-cell>
          <table:table-cell table:formula="of:=[.S4]/SUM([.$Q$2:.$S$5])" office:value-type="percentage" office:value="0.379419030581821" calcext:value-type="percentage">
            <text:p>37.94%</text:p>
          </table:table-cell>
          <table:table-cell table:formula="of:=+SUM([.T4:.V4])" office:value-type="percentage" office:value="0.497061078456427" calcext:value-type="percentage">
            <text:p>49.71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9" table:formula="of:=SUM([.B2:.B4])" office:value-type="float" office:value="34107047.66" calcext:value-type="float">
            <text:p>34,107,048</text:p>
          </table:table-cell>
          <table:table-cell table:style-name="ce2" table:formula="of:=SUM([.C2:.C4])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Digitally wealthy</text:p>
          </table:table-cell>
          <table:table-cell table:style-name="ce9" table:formula="of:=+SUM([.I5:.K5])" office:value-type="float" office:value="18497" calcext:value-type="float">
            <text:p>18,497</text:p>
          </table:table-cell>
          <table:table-cell table:style-name="ce2" table:formula="of:=[.G5]/[.G$6]" office:value-type="percentage" office:value="0.260121784865488" calcext:value-type="percentage">
            <text:p>26.01%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1856" calcext:value-type="float">
            <text:p>1,856</text:p>
          </table:table-cell>
          <table:table-cell table:style-name="ce9" office:value-type="float" office:value="16395" calcext:value-type="float">
            <text:p>16,39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North Coast</text:p>
          </table:table-cell>
          <table:table-cell office:value-type="string" calcext:value-type="string">
            <text:p>Digitally wealthy</text:p>
          </table:table-cell>
          <table:table-cell office:value-type="float" office:value="11" calcext:value-type="float">
            <text:p>11</text:p>
          </table:table-cell>
          <table:table-cell office:value-type="float" office:value="388" calcext:value-type="float">
            <text:p>388</text:p>
          </table:table-cell>
          <table:table-cell office:value-type="float" office:value="2784" calcext:value-type="float">
            <text:p>2,784</text:p>
          </table:table-cell>
          <table:table-cell table:formula="of:=[.Q5]/SUM([.$Q$2:.$S$5])" office:value-type="percentage" office:value="0.000937047448675356" calcext:value-type="percentage">
            <text:p>0.09%</text:p>
          </table:table-cell>
          <table:table-cell table:formula="of:=[.R5]/SUM([.$Q$2:.$S$5])" office:value-type="percentage" office:value="0.0330522190987307" calcext:value-type="percentage">
            <text:p>3.31%</text:p>
          </table:table-cell>
          <table:table-cell table:formula="of:=[.S5]/SUM([.$Q$2:.$S$5])" office:value-type="percentage" office:value="0.237158190646563" calcext:value-type="percentage">
            <text:p>23.72%</text:p>
          </table:table-cell>
          <table:table-cell table:formula="of:=+SUM([.T5:.V5])" office:value-type="percentage" office:value="0.271147457193969" calcext:value-type="percentage">
            <text:p>27.11%</text:p>
          </table:table-cell>
        </table:table-row>
        <table:table-row table:style-name="ro1">
          <table:table-cell table:number-columns-repeated="6"/>
          <table:table-cell table:style-name="ce9" table:formula="of:=+SUM([.G2:.G5])" office:value-type="float" office:value="71109" calcext:value-type="float">
            <text:p>71,109</text:p>
          </table:table-cell>
          <table:table-cell table:style-name="ce2" table:formula="of:=+SUM([.H2:.H5])" office:value-type="percentage" office:value="1" calcext:value-type="percentage">
            <text:p>100.00%</text:p>
          </table:table-cell>
          <table:table-cell table:style-name="ce9" table:formula="of:=SUM([.I2:.I5])" office:value-type="float" office:value="4202" calcext:value-type="float">
            <text:p>4,202</text:p>
          </table:table-cell>
          <table:table-cell table:style-name="ce9" table:formula="of:=SUM([.J2:.J5])" office:value-type="float" office:value="13080" calcext:value-type="float">
            <text:p>13,080</text:p>
          </table:table-cell>
          <table:table-cell table:style-name="ce9" table:formula="of:=SUM([.K2:.K5])" office:value-type="float" office:value="53827" calcext:value-type="float">
            <text:p>53,8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ral Coast</text:p>
          </table:table-cell>
          <table:table-cell office:value-type="string" calcext:value-type="string">
            <text:p>Extreme digitally poor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[.Q6]/SUM([.$Q$6:.$S$9])" office:value-type="percentage" office:value="0.00134811264230078" calcext:value-type="percentage">
            <text:p>0.13%</text:p>
          </table:table-cell>
          <table:table-cell table:formula="of:=[.R6]/SUM([.$Q$6:.$S$9])" office:value-type="percentage" office:value="0.00269622528460156" calcext:value-type="percentage">
            <text:p>0.27%</text:p>
          </table:table-cell>
          <table:table-cell table:formula="of:=[.S6]/SUM([.$Q$6:.$S$9])" office:value-type="percentage" office:value="0.00299580587177951" calcext:value-type="percentage">
            <text:p>0.30%</text:p>
          </table:table-cell>
          <table:table-cell table:formula="of:=+SUM([.T6:.V6])" office:value-type="percentage" office:value="0.00704014379868185" calcext:value-type="percentage">
            <text:p>0.70%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Central Coast</text:p>
          </table:table-cell>
          <table:table-cell office:value-type="string" calcext:value-type="string">
            <text:p>Digitally poor</text:p>
          </table:table-cell>
          <table:table-cell office:value-type="float" office:value="19" calcext:value-type="float">
            <text:p>19</text:p>
          </table:table-cell>
          <table:table-cell office:value-type="float" office:value="164" calcext:value-type="float">
            <text:p>164</text:p>
          </table:table-cell>
          <table:table-cell office:value-type="float" office:value="924" calcext:value-type="float">
            <text:p>924</text:p>
          </table:table-cell>
          <table:table-cell table:formula="of:=[.Q7]/SUM([.$Q$6:.$S$9])" office:value-type="percentage" office:value="0.00284601557819053" calcext:value-type="percentage">
            <text:p>0.28%</text:p>
          </table:table-cell>
          <table:table-cell table:formula="of:=[.R7]/SUM([.$Q$6:.$S$9])" office:value-type="percentage" office:value="0.024565608148592" calcext:value-type="percentage">
            <text:p>2.46%</text:p>
          </table:table-cell>
          <table:table-cell table:formula="of:=[.S7]/SUM([.$Q$6:.$S$9])" office:value-type="percentage" office:value="0.138406231276213" calcext:value-type="percentage">
            <text:p>13.84%</text:p>
          </table:table-cell>
          <table:table-cell table:formula="of:=+SUM([.T7:.V7])" office:value-type="percentage" office:value="0.165817855002996" calcext:value-type="percentage">
            <text:p>16.58%</text:p>
          </table:table-cell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string" calcext:value-type="string">
            <text:p>Central Coast</text:p>
          </table:table-cell>
          <table:table-cell office:value-type="string" calcext:value-type="string">
            <text:p>Connected</text:p>
          </table:table-cell>
          <table:table-cell office:value-type="float" office:value="16" calcext:value-type="float">
            <text:p>16</text:p>
          </table:table-cell>
          <table:table-cell office:value-type="float" office:value="356" calcext:value-type="float">
            <text:p>356</text:p>
          </table:table-cell>
          <table:table-cell office:value-type="float" office:value="2508" calcext:value-type="float">
            <text:p>2,508</text:p>
          </table:table-cell>
          <table:table-cell table:formula="of:=[.Q8]/SUM([.$Q$6:.$S$9])" office:value-type="percentage" office:value="0.00239664469742361" calcext:value-type="percentage">
            <text:p>0.24%</text:p>
          </table:table-cell>
          <table:table-cell table:formula="of:=[.R8]/SUM([.$Q$6:.$S$9])" office:value-type="percentage" office:value="0.0533253445176753" calcext:value-type="percentage">
            <text:p>5.33%</text:p>
          </table:table-cell>
          <table:table-cell table:formula="of:=[.S8]/SUM([.$Q$6:.$S$9])" office:value-type="percentage" office:value="0.37567405632115" calcext:value-type="percentage">
            <text:p>37.57%</text:p>
          </table:table-cell>
          <table:table-cell table:formula="of:=+SUM([.T8:.V8])" office:value-type="percentage" office:value="0.431396045536249" calcext:value-type="percentage">
            <text:p>43.14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igital Poverty 200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Extreme poverty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Non poo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entral Coast</text:p>
          </table:table-cell>
          <table:table-cell office:value-type="string" calcext:value-type="string">
            <text:p>Digitally wealthy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float" office:value="2461" calcext:value-type="float">
            <text:p>2,461</text:p>
          </table:table-cell>
          <table:table-cell table:formula="of:=[.Q9]/SUM([.$Q$6:.$S$9])" office:value-type="percentage" office:value="0.000898741761533853" calcext:value-type="percentage">
            <text:p>0.09%</text:p>
          </table:table-cell>
          <table:table-cell table:formula="of:=[.R9]/SUM([.$Q$6:.$S$9])" office:value-type="percentage" office:value="0.0262133013780707" calcext:value-type="percentage">
            <text:p>2.62%</text:p>
          </table:table-cell>
          <table:table-cell table:formula="of:=[.S9]/SUM([.$Q$6:.$S$9])" office:value-type="percentage" office:value="0.368633912522468" calcext:value-type="percentage">
            <text:p>36.86%</text:p>
          </table:table-cell>
          <table:table-cell table:formula="of:=+SUM([.T9:.V9])" office:value-type="percentage" office:value="0.395745955662073" calcext:value-type="percentage">
            <text:p>39.57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xtreme digital poor</text:p>
          </table:table-cell>
          <table:table-cell table:style-name="ce9" office:value-type="float" office:value="11503" calcext:value-type="float">
            <text:p>11,503</text:p>
          </table:table-cell>
          <table:table-cell table:style-name="ce2" table:formula="of:=[.G10]/[.G$14]" office:value-type="percentage" office:value="0.68089262460045" calcext:value-type="percentage">
            <text:p>68.09%</text:p>
          </table:table-cell>
          <table:table-cell table:style-name="ce9" table:formula="of:=24.9*[.G10]/100" office:value-type="float" office:value="2864.247" calcext:value-type="float">
            <text:p>2,864</text:p>
          </table:table-cell>
          <table:table-cell table:style-name="ce9" table:formula="of:=32.91*[.G10]/100" office:value-type="float" office:value="3785.6373" calcext:value-type="float">
            <text:p>3,786</text:p>
          </table:table-cell>
          <table:table-cell table:style-name="ce9" table:formula="of:=42.19*[.G10]/100" office:value-type="float" office:value="4853.1157" calcext:value-type="float">
            <text:p>4,85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outh Coast</text:p>
          </table:table-cell>
          <table:table-cell office:value-type="string" calcext:value-type="string">
            <text:p>Extreme digitally poo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Q10]/SUM([.$Q$10:.$S$13])" office:value-type="percentage" office:value="0.002002002002002" calcext:value-type="percentage">
            <text:p>0.20%</text:p>
          </table:table-cell>
          <table:table-cell table:formula="of:=[.R10]/SUM([.$Q$10:.$S$13])" office:value-type="percentage" office:value="0.00525525525525526" calcext:value-type="percentage">
            <text:p>0.53%</text:p>
          </table:table-cell>
          <table:table-cell table:formula="of:=[.S10]/SUM([.$Q$10:.$S$13])" office:value-type="percentage" office:value="0.00525525525525526" calcext:value-type="percentage">
            <text:p>0.53%</text:p>
          </table:table-cell>
          <table:table-cell table:formula="of:=+SUM([.T10:.V10])" office:value-type="percentage" office:value="0.0125125125125125" calcext:value-type="percentage">
            <text:p>1.25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igital poor</text:p>
          </table:table-cell>
          <table:table-cell table:style-name="ce9" office:value-type="float" office:value="1352" calcext:value-type="float">
            <text:p>1,352</text:p>
          </table:table-cell>
          <table:table-cell table:style-name="ce2" table:formula="of:=[.G11]/[.G$14]" office:value-type="percentage" office:value="0.0800284124541257" calcext:value-type="percentage">
            <text:p>8.00%</text:p>
          </table:table-cell>
          <table:table-cell table:style-name="ce9" table:formula="of:=0.59*[.G11]/100" office:value-type="float" office:value="7.9768" calcext:value-type="float">
            <text:p>8</text:p>
          </table:table-cell>
          <table:table-cell table:style-name="ce9" table:formula="of:=15.75*[.G11]/100" office:value-type="float" office:value="212.94" calcext:value-type="float">
            <text:p>213</text:p>
          </table:table-cell>
          <table:table-cell table:style-name="ce9" table:formula="of:=83.65*[.G11]/100" office:value-type="float" office:value="1130.948" calcext:value-type="float">
            <text:p>1,1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outh Coast</text:p>
          </table:table-cell>
          <table:table-cell office:value-type="string" calcext:value-type="string">
            <text:p>Digitally poor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538" calcext:value-type="float">
            <text:p>538</text:p>
          </table:table-cell>
          <table:table-cell table:formula="of:=[.Q11]/SUM([.$Q$10:.$S$13])" office:value-type="percentage" office:value="0.00325325325325325" calcext:value-type="percentage">
            <text:p>0.33%</text:p>
          </table:table-cell>
          <table:table-cell table:formula="of:=[.R11]/SUM([.$Q$10:.$S$13])" office:value-type="percentage" office:value="0.0337837837837838" calcext:value-type="percentage">
            <text:p>3.38%</text:p>
          </table:table-cell>
          <table:table-cell table:formula="of:=[.S11]/SUM([.$Q$10:.$S$13])" office:value-type="percentage" office:value="0.134634634634635" calcext:value-type="percentage">
            <text:p>13.46%</text:p>
          </table:table-cell>
          <table:table-cell table:formula="of:=+SUM([.T11:.V11])" office:value-type="percentage" office:value="0.171671671671672" calcext:value-type="percentage">
            <text:p>17.17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nected</text:p>
          </table:table-cell>
          <table:table-cell table:style-name="ce9" office:value-type="float" office:value="3976" calcext:value-type="float">
            <text:p>3,976</text:p>
          </table:table-cell>
          <table:table-cell table:style-name="ce2" table:formula="of:=[.G12]/[.G$14]" office:value-type="percentage" office:value="0.235349828341423" calcext:value-type="percentage">
            <text:p>23.53%</text:p>
          </table:table-cell>
          <table:table-cell table:style-name="ce9" table:formula="of:=2.52*[.G12]/100" office:value-type="float" office:value="100.1952" calcext:value-type="float">
            <text:p>100</text:p>
          </table:table-cell>
          <table:table-cell table:style-name="ce9" table:formula="of:=20.75*[.G12]/100" office:value-type="float" office:value="825.02" calcext:value-type="float">
            <text:p>825</text:p>
          </table:table-cell>
          <table:table-cell table:style-name="ce9" table:formula="of:=76.74*[.G12]/100" office:value-type="float" office:value="3051.1824" calcext:value-type="float">
            <text:p>3,0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outh Coast</text:p>
          </table:table-cell>
          <table:table-cell office:value-type="string" calcext:value-type="string">
            <text:p>Connected</text:p>
          </table:table-cell>
          <table:table-cell office:value-type="float" office:value="20" calcext:value-type="float">
            <text:p>20</text:p>
          </table:table-cell>
          <table:table-cell office:value-type="float" office:value="308" calcext:value-type="float">
            <text:p>308</text:p>
          </table:table-cell>
          <table:table-cell office:value-type="float" office:value="1482" calcext:value-type="float">
            <text:p>1,482</text:p>
          </table:table-cell>
          <table:table-cell table:formula="of:=[.Q12]/SUM([.$Q$10:.$S$13])" office:value-type="percentage" office:value="0.00500500500500501" calcext:value-type="percentage">
            <text:p>0.50%</text:p>
          </table:table-cell>
          <table:table-cell table:formula="of:=[.R12]/SUM([.$Q$10:.$S$13])" office:value-type="percentage" office:value="0.0770770770770771" calcext:value-type="percentage">
            <text:p>7.71%</text:p>
          </table:table-cell>
          <table:table-cell table:formula="of:=[.S12]/SUM([.$Q$10:.$S$13])" office:value-type="percentage" office:value="0.370870870870871" calcext:value-type="percentage">
            <text:p>37.09%</text:p>
          </table:table-cell>
          <table:table-cell table:formula="of:=+SUM([.T12:.V12])" office:value-type="percentage" office:value="0.452952952952953" calcext:value-type="percentage">
            <text:p>45.3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igitally wealthy</text:p>
          </table:table-cell>
          <table:table-cell table:style-name="ce9" office:value-type="float" office:value="63" calcext:value-type="float">
            <text:p>63</text:p>
          </table:table-cell>
          <table:table-cell table:style-name="ce2" table:formula="of:=[.G13]/[.G$14]" office:value-type="percentage" office:value="0.00372913460400142" calcext:value-type="percentage">
            <text:p>0.37%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formula="of:=[.G13]" office:value-type="float" office:value="63" calcext:value-type="float">
            <text:p>6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outh Coast</text:p>
          </table:table-cell>
          <table:table-cell office:value-type="string" calcext:value-type="string">
            <text:p>Digitally wealthy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1344" calcext:value-type="float">
            <text:p>1,344</text:p>
          </table:table-cell>
          <table:table-cell table:formula="of:=[.Q13]/SUM([.$Q$10:.$S$13])" office:value-type="percentage" office:value="0.001001001001001" calcext:value-type="percentage">
            <text:p>0.10%</text:p>
          </table:table-cell>
          <table:table-cell table:formula="of:=[.R13]/SUM([.$Q$10:.$S$13])" office:value-type="percentage" office:value="0.0255255255255255" calcext:value-type="percentage">
            <text:p>2.55%</text:p>
          </table:table-cell>
          <table:table-cell table:formula="of:=[.S13]/SUM([.$Q$10:.$S$13])" office:value-type="percentage" office:value="0.336336336336336" calcext:value-type="percentage">
            <text:p>33.63%</text:p>
          </table:table-cell>
          <table:table-cell table:formula="of:=+SUM([.T13:.V13])" office:value-type="percentage" office:value="0.362862862862863" calcext:value-type="percentage">
            <text:p>36.29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style-name="ce9" office:value-type="float" office:value="16894" calcext:value-type="float">
            <text:p>16,894</text:p>
          </table:table-cell>
          <table:table-cell table:style-name="ce2" table:formula="of:=[.G14]/[.G$14]" office:value-type="percentage" office:value="1" calcext:value-type="percentage">
            <text:p>100.00%</text:p>
          </table:table-cell>
          <table:table-cell table:style-name="ce9" office:value-type="float" office:value="2972" calcext:value-type="float">
            <text:p>2,972</text:p>
          </table:table-cell>
          <table:table-cell table:style-name="ce9" office:value-type="float" office:value="4824" calcext:value-type="float">
            <text:p>4,824</text:p>
          </table:table-cell>
          <table:table-cell table:style-name="ce9" office:value-type="float" office:value="9098" calcext:value-type="float">
            <text:p>9,0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rth Highalnds</text:p>
          </table:table-cell>
          <table:table-cell office:value-type="string" calcext:value-type="string">
            <text:p>Extreme digitally poor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</text:p>
          </table:table-cell>
          <table:table-cell table:formula="of:=[.Q14]/SUM([.$Q$14:.$S$17])" office:value-type="percentage" office:value="0.0226157456795391" calcext:value-type="percentage">
            <text:p>2.26%</text:p>
          </table:table-cell>
          <table:table-cell table:formula="of:=[.R14]/SUM([.$Q$14:.$S$17])" office:value-type="percentage" office:value="0.0187753360358438" calcext:value-type="percentage">
            <text:p>1.88%</text:p>
          </table:table-cell>
          <table:table-cell table:formula="of:=[.S14]/SUM([.$Q$14:.$S$17])" office:value-type="percentage" office:value="0.0315767015148282" calcext:value-type="percentage">
            <text:p>3.16%</text:p>
          </table:table-cell>
          <table:table-cell table:formula="of:=+SUM([.T14:.V14])" office:value-type="percentage" office:value="0.0729677832302112" calcext:value-type="percentage">
            <text:p>7.30%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North Highalnds</text:p>
          </table:table-cell>
          <table:table-cell office:value-type="string" calcext:value-type="string">
            <text:p>Digitally poor</text:p>
          </table:table-cell>
          <table:table-cell office:value-type="float" office:value="425" calcext:value-type="float">
            <text:p>425</text:p>
          </table:table-cell>
          <table:table-cell office:value-type="float" office:value="451" calcext:value-type="float">
            <text:p>451</text:p>
          </table:table-cell>
          <table:table-cell office:value-type="float" office:value="942" calcext:value-type="float">
            <text:p>942</text:p>
          </table:table-cell>
          <table:table-cell table:formula="of:=[.Q15]/SUM([.$Q$14:.$S$17])" office:value-type="percentage" office:value="0.090676338809473" calcext:value-type="percentage">
            <text:p>9.07%</text:p>
          </table:table-cell>
          <table:table-cell table:formula="of:=[.R15]/SUM([.$Q$14:.$S$17])" office:value-type="percentage" office:value="0.0962235971836996" calcext:value-type="percentage">
            <text:p>9.62%</text:p>
          </table:table-cell>
          <table:table-cell table:formula="of:=[.S15]/SUM([.$Q$14:.$S$17])" office:value-type="percentage" office:value="0.200981438020055" calcext:value-type="percentage">
            <text:p>20.10%</text:p>
          </table:table-cell>
          <table:table-cell table:formula="of:=+SUM([.T15:.V15])" office:value-type="percentage" office:value="0.387881374013228" calcext:value-type="percentage">
            <text:p>38.79%</text:p>
          </table:table-cell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string" calcext:value-type="string">
            <text:p>North Highalnds</text:p>
          </table:table-cell>
          <table:table-cell office:value-type="string" calcext:value-type="string">
            <text:p>Connected</text:p>
          </table:table-cell>
          <table:table-cell office:value-type="float" office:value="251" calcext:value-type="float">
            <text:p>251</text:p>
          </table:table-cell>
          <table:table-cell office:value-type="float" office:value="377" calcext:value-type="float">
            <text:p>377</text:p>
          </table:table-cell>
          <table:table-cell office:value-type="float" office:value="1251" calcext:value-type="float">
            <text:p>1,251</text:p>
          </table:table-cell>
          <table:table-cell table:formula="of:=[.Q16]/SUM([.$Q$14:.$S$17])" office:value-type="percentage" office:value="0.0535523789204182" calcext:value-type="percentage">
            <text:p>5.36%</text:p>
          </table:table-cell>
          <table:table-cell table:formula="of:=[.R16]/SUM([.$Q$14:.$S$17])" office:value-type="percentage" office:value="0.0804352464262855" calcext:value-type="percentage">
            <text:p>8.04%</text:p>
          </table:table-cell>
          <table:table-cell table:formula="of:=[.S16]/SUM([.$Q$14:.$S$17])" office:value-type="percentage" office:value="0.266908470236825" calcext:value-type="percentage">
            <text:p>26.69%</text:p>
          </table:table-cell>
          <table:table-cell table:formula="of:=+SUM([.T16:.V16])" office:value-type="percentage" office:value="0.400896095583529" calcext:value-type="percentage">
            <text:p>40.09%</text:p>
          </table:table-cell>
        </table:table-row>
        <table:table-row table:style-name="ro1">
          <table:table-cell table:number-columns-repeated="13"/>
          <table:table-cell office:value-type="float" office:value="3" calcext:value-type="float">
            <text:p>3</text:p>
          </table:table-cell>
          <table:table-cell office:value-type="string" calcext:value-type="string">
            <text:p>North Highalnds</text:p>
          </table:table-cell>
          <table:table-cell office:value-type="string" calcext:value-type="string">
            <text:p>Digitally wealthy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53" calcext:value-type="float">
            <text:p>553</text:p>
          </table:table-cell>
          <table:table-cell table:formula="of:=[.Q17]/SUM([.$Q$14:.$S$17])" office:value-type="percentage" office:value="0.00640068273949221" calcext:value-type="percentage">
            <text:p>0.64%</text:p>
          </table:table-cell>
          <table:table-cell table:formula="of:=[.R17]/SUM([.$Q$14:.$S$17])" office:value-type="percentage" office:value="0.0138681459355665" calcext:value-type="percentage">
            <text:p>1.39%</text:p>
          </table:table-cell>
          <table:table-cell table:formula="of:=[.S17]/SUM([.$Q$14:.$S$17])" office:value-type="percentage" office:value="0.117985918497973" calcext:value-type="percentage">
            <text:p>11.80%</text:p>
          </table:table-cell>
          <table:table-cell table:formula="of:=+SUM([.T17:.V17])" office:value-type="percentage" office:value="0.138254747173032" calcext:value-type="percentage">
            <text:p>13.83%</text:p>
          </table:table-cell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Central Highlands</text:p>
          </table:table-cell>
          <table:table-cell office:value-type="string" calcext:value-type="string">
            <text:p>Extreme digitally poor</text:p>
          </table:table-cell>
          <table:table-cell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  <table:table-cell office:value-type="float" office:value="393" calcext:value-type="float">
            <text:p>393</text:p>
          </table:table-cell>
          <table:table-cell table:formula="of:=[.Q18]/SUM([.$Q$18:.$S$21])" office:value-type="percentage" office:value="0.0142312777043316" calcext:value-type="percentage">
            <text:p>1.42%</text:p>
          </table:table-cell>
          <table:table-cell table:formula="of:=[.R18]/SUM([.$Q$18:.$S$21])" office:value-type="percentage" office:value="0.0146201104284937" calcext:value-type="percentage">
            <text:p>1.46%</text:p>
          </table:table-cell>
          <table:table-cell table:formula="of:=[.S18]/SUM([.$Q$18:.$S$21])" office:value-type="percentage" office:value="0.0305622521191383" calcext:value-type="percentage">
            <text:p>3.06%</text:p>
          </table:table-cell>
          <table:table-cell table:formula="of:=+SUM([.T18:.V18])" office:value-type="percentage" office:value="0.0594136402519636" calcext:value-type="percentage">
            <text:p>5.94%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Central Highlands</text:p>
          </table:table-cell>
          <table:table-cell office:value-type="string" calcext:value-type="string">
            <text:p>Digitally poor</text:p>
          </table:table-cell>
          <table:table-cell office:value-type="float" office:value="541" calcext:value-type="float">
            <text:p>541</text:p>
          </table:table-cell>
          <table:table-cell office:value-type="float" office:value="1033" calcext:value-type="float">
            <text:p>1,033</text:p>
          </table:table-cell>
          <table:table-cell office:value-type="float" office:value="2638" calcext:value-type="float">
            <text:p>2,638</text:p>
          </table:table-cell>
          <table:table-cell table:formula="of:=[.Q19]/SUM([.$Q$18:.$S$21])" office:value-type="percentage" office:value="0.0420717007543355" calcext:value-type="percentage">
            <text:p>4.21%</text:p>
          </table:table-cell>
          <table:table-cell table:formula="of:=[.R19]/SUM([.$Q$18:.$S$21])" office:value-type="percentage" office:value="0.0803328408118827" calcext:value-type="percentage">
            <text:p>8.03%</text:p>
          </table:table-cell>
          <table:table-cell table:formula="of:=[.S19]/SUM([.$Q$18:.$S$21])" office:value-type="percentage" office:value="0.205148145267906" calcext:value-type="percentage">
            <text:p>20.51%</text:p>
          </table:table-cell>
          <table:table-cell table:formula="of:=+SUM([.T19:.V19])" office:value-type="percentage" office:value="0.327552686834124" calcext:value-type="percentage">
            <text:p>32.76%</text:p>
          </table:table-cell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string" calcext:value-type="string">
            <text:p>Central Highlands</text:p>
          </table:table-cell>
          <table:table-cell office:value-type="string" calcext:value-type="string">
            <text:p>Connected</text:p>
          </table:table-cell>
          <table:table-cell office:value-type="float" office:value="428" calcext:value-type="float">
            <text:p>428</text:p>
          </table:table-cell>
          <table:table-cell office:value-type="float" office:value="1045" calcext:value-type="float">
            <text:p>1,045</text:p>
          </table:table-cell>
          <table:table-cell office:value-type="float" office:value="3047" calcext:value-type="float">
            <text:p>3,047</text:p>
          </table:table-cell>
          <table:table-cell table:formula="of:=[.Q20]/SUM([.$Q$18:.$S$21])" office:value-type="percentage" office:value="0.0332840811882728" calcext:value-type="percentage">
            <text:p>3.33%</text:p>
          </table:table-cell>
          <table:table-cell table:formula="of:=[.R20]/SUM([.$Q$18:.$S$21])" office:value-type="percentage" office:value="0.0812660393498717" calcext:value-type="percentage">
            <text:p>8.13%</text:p>
          </table:table-cell>
          <table:table-cell table:formula="of:=[.S20]/SUM([.$Q$18:.$S$21])" office:value-type="percentage" office:value="0.236954662104363" calcext:value-type="percentage">
            <text:p>23.70%</text:p>
          </table:table-cell>
          <table:table-cell table:formula="of:=+SUM([.T20:.V20])" office:value-type="percentage" office:value="0.351504782642507" calcext:value-type="percentage">
            <text:p>35.15%</text:p>
          </table:table-cell>
        </table:table-row>
        <table:table-row table:style-name="ro1">
          <table:table-cell table:number-columns-repeated="13"/>
          <table:table-cell office:value-type="float" office:value="3" calcext:value-type="float">
            <text:p>3</text:p>
          </table:table-cell>
          <table:table-cell office:value-type="string" calcext:value-type="string">
            <text:p>Central Highlands</text:p>
          </table:table-cell>
          <table:table-cell office:value-type="string" calcext:value-type="string">
            <text:p>Digitally wealthy</text:p>
          </table:table-cell>
          <table:table-cell office:value-type="float" office:value="124" calcext:value-type="float">
            <text:p>124</text:p>
          </table:table-cell>
          <table:table-cell office:value-type="float" office:value="436" calcext:value-type="float">
            <text:p>436</text:p>
          </table:table-cell>
          <table:table-cell office:value-type="float" office:value="2803" calcext:value-type="float">
            <text:p>2,803</text:p>
          </table:table-cell>
          <table:table-cell table:formula="of:=[.Q21]/SUM([.$Q$18:.$S$21])" office:value-type="percentage" office:value="0.00964305155921922" calcext:value-type="percentage">
            <text:p>0.96%</text:p>
          </table:table-cell>
          <table:table-cell table:formula="of:=[.R21]/SUM([.$Q$18:.$S$21])" office:value-type="percentage" office:value="0.0339062135469321" calcext:value-type="percentage">
            <text:p>3.39%</text:p>
          </table:table-cell>
          <table:table-cell table:formula="of:=[.S21]/SUM([.$Q$18:.$S$21])" office:value-type="percentage" office:value="0.217979625165254" calcext:value-type="percentage">
            <text:p>21.80%</text:p>
          </table:table-cell>
          <table:table-cell table:formula="of:=+SUM([.T21:.V21])" office:value-type="percentage" office:value="0.261528890271405" calcext:value-type="percentage">
            <text:p>26.15%</text:p>
          </table:table-cell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outh Highlands</text:p>
          </table:table-cell>
          <table:table-cell office:value-type="string" calcext:value-type="string">
            <text:p>Extreme digitally poor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163" calcext:value-type="float">
            <text:p>163</text:p>
          </table:table-cell>
          <table:table-cell table:formula="of:=[.Q22]/SUM([.$Q$22:.$S$25])" office:value-type="percentage" office:value="0.00585190186810713" calcext:value-type="percentage">
            <text:p>0.59%</text:p>
          </table:table-cell>
          <table:table-cell table:formula="of:=[.R22]/SUM([.$Q$22:.$S$25])" office:value-type="percentage" office:value="0.00844024307900068" calcext:value-type="percentage">
            <text:p>0.84%</text:p>
          </table:table-cell>
          <table:table-cell table:formula="of:=[.S22]/SUM([.$Q$22:.$S$25])" office:value-type="percentage" office:value="0.0183434616250281" calcext:value-type="percentage">
            <text:p>1.83%</text:p>
          </table:table-cell>
          <table:table-cell table:formula="of:=+SUM([.T22:.V22])" office:value-type="percentage" office:value="0.0326356065721359" calcext:value-type="percentage">
            <text:p>3.26%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outh Highlands</text:p>
          </table:table-cell>
          <table:table-cell office:value-type="string" calcext:value-type="string">
            <text:p>Digitally poor</text:p>
          </table:table-cell>
          <table:table-cell office:value-type="float" office:value="320" calcext:value-type="float">
            <text:p>320</text:p>
          </table:table-cell>
          <table:table-cell office:value-type="float" office:value="641" calcext:value-type="float">
            <text:p>641</text:p>
          </table:table-cell>
          <table:table-cell office:value-type="float" office:value="2178" calcext:value-type="float">
            <text:p>2,178</text:p>
          </table:table-cell>
          <table:table-cell table:formula="of:=[.Q23]/SUM([.$Q$22:.$S$25])" office:value-type="percentage" office:value="0.0360117038037362" calcext:value-type="percentage">
            <text:p>3.60%</text:p>
          </table:table-cell>
          <table:table-cell table:formula="of:=[.R23]/SUM([.$Q$22:.$S$25])" office:value-type="percentage" office:value="0.0721359441818591" calcext:value-type="percentage">
            <text:p>7.21%</text:p>
          </table:table-cell>
          <table:table-cell table:formula="of:=[.S23]/SUM([.$Q$22:.$S$25])" office:value-type="percentage" office:value="0.24510465901418" calcext:value-type="percentage">
            <text:p>24.51%</text:p>
          </table:table-cell>
          <table:table-cell table:formula="of:=+SUM([.T23:.V23])" office:value-type="percentage" office:value="0.353252306999775" calcext:value-type="percentage">
            <text:p>35.33%</text:p>
          </table:table-cell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string" calcext:value-type="string">
            <text:p>South Highlands</text:p>
          </table:table-cell>
          <table:table-cell office:value-type="string" calcext:value-type="string">
            <text:p>Connected</text:p>
          </table:table-cell>
          <table:table-cell office:value-type="float" office:value="180" calcext:value-type="float">
            <text:p>180</text:p>
          </table:table-cell>
          <table:table-cell office:value-type="float" office:value="612" calcext:value-type="float">
            <text:p>612</text:p>
          </table:table-cell>
          <table:table-cell office:value-type="float" office:value="2836" calcext:value-type="float">
            <text:p>2,836</text:p>
          </table:table-cell>
          <table:table-cell table:formula="of:=[.Q24]/SUM([.$Q$22:.$S$25])" office:value-type="percentage" office:value="0.0202565833896016" calcext:value-type="percentage">
            <text:p>2.03%</text:p>
          </table:table-cell>
          <table:table-cell table:formula="of:=[.R24]/SUM([.$Q$22:.$S$25])" office:value-type="percentage" office:value="0.0688723835246455" calcext:value-type="percentage">
            <text:p>6.89%</text:p>
          </table:table-cell>
          <table:table-cell table:formula="of:=[.S24]/SUM([.$Q$22:.$S$25])" office:value-type="percentage" office:value="0.319153724960612" calcext:value-type="percentage">
            <text:p>31.92%</text:p>
          </table:table-cell>
          <table:table-cell table:formula="of:=+SUM([.T24:.V24])" office:value-type="percentage" office:value="0.408282691874859" calcext:value-type="percentage">
            <text:p>40.83%</text:p>
          </table:table-cell>
        </table:table-row>
        <table:table-row table:style-name="ro1">
          <table:table-cell table:number-columns-repeated="13"/>
          <table:table-cell office:value-type="float" office:value="3" calcext:value-type="float">
            <text:p>3</text:p>
          </table:table-cell>
          <table:table-cell office:value-type="string" calcext:value-type="string">
            <text:p>South Highlands</text:p>
          </table:table-cell>
          <table:table-cell office:value-type="string" calcext:value-type="string">
            <text:p>Digitally wealthy</text:p>
          </table:table-cell>
          <table:table-cell office:value-type="float" office:value="19" calcext:value-type="float">
            <text:p>19</text:p>
          </table:table-cell>
          <table:table-cell office:value-type="float" office:value="161" calcext:value-type="float">
            <text:p>161</text:p>
          </table:table-cell>
          <table:table-cell office:value-type="float" office:value="1649" calcext:value-type="float">
            <text:p>1,649</text:p>
          </table:table-cell>
          <table:table-cell table:formula="of:=[.Q25]/SUM([.$Q$22:.$S$25])" office:value-type="percentage" office:value="0.00213819491334684" calcext:value-type="percentage">
            <text:p>0.21%</text:p>
          </table:table-cell>
          <table:table-cell table:formula="of:=[.R25]/SUM([.$Q$22:.$S$25])" office:value-type="percentage" office:value="0.0181183884762548" calcext:value-type="percentage">
            <text:p>1.81%</text:p>
          </table:table-cell>
          <table:table-cell table:formula="of:=[.S25]/SUM([.$Q$22:.$S$25])" office:value-type="percentage" office:value="0.185572811163628" calcext:value-type="percentage">
            <text:p>18.56%</text:p>
          </table:table-cell>
          <table:table-cell table:formula="of:=+SUM([.T25:.V25])" office:value-type="percentage" office:value="0.20582939455323" calcext:value-type="percentage">
            <text:p>20.58%</text:p>
          </table:table-cell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Rainforrest</text:p>
          </table:table-cell>
          <table:table-cell office:value-type="string" calcext:value-type="string">
            <text:p>Extreme digitally poor</text:p>
          </table:table-cell>
          <table:table-cell office:value-type="float" office:value="381" calcext:value-type="float">
            <text:p>381</text:p>
          </table:table-cell>
          <table:table-cell office:value-type="float" office:value="506" calcext:value-type="float">
            <text:p>506</text:p>
          </table:table-cell>
          <table:table-cell office:value-type="float" office:value="780" calcext:value-type="float">
            <text:p>780</text:p>
          </table:table-cell>
          <table:table-cell table:formula="of:=[.Q26]/SUM([.$Q$26:.$S$29])" office:value-type="percentage" office:value="0.0219066237350506" calcext:value-type="percentage">
            <text:p>2.19%</text:p>
          </table:table-cell>
          <table:table-cell table:formula="of:=[.R26]/SUM([.$Q$26:.$S$29])" office:value-type="percentage" office:value="0.0290938362465501" calcext:value-type="percentage">
            <text:p>2.91%</text:p>
          </table:table-cell>
          <table:table-cell table:formula="of:=[.S26]/SUM([.$Q$26:.$S$29])" office:value-type="percentage" office:value="0.0448482060717571" calcext:value-type="percentage">
            <text:p>4.48%</text:p>
          </table:table-cell>
          <table:table-cell table:formula="of:=+SUM([.T26:.V26])" office:value-type="percentage" office:value="0.0958486660533579" calcext:value-type="percentage">
            <text:p>9.58%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ainforrest</text:p>
          </table:table-cell>
          <table:table-cell office:value-type="string" calcext:value-type="string">
            <text:p>Digitally poor</text:p>
          </table:table-cell>
          <table:table-cell office:value-type="float" office:value="370" calcext:value-type="float">
            <text:p>370</text:p>
          </table:table-cell>
          <table:table-cell office:value-type="float" office:value="1134" calcext:value-type="float">
            <text:p>1,134</text:p>
          </table:table-cell>
          <table:table-cell office:value-type="float" office:value="3273" calcext:value-type="float">
            <text:p>3,273</text:p>
          </table:table-cell>
          <table:table-cell table:formula="of:=[.Q27]/SUM([.$Q$26:.$S$29])" office:value-type="percentage" office:value="0.0212741490340386" calcext:value-type="percentage">
            <text:p>2.13%</text:p>
          </table:table-cell>
          <table:table-cell table:formula="of:=[.R27]/SUM([.$Q$26:.$S$29])" office:value-type="percentage" office:value="0.0652023919043238" calcext:value-type="percentage">
            <text:p>6.52%</text:p>
          </table:table-cell>
          <table:table-cell table:formula="of:=[.S27]/SUM([.$Q$26:.$S$29])" office:value-type="percentage" office:value="0.188189972401104" calcext:value-type="percentage">
            <text:p>18.82%</text:p>
          </table:table-cell>
          <table:table-cell table:formula="of:=+SUM([.T27:.V27])" office:value-type="percentage" office:value="0.274666513339466" calcext:value-type="percentage">
            <text:p>27.47%</text:p>
          </table:table-cell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string" calcext:value-type="string">
            <text:p>Rainforrest</text:p>
          </table:table-cell>
          <table:table-cell office:value-type="string" calcext:value-type="string">
            <text:p>Connected</text:p>
          </table:table-cell>
          <table:table-cell office:value-type="float" office:value="312" calcext:value-type="float">
            <text:p>312</text:p>
          </table:table-cell>
          <table:table-cell office:value-type="float" office:value="1399" calcext:value-type="float">
            <text:p>1,399</text:p>
          </table:table-cell>
          <table:table-cell office:value-type="float" office:value="5965" calcext:value-type="float">
            <text:p>5,965</text:p>
          </table:table-cell>
          <table:table-cell table:formula="of:=[.Q28]/SUM([.$Q$26:.$S$29])" office:value-type="percentage" office:value="0.0179392824287029" calcext:value-type="percentage">
            <text:p>1.79%</text:p>
          </table:table-cell>
          <table:table-cell table:formula="of:=[.R28]/SUM([.$Q$26:.$S$29])" office:value-type="percentage" office:value="0.0804392824287029" calcext:value-type="percentage">
            <text:p>8.04%</text:p>
          </table:table-cell>
          <table:table-cell table:formula="of:=[.S28]/SUM([.$Q$26:.$S$29])" office:value-type="percentage" office:value="0.342973781048758" calcext:value-type="percentage">
            <text:p>34.30%</text:p>
          </table:table-cell>
          <table:table-cell table:formula="of:=+SUM([.T28:.V28])" office:value-type="percentage" office:value="0.441352345906164" calcext:value-type="percentage">
            <text:p>44.14%</text:p>
          </table:table-cell>
        </table:table-row>
        <table:table-row table:style-name="ro1">
          <table:table-cell table:number-columns-repeated="13"/>
          <table:table-cell office:value-type="float" office:value="3" calcext:value-type="float">
            <text:p>3</text:p>
          </table:table-cell>
          <table:table-cell office:value-type="string" calcext:value-type="string">
            <text:p>Rainforrest</text:p>
          </table:table-cell>
          <table:table-cell office:value-type="string" calcext:value-type="string">
            <text:p>Digitally wealthy</text:p>
          </table:table-cell>
          <table:table-cell office:value-type="float" office:value="33" calcext:value-type="float">
            <text:p>33</text:p>
          </table:table-cell>
          <table:table-cell office:value-type="float" office:value="205" calcext:value-type="float">
            <text:p>205</text:p>
          </table:table-cell>
          <table:table-cell office:value-type="float" office:value="3034" calcext:value-type="float">
            <text:p>3,034</text:p>
          </table:table-cell>
          <table:table-cell table:formula="of:=[.Q29]/SUM([.$Q$26:.$S$29])" office:value-type="percentage" office:value="0.00189742410303588" calcext:value-type="percentage">
            <text:p>0.19%</text:p>
          </table:table-cell>
          <table:table-cell table:formula="of:=[.R29]/SUM([.$Q$26:.$S$29])" office:value-type="percentage" office:value="0.0117870285188592" calcext:value-type="percentage">
            <text:p>1.18%</text:p>
          </table:table-cell>
          <table:table-cell table:formula="of:=[.S29]/SUM([.$Q$26:.$S$29])" office:value-type="percentage" office:value="0.174448022079117" calcext:value-type="percentage">
            <text:p>17.44%</text:p>
          </table:table-cell>
          <table:table-cell table:formula="of:=+SUM([.T29:.V29])" office:value-type="percentage" office:value="0.188132474701012" calcext:value-type="percentage">
            <text:p>18.81%</text:p>
          </table:table-cell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Metro Lima</text:p>
          </table:table-cell>
          <table:table-cell office:value-type="string" calcext:value-type="string">
            <text:p>Extreme digitally poo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Q30]/SUM([.$Q$30:.$S$33])" office:value-type="percentage" office:value="0.000410340582683627" calcext:value-type="percentage">
            <text:p>0.04%</text:p>
          </table:table-cell>
          <table:table-cell table:formula="of:=[.R30]/SUM([.$Q$30:.$S$33])" office:value-type="percentage" office:value="0.00123102174805088" calcext:value-type="percentage">
            <text:p>0.12%</text:p>
          </table:table-cell>
          <table:table-cell table:formula="of:=[.S30]/SUM([.$Q$30:.$S$33])" office:value-type="percentage" office:value="0.00225687320475995" calcext:value-type="percentage">
            <text:p>0.23%</text:p>
          </table:table-cell>
          <table:table-cell table:formula="of:=+SUM([.T30:.V30])" office:value-type="percentage" office:value="0.00389823553549446" calcext:value-type="percentage">
            <text:p>0.39%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Metro Lima</text:p>
          </table:table-cell>
          <table:table-cell office:value-type="string" calcext:value-type="string">
            <text:p>Digitally poor</text:p>
          </table:table-cell>
          <table:table-cell office:value-type="float" office:value="38" calcext:value-type="float">
            <text:p>38</text:p>
          </table:table-cell>
          <table:table-cell office:value-type="float" office:value="152" calcext:value-type="float">
            <text:p>152</text:p>
          </table:table-cell>
          <table:table-cell office:value-type="float" office:value="380" calcext:value-type="float">
            <text:p>380</text:p>
          </table:table-cell>
          <table:table-cell table:formula="of:=[.Q31]/SUM([.$Q$30:.$S$33])" office:value-type="percentage" office:value="0.00779647107098892" calcext:value-type="percentage">
            <text:p>0.78%</text:p>
          </table:table-cell>
          <table:table-cell table:formula="of:=[.R31]/SUM([.$Q$30:.$S$33])" office:value-type="percentage" office:value="0.0311858842839557" calcext:value-type="percentage">
            <text:p>3.12%</text:p>
          </table:table-cell>
          <table:table-cell table:formula="of:=[.S31]/SUM([.$Q$30:.$S$33])" office:value-type="percentage" office:value="0.0779647107098892" calcext:value-type="percentage">
            <text:p>7.80%</text:p>
          </table:table-cell>
          <table:table-cell table:formula="of:=+SUM([.T31:.V31])" office:value-type="percentage" office:value="0.116947066064834" calcext:value-type="percentage">
            <text:p>11.69%</text:p>
          </table:table-cell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string" calcext:value-type="string">
            <text:p>Metro Lima</text:p>
          </table:table-cell>
          <table:table-cell office:value-type="string" calcext:value-type="string">
            <text:p>Connected</text:p>
          </table:table-cell>
          <table:table-cell office:value-type="float" office:value="86" calcext:value-type="float">
            <text:p>86</text:p>
          </table:table-cell>
          <table:table-cell office:value-type="float" office:value="607" calcext:value-type="float">
            <text:p>607</text:p>
          </table:table-cell>
          <table:table-cell office:value-type="float" office:value="1482" calcext:value-type="float">
            <text:p>1,482</text:p>
          </table:table-cell>
          <table:table-cell table:formula="of:=[.Q32]/SUM([.$Q$30:.$S$33])" office:value-type="percentage" office:value="0.017644645055396" calcext:value-type="percentage">
            <text:p>1.76%</text:p>
          </table:table-cell>
          <table:table-cell table:formula="of:=[.R32]/SUM([.$Q$30:.$S$33])" office:value-type="percentage" office:value="0.124538366844481" calcext:value-type="percentage">
            <text:p>12.45%</text:p>
          </table:table-cell>
          <table:table-cell table:formula="of:=[.S32]/SUM([.$Q$30:.$S$33])" office:value-type="percentage" office:value="0.304062371768568" calcext:value-type="percentage">
            <text:p>30.41%</text:p>
          </table:table-cell>
          <table:table-cell table:formula="of:=+SUM([.T32:.V32])" office:value-type="percentage" office:value="0.446245383668445" calcext:value-type="percentage">
            <text:p>44.62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th Coast</text:p>
          </table:table-cell>
          <table:table-cell/>
          <table:table-cell office:value-type="string" calcext:value-type="string">
            <text:p>Extreme digitally poor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Metro Lima</text:p>
          </table:table-cell>
          <table:table-cell office:value-type="string" calcext:value-type="string">
            <text:p>Digitally wealthy</text:p>
          </table:table-cell>
          <table:table-cell office:value-type="float" office:value="19" calcext:value-type="float">
            <text:p>19</text:p>
          </table:table-cell>
          <table:table-cell office:value-type="float" office:value="324" calcext:value-type="float">
            <text:p>324</text:p>
          </table:table-cell>
          <table:table-cell office:value-type="float" office:value="1767" calcext:value-type="float">
            <text:p>1,767</text:p>
          </table:table-cell>
          <table:table-cell table:formula="of:=[.Q33]/SUM([.$Q$30:.$S$33])" office:value-type="percentage" office:value="0.00389823553549446" calcext:value-type="percentage">
            <text:p>0.39%</text:p>
          </table:table-cell>
          <table:table-cell table:formula="of:=[.R33]/SUM([.$Q$30:.$S$33])" office:value-type="percentage" office:value="0.0664751743947476" calcext:value-type="percentage">
            <text:p>6.65%</text:p>
          </table:table-cell>
          <table:table-cell table:formula="of:=[.S33]/SUM([.$Q$30:.$S$33])" office:value-type="percentage" office:value="0.362535904800985" calcext:value-type="percentage">
            <text:p>36.25%</text:p>
          </table:table-cell>
          <table:table-cell table:formula="of:=+SUM([.T33:.V33])" office:value-type="percentage" office:value="0.432909314731227" calcext:value-type="percentage">
            <text:p>43.2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nter Coast</text:p>
          </table:table-cell>
          <table:table-cell/>
          <table:table-cell office:value-type="string" calcext:value-type="string">
            <text:p>Digitally poor</text:p>
          </table:table-cell>
          <table:table-cell table:number-columns-repeated="12"/>
          <table:table-cell table:style-name="Default"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th Coast</text:p>
          </table:table-cell>
          <table:table-cell/>
          <table:table-cell office:value-type="string" calcext:value-type="string">
            <text:p>Connected</text:p>
          </table:table-cell>
          <table:table-cell table:number-columns-repeated="12"/>
          <table:table-cell table:style-name="Default"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ghlands North</text:p>
          </table:table-cell>
          <table:table-cell/>
          <table:table-cell office:value-type="string" calcext:value-type="string">
            <text:p>Digitally wealthy</text:p>
          </table:table-cell>
          <table:table-cell table:number-columns-repeated="12"/>
          <table:table-cell table:style-name="Default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lands Center</text:p>
          </table:table-cell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ighlands South</text:p>
          </table:table-cell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inforrest</text:p>
          </table:table-cell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tro Lima</text:p>
          </table:table-cell>
          <table:table-cell table:number-columns-repeated="14"/>
          <table:table-cell table:style-name="Default" table:number-columns-repeated="7"/>
        </table:table-row>
      </table:table>
      <table:table table:name="Median houshold" table:style-name="ta2">
        <office:forms form:automatic-focus="false" form:apply-design-mode="false"/>
        <table:table-column table:style-name="co19" table:default-cell-style-name="Default"/>
        <table:table-column table:style-name="co4" table:default-cell-style-name="Default"/>
        <table:table-column table:style-name="co4" table:default-cell-style-name="ce5"/>
        <table:table-column table:style-name="co22" table:default-cell-style-name="Default"/>
        <table:table-row table:style-name="ro1">
          <table:table-cell table:style-name="ce8" office:value-type="string" calcext:value-type="string">
            <text:p>Digital poorness</text:p>
          </table:table-cell>
          <table:table-cell table:style-name="ce8" office:value-type="string" calcext:value-type="string">
            <text:p>Age</text:p>
          </table:table-cell>
          <table:table-cell table:style-name="ce8" office:value-type="string" calcext:value-type="string">
            <text:p>Income</text:p>
          </table:table-cell>
          <table:table-cell table:style-name="ce8" office:value-type="string" calcext:value-type="string">
            <text:p>Members per house</text:p>
          </table:table-cell>
        </table:table-row>
        <table:table-row table:style-name="ro1">
          <table:table-cell office:value-type="string" calcext:value-type="string">
            <text:p>Extreme digitally poor</text:p>
          </table:table-cell>
          <table:table-cell office:value-type="float" office:value="50" calcext:value-type="float">
            <text:p>50</text:p>
          </table:table-cell>
          <table:table-cell office:value-type="float" office:value="13800.552734" calcext:value-type="float">
            <text:p>13,800.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gitally poor</text:p>
          </table:table-cell>
          <table:table-cell office:value-type="float" office:value="60" calcext:value-type="float">
            <text:p>60</text:p>
          </table:table-cell>
          <table:table-cell office:value-type="float" office:value="20150.511719" calcext:value-type="float">
            <text:p>20,150.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nected</text:p>
          </table:table-cell>
          <table:table-cell office:value-type="float" office:value="37" calcext:value-type="float">
            <text:p>37</text:p>
          </table:table-cell>
          <table:table-cell office:value-type="float" office:value="31031.369141" calcext:value-type="float">
            <text:p>31,031.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gitally wealthy</text:p>
          </table:table-cell>
          <table:table-cell office:value-type="float" office:value="30" calcext:value-type="float">
            <text:p>30</text:p>
          </table:table-cell>
          <table:table-cell office:value-type="float" office:value="46916.714844" calcext:value-type="float">
            <text:p>46,916.7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4">
          <table:table-cell table:number-columns-repeated="2"/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Domain</text:p>
          </table:table-cell>
          <table:table-cell table:style-name="ce8" office:value-type="string" calcext:value-type="string">
            <text:p>Age</text:p>
          </table:table-cell>
          <table:table-cell table:style-name="ce8" office:value-type="string" calcext:value-type="string">
            <text:p>Income</text:p>
          </table:table-cell>
          <table:table-cell table:style-name="ce8" office:value-type="string" calcext:value-type="string">
            <text:p>Members per house</text:p>
          </table:table-cell>
        </table:table-row>
        <table:table-row table:style-name="ro1">
          <table:table-cell office:value-type="string" calcext:value-type="string">
            <text:p>North Coast</text:p>
          </table:table-cell>
          <table:table-cell office:value-type="float" office:value="40" calcext:value-type="float">
            <text:p>40</text:p>
          </table:table-cell>
          <table:table-cell office:value-type="float" office:value="36209.386719" calcext:value-type="float">
            <text:p>36,209.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ntral Coast</text:p>
          </table:table-cell>
          <table:table-cell office:value-type="float" office:value="40" calcext:value-type="float">
            <text:p>40</text:p>
          </table:table-cell>
          <table:table-cell office:value-type="float" office:value="40197.5625" calcext:value-type="float">
            <text:p>40,197.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uth Coast</text:p>
          </table:table-cell>
          <table:table-cell office:value-type="float" office:value="41" calcext:value-type="float">
            <text:p>41</text:p>
          </table:table-cell>
          <table:table-cell office:value-type="float" office:value="35845.480469" calcext:value-type="float">
            <text:p>35,845.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th Highlands</text:p>
          </table:table-cell>
          <table:table-cell office:value-type="float" office:value="42" calcext:value-type="float">
            <text:p>42</text:p>
          </table:table-cell>
          <table:table-cell office:value-type="float" office:value="20603.664062" calcext:value-type="float">
            <text:p>20,603.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ntral Highlands</text:p>
          </table:table-cell>
          <table:table-cell office:value-type="float" office:value="43" calcext:value-type="float">
            <text:p>43</text:p>
          </table:table-cell>
          <table:table-cell office:value-type="float" office:value="22640.111328" calcext:value-type="float">
            <text:p>22,640.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uth Highlands</text:p>
          </table:table-cell>
          <table:table-cell office:value-type="float" office:value="44" calcext:value-type="float">
            <text:p>44</text:p>
          </table:table-cell>
          <table:table-cell office:value-type="float" office:value="24004.171875" calcext:value-type="float">
            <text:p>24,004.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inforrest</text:p>
          </table:table-cell>
          <table:table-cell office:value-type="float" office:value="38" calcext:value-type="float">
            <text:p>38</text:p>
          </table:table-cell>
          <table:table-cell office:value-type="float" office:value="28877.953125" calcext:value-type="float">
            <text:p>28,877.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tro Lima</text:p>
          </table:table-cell>
          <table:table-cell office:value-type="float" office:value="41" calcext:value-type="float">
            <text:p>41</text:p>
          </table:table-cell>
          <table:table-cell office:value-type="float" office:value="44048.318359" calcext:value-type="float">
            <text:p>44,048.32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ocial status" table:style-name="ta2">
        <office:forms form:automatic-focus="false" form:apply-design-mode="false"/>
        <table:shapes>
          <draw:frame draw:z-index="0" draw:style-name="gr1" draw:text-style-name="P1" svg:width="15.999cm" svg:height="8.999cm" svg:x="9.039cm" svg:y="2.822cm">
            <draw:object draw:notify-on-update-of-ranges="'Social status'.A1:'Social status'.A1 'Social status'.A2:'Social status'.A7 'Social status'.B1:'Social status'.B1 'Social status'.B2:'Social status'.B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Social Level</text:p>
          </table:table-cell>
          <table:table-cell office:value-type="string" calcext:value-type="string">
            <text:p>Perc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vel A</text:p>
          </table:table-cell>
          <table:table-cell table:style-name="ce2" office:value-type="percentage" office:value="0.014822" calcext:value-type="percentage">
            <text:p>1.48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vel B</text:p>
          </table:table-cell>
          <table:table-cell table:style-name="ce2" office:value-type="percentage" office:value="0.032949" calcext:value-type="percentage">
            <text:p>3.29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vel C</text:p>
          </table:table-cell>
          <table:table-cell table:style-name="ce2" office:value-type="percentage" office:value="0.087218" calcext:value-type="percentage">
            <text:p>8.72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vel D</text:p>
          </table:table-cell>
          <table:table-cell table:style-name="ce2" office:value-type="percentage" office:value="0.203519" calcext:value-type="percentage">
            <text:p>20.35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vel E</text:p>
          </table:table-cell>
          <table:table-cell table:style-name="ce2" office:value-type="percentage" office:value="0.288009" calcext:value-type="percentage">
            <text:p>28.8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ral</text:p>
          </table:table-cell>
          <table:table-cell table:style-name="ce2" office:value-type="percentage" office:value="0.373483" calcext:value-type="percentage">
            <text:p>37.35%</text:p>
          </table:table-cell>
          <table:table-cell table:number-columns-repeated="14"/>
        </table:table-row>
        <table:table-row table:style-name="ro1" table:number-rows-repeated="22">
          <table:table-cell table:number-columns-repeated="16"/>
        </table:table-row>
        <table:table-row table:style-name="ro1">
          <table:table-cell office:value-type="string" calcext:value-type="string">
            <text:p>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Level A</text:p>
          </table:table-cell>
          <table:table-cell office:value-type="string" calcext:value-type="string">
            <text:p>Level B</text:p>
          </table:table-cell>
          <table:table-cell office:value-type="string" calcext:value-type="string">
            <text:p>Level C</text:p>
          </table:table-cell>
          <table:table-cell office:value-type="string" calcext:value-type="string">
            <text:p>Level D</text:p>
          </table:table-cell>
          <table:table-cell office:value-type="string" calcext:value-type="string">
            <text:p>Level E</text:p>
          </table:table-cell>
          <table:table-cell office:value-type="string" calcext:value-type="string">
            <text:p>Rur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559" calcext:value-type="float">
            <text:p>559</text:p>
          </table:table-cell>
          <table:table-cell office:value-type="float" office:value="1507" calcext:value-type="float">
            <text:p>1507</text:p>
          </table:table-cell>
          <table:table-cell office:value-type="float" office:value="3081" calcext:value-type="float">
            <text:p>3081</text:p>
          </table:table-cell>
          <table:table-cell office:value-type="float" office:value="4249" calcext:value-type="float">
            <text:p>4249</text:p>
          </table:table-cell>
          <table:table-cell office:value-type="float" office:value="2082" calcext:value-type="float">
            <text:p>2082</text:p>
          </table:table-cell>
          <table:table-cell table:formula="of:=SUM([.B31:.G31])" office:value-type="float" office:value="11739" calcext:value-type="float">
            <text:p>11739</text:p>
          </table:table-cell>
          <table:table-cell office:value-type="string" calcext:value-type="string">
            <text:p>North Coast</text:p>
          </table:table-cell>
          <table:table-cell table:style-name="ce2" table:formula="of:=[.B31]/[.$H31]" office:value-type="percentage" office:value="0.0222335803731153" calcext:value-type="percentage">
            <text:p>2.22%</text:p>
          </table:table-cell>
          <table:table-cell table:style-name="ce2" table:formula="of:=[.C31]/[.$H31]" office:value-type="percentage" office:value="0.0476190476190476" calcext:value-type="percentage">
            <text:p>4.76%</text:p>
          </table:table-cell>
          <table:table-cell table:style-name="ce2" table:formula="of:=[.D31]/[.$H31]" office:value-type="percentage" office:value="0.128375500468524" calcext:value-type="percentage">
            <text:p>12.84%</text:p>
          </table:table-cell>
          <table:table-cell table:style-name="ce2" table:formula="of:=[.E31]/[.$H31]" office:value-type="percentage" office:value="0.262458471760797" calcext:value-type="percentage">
            <text:p>26.25%</text:p>
          </table:table-cell>
          <table:table-cell table:style-name="ce2" table:formula="of:=[.F31]/[.$H31]" office:value-type="percentage" office:value="0.361955873583781" calcext:value-type="percentage">
            <text:p>36.20%</text:p>
          </table:table-cell>
          <table:table-cell table:style-name="ce2" table:formula="of:=[.G31]/[.$H31]" office:value-type="percentage" office:value="0.177357526194735" calcext:value-type="percentage">
            <text:p>17.74%</text:p>
          </table:table-cell>
          <table:table-cell table:style-name="ce2" table:formula="of:=SUM([.J31:.O3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453" calcext:value-type="float">
            <text:p>453</text:p>
          </table:table-cell>
          <table:table-cell office:value-type="float" office:value="789" calcext:value-type="float">
            <text:p>789</text:p>
          </table:table-cell>
          <table:table-cell office:value-type="float" office:value="1870" calcext:value-type="float">
            <text:p>1870</text:p>
          </table:table-cell>
          <table:table-cell office:value-type="float" office:value="2341" calcext:value-type="float">
            <text:p>2341</text:p>
          </table:table-cell>
          <table:table-cell office:value-type="float" office:value="1054" calcext:value-type="float">
            <text:p>1054</text:p>
          </table:table-cell>
          <table:table-cell table:formula="of:=SUM([.B32:.G32])" office:value-type="float" office:value="6676" calcext:value-type="float">
            <text:p>6676</text:p>
          </table:table-cell>
          <table:table-cell office:value-type="string" calcext:value-type="string">
            <text:p>Center Coast</text:p>
          </table:table-cell>
          <table:table-cell table:style-name="ce2" table:formula="of:=[.B32]/[.$H32]" office:value-type="percentage" office:value="0.0253145596165368" calcext:value-type="percentage">
            <text:p>2.53%</text:p>
          </table:table-cell>
          <table:table-cell table:style-name="ce2" table:formula="of:=[.C32]/[.$H32]" office:value-type="percentage" office:value="0.0678550029958059" calcext:value-type="percentage">
            <text:p>6.79%</text:p>
          </table:table-cell>
          <table:table-cell table:style-name="ce2" table:formula="of:=[.D32]/[.$H32]" office:value-type="percentage" office:value="0.118184541641702" calcext:value-type="percentage">
            <text:p>11.82%</text:p>
          </table:table-cell>
          <table:table-cell table:style-name="ce2" table:formula="of:=[.E32]/[.$H32]" office:value-type="percentage" office:value="0.280107849011384" calcext:value-type="percentage">
            <text:p>28.01%</text:p>
          </table:table-cell>
          <table:table-cell table:style-name="ce2" table:formula="of:=[.F32]/[.$H32]" office:value-type="percentage" office:value="0.350659077291791" calcext:value-type="percentage">
            <text:p>35.07%</text:p>
          </table:table-cell>
          <table:table-cell table:style-name="ce2" table:formula="of:=[.G32]/[.$H32]" office:value-type="percentage" office:value="0.15787896944278" calcext:value-type="percentage">
            <text:p>15.79%</text:p>
          </table:table-cell>
          <table:table-cell table:style-name="ce2" table:formula="of:=SUM([.J32:.O3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361" calcext:value-type="float">
            <text:p>361</text:p>
          </table:table-cell>
          <table:table-cell office:value-type="float" office:value="648" calcext:value-type="float">
            <text:p>648</text:p>
          </table:table-cell>
          <table:table-cell office:value-type="float" office:value="753" calcext:value-type="float">
            <text:p>753</text:p>
          </table:table-cell>
          <table:table-cell office:value-type="float" office:value="1421" calcext:value-type="float">
            <text:p>1421</text:p>
          </table:table-cell>
          <table:table-cell office:value-type="float" office:value="677" calcext:value-type="float">
            <text:p>677</text:p>
          </table:table-cell>
          <table:table-cell table:formula="of:=SUM([.B33:.G33])" office:value-type="float" office:value="3996" calcext:value-type="float">
            <text:p>3996</text:p>
          </table:table-cell>
          <table:table-cell office:value-type="string" calcext:value-type="string">
            <text:p>South Coast</text:p>
          </table:table-cell>
          <table:table-cell table:style-name="ce2" table:formula="of:=[.B33]/[.$H33]" office:value-type="percentage" office:value="0.034034034034034" calcext:value-type="percentage">
            <text:p>3.40%</text:p>
          </table:table-cell>
          <table:table-cell table:style-name="ce2" table:formula="of:=[.C33]/[.$H33]" office:value-type="percentage" office:value="0.0903403403403403" calcext:value-type="percentage">
            <text:p>9.03%</text:p>
          </table:table-cell>
          <table:table-cell table:style-name="ce2" table:formula="of:=[.D33]/[.$H33]" office:value-type="percentage" office:value="0.162162162162162" calcext:value-type="percentage">
            <text:p>16.22%</text:p>
          </table:table-cell>
          <table:table-cell table:style-name="ce2" table:formula="of:=[.E33]/[.$H33]" office:value-type="percentage" office:value="0.188438438438438" calcext:value-type="percentage">
            <text:p>18.84%</text:p>
          </table:table-cell>
          <table:table-cell table:style-name="ce2" table:formula="of:=[.F33]/[.$H33]" office:value-type="percentage" office:value="0.355605605605606" calcext:value-type="percentage">
            <text:p>35.56%</text:p>
          </table:table-cell>
          <table:table-cell table:style-name="ce2" table:formula="of:=[.G33]/[.$H33]" office:value-type="percentage" office:value="0.169419419419419" calcext:value-type="percentage">
            <text:p>16.94%</text:p>
          </table:table-cell>
          <table:table-cell table:style-name="ce2" table:formula="of:=SUM([.J33:.O3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3257" calcext:value-type="float">
            <text:p>3257</text:p>
          </table:table-cell>
          <table:table-cell table:formula="of:=SUM([.B34:.G34])" office:value-type="float" office:value="4687" calcext:value-type="float">
            <text:p>4687</text:p>
          </table:table-cell>
          <table:table-cell office:value-type="string" calcext:value-type="string">
            <text:p>Highlands North</text:p>
          </table:table-cell>
          <table:table-cell table:style-name="ce2" table:formula="of:=[.B34]/[.$H34]" office:value-type="percentage" office:value="0" calcext:value-type="percentage">
            <text:p>0.00%</text:p>
          </table:table-cell>
          <table:table-cell table:style-name="ce2" table:formula="of:=[.C34]/[.$H34]" office:value-type="percentage" office:value="0.0147215703008321" calcext:value-type="percentage">
            <text:p>1.47%</text:p>
          </table:table-cell>
          <table:table-cell table:style-name="ce2" table:formula="of:=[.D34]/[.$H34]" office:value-type="percentage" office:value="0.0320034136974611" calcext:value-type="percentage">
            <text:p>3.20%</text:p>
          </table:table-cell>
          <table:table-cell table:style-name="ce2" table:formula="of:=[.E34]/[.$H34]" office:value-type="percentage" office:value="0.129080435246426" calcext:value-type="percentage">
            <text:p>12.91%</text:p>
          </table:table-cell>
          <table:table-cell table:style-name="ce2" table:formula="of:=[.F34]/[.$H34]" office:value-type="percentage" office:value="0.129293791337743" calcext:value-type="percentage">
            <text:p>12.93%</text:p>
          </table:table-cell>
          <table:table-cell table:style-name="ce2" table:formula="of:=[.G34]/[.$H34]" office:value-type="percentage" office:value="0.694900789417538" calcext:value-type="percentage">
            <text:p>69.49%</text:p>
          </table:table-cell>
          <table:table-cell table:style-name="ce2" table:formula="of:=SUM([.J34:.O3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104" calcext:value-type="float">
            <text:p>104</text:p>
          </table:table-cell>
          <table:table-cell office:value-type="float" office:value="577" calcext:value-type="float">
            <text:p>577</text:p>
          </table:table-cell>
          <table:table-cell office:value-type="float" office:value="2044" calcext:value-type="float">
            <text:p>2044</text:p>
          </table:table-cell>
          <table:table-cell office:value-type="float" office:value="2431" calcext:value-type="float">
            <text:p>2431</text:p>
          </table:table-cell>
          <table:table-cell office:value-type="float" office:value="7536" calcext:value-type="float">
            <text:p>7536</text:p>
          </table:table-cell>
          <table:table-cell table:formula="of:=SUM([.B35:.G35])" office:value-type="float" office:value="12859" calcext:value-type="float">
            <text:p>12859</text:p>
          </table:table-cell>
          <table:table-cell office:value-type="string" calcext:value-type="string">
            <text:p>Highlands Center</text:p>
          </table:table-cell>
          <table:table-cell table:style-name="ce2" table:formula="of:=[.B35]/[.$H35]" office:value-type="percentage" office:value="0.012987012987013" calcext:value-type="percentage">
            <text:p>1.30%</text:p>
          </table:table-cell>
          <table:table-cell table:style-name="ce2" table:formula="of:=[.C35]/[.$H35]" office:value-type="percentage" office:value="0.00808772066257096" calcext:value-type="percentage">
            <text:p>0.81%</text:p>
          </table:table-cell>
          <table:table-cell table:style-name="ce2" table:formula="of:=[.D35]/[.$H35]" office:value-type="percentage" office:value="0.0448712963683024" calcext:value-type="percentage">
            <text:p>4.49%</text:p>
          </table:table-cell>
          <table:table-cell table:style-name="ce2" table:formula="of:=[.E35]/[.$H35]" office:value-type="percentage" office:value="0.158954817637452" calcext:value-type="percentage">
            <text:p>15.90%</text:p>
          </table:table-cell>
          <table:table-cell table:style-name="ce2" table:formula="of:=[.F35]/[.$H35]" office:value-type="percentage" office:value="0.189050470487596" calcext:value-type="percentage">
            <text:p>18.91%</text:p>
          </table:table-cell>
          <table:table-cell table:style-name="ce2" table:formula="of:=[.G35]/[.$H35]" office:value-type="percentage" office:value="0.586048681857065" calcext:value-type="percentage">
            <text:p>58.60%</text:p>
          </table:table-cell>
          <table:table-cell table:style-name="ce2" table:formula="of:=SUM([.J35:.O3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64" calcext:value-type="float">
            <text:p>264</text:p>
          </table:table-cell>
          <table:table-cell office:value-type="float" office:value="533" calcext:value-type="float">
            <text:p>533</text:p>
          </table:table-cell>
          <table:table-cell office:value-type="float" office:value="1325" calcext:value-type="float">
            <text:p>1325</text:p>
          </table:table-cell>
          <table:table-cell office:value-type="float" office:value="2216" calcext:value-type="float">
            <text:p>2216</text:p>
          </table:table-cell>
          <table:table-cell office:value-type="float" office:value="4494" calcext:value-type="float">
            <text:p>4494</text:p>
          </table:table-cell>
          <table:table-cell table:formula="of:=SUM([.B36:.G36])" office:value-type="float" office:value="8886" calcext:value-type="float">
            <text:p>8886</text:p>
          </table:table-cell>
          <table:table-cell office:value-type="string" calcext:value-type="string">
            <text:p>Highlands South</text:p>
          </table:table-cell>
          <table:table-cell table:style-name="ce2" table:formula="of:=[.B36]/[.$H36]" office:value-type="percentage" office:value="0.00607697501688049" calcext:value-type="percentage">
            <text:p>0.61%</text:p>
          </table:table-cell>
          <table:table-cell table:style-name="ce2" table:formula="of:=[.C36]/[.$H36]" office:value-type="percentage" office:value="0.0297096556380824" calcext:value-type="percentage">
            <text:p>2.97%</text:p>
          </table:table-cell>
          <table:table-cell table:style-name="ce2" table:formula="of:=[.D36]/[.$H36]" office:value-type="percentage" office:value="0.0599819941480981" calcext:value-type="percentage">
            <text:p>6.00%</text:p>
          </table:table-cell>
          <table:table-cell table:style-name="ce2" table:formula="of:=[.E36]/[.$H36]" office:value-type="percentage" office:value="0.149110961062345" calcext:value-type="percentage">
            <text:p>14.91%</text:p>
          </table:table-cell>
          <table:table-cell table:style-name="ce2" table:formula="of:=[.F36]/[.$H36]" office:value-type="percentage" office:value="0.249381048840873" calcext:value-type="percentage">
            <text:p>24.94%</text:p>
          </table:table-cell>
          <table:table-cell table:style-name="ce2" table:formula="of:=[.G36]/[.$H36]" office:value-type="percentage" office:value="0.50573936529372" calcext:value-type="percentage">
            <text:p>50.57%</text:p>
          </table:table-cell>
          <table:table-cell table:style-name="ce2" table:formula="of:=SUM([.J36:.O3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 office:value-type="float" office:value="3477" calcext:value-type="float">
            <text:p>3477</text:p>
          </table:table-cell>
          <table:table-cell office:value-type="float" office:value="5732" calcext:value-type="float">
            <text:p>5732</text:p>
          </table:table-cell>
          <table:table-cell office:value-type="float" office:value="7458" calcext:value-type="float">
            <text:p>7458</text:p>
          </table:table-cell>
          <table:table-cell table:formula="of:=SUM([.B37:.G37])" office:value-type="float" office:value="17392" calcext:value-type="float">
            <text:p>17392</text:p>
          </table:table-cell>
          <table:table-cell office:value-type="string" calcext:value-type="string">
            <text:p>Rainforrest</text:p>
          </table:table-cell>
          <table:table-cell table:style-name="ce2" table:formula="of:=[.B37]/[.$H37]" office:value-type="percentage" office:value="0" calcext:value-type="percentage">
            <text:p>0.00%</text:p>
          </table:table-cell>
          <table:table-cell table:style-name="ce2" table:formula="of:=[.C37]/[.$H37]" office:value-type="percentage" office:value="0" calcext:value-type="percentage">
            <text:p>0.00%</text:p>
          </table:table-cell>
          <table:table-cell table:style-name="ce2" table:formula="of:=[.D37]/[.$H37]" office:value-type="percentage" office:value="0.0416858325666973" calcext:value-type="percentage">
            <text:p>4.17%</text:p>
          </table:table-cell>
          <table:table-cell table:style-name="ce2" table:formula="of:=[.E37]/[.$H37]" office:value-type="percentage" office:value="0.199919503219871" calcext:value-type="percentage">
            <text:p>19.99%</text:p>
          </table:table-cell>
          <table:table-cell table:style-name="ce2" table:formula="of:=[.F37]/[.$H37]" office:value-type="percentage" office:value="0.329576816927323" calcext:value-type="percentage">
            <text:p>32.96%</text:p>
          </table:table-cell>
          <table:table-cell table:style-name="ce2" table:formula="of:=[.G37]/[.$H37]" office:value-type="percentage" office:value="0.428817847286109" calcext:value-type="percentage">
            <text:p>42.88%</text:p>
          </table:table-cell>
          <table:table-cell table:style-name="ce2" table:formula="of:=SUM([.J37:.O3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273" calcext:value-type="float">
            <text:p>1273</text:p>
          </table:table-cell>
          <table:table-cell office:value-type="float" office:value="1317" calcext:value-type="float">
            <text:p>1317</text:p>
          </table:table-cell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  <table:table-cell table:formula="of:=SUM([.B38:.G38])" office:value-type="float" office:value="4874" calcext:value-type="float">
            <text:p>4874</text:p>
          </table:table-cell>
          <table:table-cell office:value-type="string" calcext:value-type="string">
            <text:p>Metro Lima</text:p>
          </table:table-cell>
          <table:table-cell table:style-name="ce2" table:formula="of:=[.B38]/[.$H38]" office:value-type="percentage" office:value="0.0547804677882643" calcext:value-type="percentage">
            <text:p>5.48%</text:p>
          </table:table-cell>
          <table:table-cell table:style-name="ce2" table:formula="of:=[.C38]/[.$H38]" office:value-type="percentage" office:value="0.109355765285187" calcext:value-type="percentage">
            <text:p>10.94%</text:p>
          </table:table-cell>
          <table:table-cell table:style-name="ce2" table:formula="of:=[.D38]/[.$H38]" office:value-type="percentage" office:value="0.261181780878129" calcext:value-type="percentage">
            <text:p>26.12%</text:p>
          </table:table-cell>
          <table:table-cell table:style-name="ce2" table:formula="of:=[.E38]/[.$H38]" office:value-type="percentage" office:value="0.270209273697169" calcext:value-type="percentage">
            <text:p>27.02%</text:p>
          </table:table-cell>
          <table:table-cell table:style-name="ce2" table:formula="of:=[.F38]/[.$H38]" office:value-type="percentage" office:value="0.304472712351252" calcext:value-type="percentage">
            <text:p>30.45%</text:p>
          </table:table-cell>
          <table:table-cell table:style-name="ce2" table:formula="of:=[.G38]/[.$H38]" office:value-type="percentage" office:value="0" calcext:value-type="percentage">
            <text:p>0.00%</text:p>
          </table:table-cell>
          <table:table-cell table:style-name="ce2" table:formula="of:=SUM([.J38:.O38])" office:value-type="percentage" office:value="1" calcext:value-type="percentage">
            <text:p>100.00%</text:p>
          </table:table-cell>
        </table:table-row>
      </table:table>
      <table:named-expressions/>
      <table:database-ranges>
        <table:database-range table:name="__Anonymous_Sheet_DB__0" table:target-range-address="'Telecenter use'.A1:'Telecenter use'.B9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Cramer V Correlations'.A26:'Cramer V Correlations'.B37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'Age distribution'.A1:'Age distribution'.B19">
          <table:sort>
            <table:sort-by table:field-number="0" table:data-type="automatic"/>
          </table:sort>
        </table:database-range>
        <table:database-range table:name="__Anonymous_Sheet_DB__9" table:target-range-address="'Income distribution'.A32:'Income distribution'.B61">
          <table:sort>
            <table:sort-by table:field-number="0" table:data-type="automatic"/>
          </table:sort>
        </table:database-range>
        <table:database-range table:name="__Anonymous_Sheet_DB__10" table:target-range-address="'Poverty analysis'.N1:'Poverty analysis'.S33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Result_20_1" style:display-name="PageStyle_Result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9T01:31:25.805289807</dc:date>
    <meta:editing-duration>P14DT10H29M51S</meta:editing-duration>
    <meta:editing-cycles>25</meta:editing-cycles>
    <meta:generator>LibreOffice/7.3.7.2$Linux_X86_64 LibreOffice_project/30$Build-2</meta:generator>
    <meta:document-statistic meta:table-count="13" meta:cell-count="3233" meta:object-count="10"/>
    <meta:user-defined meta:name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0cm" svg:y="0cm" chart:style-name="ch2">
          <text:p/>
        </chart:subtitle>
        <chart:plot-area chart:style-name="ch3" table:cell-range-address="'Telecenter use'.A1:'Telecenter use'.B9" chart:data-source-has-labels="both" svg:x="0.32cm" svg:y="0.18cm" svg:width="15.36cm" svg:height="8.64cm">
          <chart:coordinate-region svg:x="1.552cm" svg:y="0.379cm" svg:width="14.128cm" svg:height="5.899cm"/>
          <chart:axis chart:dimension="x" chart:name="primary-x" chart:style-name="ch4" chartooo:axis-type="auto">
            <chartooo:date-scale/>
            <chart:categories table:cell-range-address="'Telecenter use'.A2:'Telecenter use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lecenter use'.B2:'Telecenter use'.B9" chart:label-cell-address="'Telecenter use'.B1:'Telecenter use'.B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Telecenter use'.B1:'Telecenter us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ntral highlands</text:p>
                <draw:g>
                  <svg:desc>'Telecenter use'.A2:'Telecenter use'.A9</svg:desc>
                </draw:g>
              </table:table-cell>
              <table:table-cell office:value-type="float" office:value="136">
                <text:p>136</text:p>
                <draw:g>
                  <svg:desc>'Telecenter use'.B2:'Telecenter use'.B9</svg:desc>
                </draw:g>
              </table:table-cell>
            </table:table-row>
            <table:table-row>
              <table:table-cell office:value-type="string">
                <text:p>Rainforest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South highlands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South coast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North coas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Central coast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etropolitan Lima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orth highlands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12cm" svg:y="3.703cm" style:legend-expansion="high" chart:style-name="ch2"/>
        <chart:plot-area chart:style-name="ch3" table:cell-range-address="'Poverty analysis'.F9:'Poverty analysis'.F13 'Poverty analysis'.I9:'Poverty analysis'.K13" chart:data-source-has-labels="both" svg:x="0.32cm" svg:y="0.18cm" svg:width="11.972cm" svg:height="8.64cm">
          <chart:coordinate-region svg:x="1.669cm" svg:y="0.379cm" svg:width="10.623cm" svg:height="7.794cm"/>
          <chart:axis chart:dimension="x" chart:name="primary-x" chart:style-name="ch4" chartooo:axis-type="auto">
            <chartooo:date-scale/>
            <chart:categories table:cell-range-address="'Poverty analysis'.F10:'Poverty analysis'.F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overty analysis'.I10:'Poverty analysis'.I13" chart:label-cell-address="'Poverty analysis'.I9:'Poverty analysis'.I9" chart:class="chart:bar">
            <chart:data-point chart:repeated="4"/>
          </chart:series>
          <chart:series chart:style-name="ch8" chart:values-cell-range-address="'Poverty analysis'.J10:'Poverty analysis'.J13" chart:label-cell-address="'Poverty analysis'.J9:'Poverty analysis'.J9" chart:class="chart:bar">
            <chart:data-point chart:repeated="4"/>
          </chart:series>
          <chart:series chart:style-name="ch9" chart:values-cell-range-address="'Poverty analysis'.K10:'Poverty analysis'.K13" chart:label-cell-address="'Poverty analysis'.K9:'Poverty analysis'.K9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reme poverty</text:p>
                <draw:g>
                  <svg:desc>'Poverty analysis'.I9:'Poverty analysis'.I9</svg:desc>
                </draw:g>
              </table:table-cell>
              <table:table-cell office:value-type="string">
                <text:p>Poverty</text:p>
                <draw:g>
                  <svg:desc>'Poverty analysis'.J9:'Poverty analysis'.J9</svg:desc>
                </draw:g>
              </table:table-cell>
              <table:table-cell office:value-type="string">
                <text:p>Non poor</text:p>
                <draw:g>
                  <svg:desc>'Poverty analysis'.K9:'Poverty analysis'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treme digital poor</text:p>
                <draw:g>
                  <svg:desc>'Poverty analysis'.F10:'Poverty analysis'.F13</svg:desc>
                </draw:g>
              </table:table-cell>
              <table:table-cell office:value-type="float" office:value="2864.247">
                <text:p>2864.247</text:p>
                <draw:g>
                  <svg:desc>'Poverty analysis'.I10:'Poverty analysis'.I13</svg:desc>
                </draw:g>
              </table:table-cell>
              <table:table-cell office:value-type="float" office:value="3785.6373">
                <text:p>3785.6373</text:p>
                <draw:g>
                  <svg:desc>'Poverty analysis'.J10:'Poverty analysis'.J13</svg:desc>
                </draw:g>
              </table:table-cell>
              <table:table-cell office:value-type="float" office:value="4853.1157">
                <text:p>4853.1157</text:p>
                <draw:g>
                  <svg:desc>'Poverty analysis'.K10:'Poverty analysis'.K13</svg:desc>
                </draw:g>
              </table:table-cell>
            </table:table-row>
            <table:table-row>
              <table:table-cell office:value-type="string">
                <text:p>Digital poor</text:p>
              </table:table-cell>
              <table:table-cell office:value-type="float" office:value="7.9768">
                <text:p>7.9768</text:p>
              </table:table-cell>
              <table:table-cell office:value-type="float" office:value="212.94">
                <text:p>212.94</text:p>
              </table:table-cell>
              <table:table-cell office:value-type="float" office:value="1130.948">
                <text:p>1130.948</text:p>
              </table:table-cell>
            </table:table-row>
            <table:table-row>
              <table:table-cell office:value-type="string">
                <text:p>Connected</text:p>
              </table:table-cell>
              <table:table-cell office:value-type="float" office:value="100.1952">
                <text:p>100.1952</text:p>
              </table:table-cell>
              <table:table-cell office:value-type="float" office:value="825.02">
                <text:p>825.02</text:p>
              </table:table-cell>
              <table:table-cell office:value-type="float" office:value="3051.1824">
                <text:p>3051.1824</text:p>
              </table:table-cell>
            </table:table-row>
            <table:table-row>
              <table:table-cell office:value-type="string">
                <text:p>Digitally wealth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0cm" svg:y="0cm" chart:style-name="ch2">
          <text:p/>
        </chart:subtitle>
        <chart:plot-area chart:style-name="ch3" table:cell-range-address="'Population by region'.B1:'Population by region'.B9 'Population by region'.D1:'Population by region'.D9" chart:data-source-has-labels="both" svg:x="0.32cm" svg:y="0.18cm" svg:width="15.36cm" svg:height="8.64cm">
          <chart:coordinate-region svg:x="1.788cm" svg:y="0.379cm" svg:width="13.892cm" svg:height="5.899cm"/>
          <chart:axis chart:dimension="x" chart:name="primary-x" chart:style-name="ch4" chartooo:axis-type="auto">
            <chartooo:date-scale/>
            <chart:categories table:cell-range-address="'Population by region'.B2:'Population by region'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opulation by region'.D2:'Population by region'.D9" chart:label-cell-address="'Population by region'.D1:'Population by region'.D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'Population by region'.D1:'Population by regio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th Coast</text:p>
                <draw:g>
                  <svg:desc>'Population by region'.B2:'Population by region'.B9</svg:desc>
                </draw:g>
              </table:table-cell>
              <table:table-cell office:value-type="float" office:value="0.1478">
                <text:p>0.1478</text:p>
                <draw:g>
                  <svg:desc>'Population by region'.D2:'Population by region'.D9</svg:desc>
                </draw:g>
              </table:table-cell>
            </table:table-row>
            <table:table-row>
              <table:table-cell office:value-type="string">
                <text:p>Central Coast</text:p>
              </table:table-cell>
              <table:table-cell office:value-type="float" office:value="0.0671">
                <text:p>0.0671</text:p>
              </table:table-cell>
            </table:table-row>
            <table:table-row>
              <table:table-cell office:value-type="string">
                <text:p>South Coast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North Highlands</text:p>
              </table:table-cell>
              <table:table-cell office:value-type="float" office:value="0.0561">
                <text:p>0.0561</text:p>
              </table:table-cell>
            </table:table-row>
            <table:table-row>
              <table:table-cell office:value-type="string">
                <text:p>Central Highlands</text:p>
              </table:table-cell>
              <table:table-cell office:value-type="float" office:value="0.1183">
                <text:p>0.1183</text:p>
              </table:table-cell>
            </table:table-row>
            <table:table-row>
              <table:table-cell office:value-type="string">
                <text:p>South Highlands</text:p>
              </table:table-cell>
              <table:table-cell office:value-type="float" office:value="0.1343">
                <text:p>0.1343</text:p>
              </table:table-cell>
            </table:table-row>
            <table:table-row>
              <table:table-cell office:value-type="string">
                <text:p>Rainforrest</text:p>
              </table:table-cell>
              <table:table-cell office:value-type="float" office:value="0.1261">
                <text:p>0.1261</text:p>
              </table:table-cell>
            </table:table-row>
            <table:table-row>
              <table:table-cell office:value-type="string">
                <text:p>Metro Lima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0cm" svg:y="0cm" chart:style-name="ch2">
          <text:p/>
        </chart:subtitle>
        <chart:plot-area chart:style-name="ch3" table:cell-range-address="'Population by region'.B15:'Population by region'.B19 'Population by region'.D15:'Population by region'.D19" chart:data-source-has-labels="both" svg:x="0.32cm" svg:y="0.18cm" svg:width="15.36cm" svg:height="8.64cm">
          <chart:coordinate-region svg:x="1.788cm" svg:y="0.379cm" svg:width="13.892cm" svg:height="7.794cm"/>
          <chart:axis chart:dimension="x" chart:name="primary-x" chart:style-name="ch4" chartooo:axis-type="auto">
            <chartooo:date-scale/>
            <chart:categories table:cell-range-address="'Population by region'.B16:'Population by region'.B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opulation by region'.D16:'Population by region'.D19" chart:label-cell-address="'Population by region'.D15:'Population by region'.D1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'Population by region'.D15:'Population by region'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ast</text:p>
                <draw:g>
                  <svg:desc>'Population by region'.B16:'Population by region'.B19</svg:desc>
                </draw:g>
              </table:table-cell>
              <table:table-cell office:value-type="float" office:value="0.235258849569543">
                <text:p>0.235258849569543</text:p>
                <draw:g>
                  <svg:desc>'Population by region'.D16:'Population by region'.D19</svg:desc>
                </draw:g>
              </table:table-cell>
            </table:table-row>
            <table:table-row>
              <table:table-cell office:value-type="string">
                <text:p>Highlands</text:p>
              </table:table-cell>
              <table:table-cell office:value-type="float" office:value="0.308663459561755">
                <text:p>0.308663459561755</text:p>
              </table:table-cell>
            </table:table-row>
            <table:table-row>
              <table:table-cell office:value-type="string">
                <text:p>Rainforrest</text:p>
              </table:table-cell>
              <table:table-cell office:value-type="float" office:value="0.12605815564516">
                <text:p>0.12605815564516</text:p>
              </table:table-cell>
            </table:table-row>
            <table:table-row>
              <table:table-cell office:value-type="string">
                <text:p>Metro Lima</text:p>
              </table:table-cell>
              <table:table-cell office:value-type="float" office:value="0.330019535223542">
                <text:p>0.3300195352235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Age distribution'.A1:'Age distribution'.B20" chart:data-source-has-labels="both" svg:x="0.32cm" svg:y="0.18cm" svg:width="15.36cm" svg:height="8.64cm">
          <chart:coordinate-region svg:x="1.365cm" svg:y="0.379cm" svg:width="14.315cm" svg:height="6.759cm"/>
          <chart:axis chart:dimension="x" chart:name="primary-x" chart:style-name="ch3" chartooo:axis-type="auto">
            <chartooo:date-scale/>
            <chart:categories table:cell-range-address="'Age distribution'.A2:'Age distribution'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ge distribution'.B2:'Age distribution'.B20" chart:label-cell-address="'Age distribution'.B1:'Age distribution'.B1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e</text:p>
                <draw:g>
                  <svg:desc>'Age distribution'.B1:'Age distribution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10, 15]</text:p>
                <draw:g>
                  <svg:desc>'Age distribution'.A2:'Age distribution'.A20</svg:desc>
                </draw:g>
              </table:table-cell>
              <table:table-cell office:value-type="float" office:value="3975">
                <text:p>3975</text:p>
                <draw:g>
                  <svg:desc>'Age distribution'.B2:'Age distribution'.B20</svg:desc>
                </draw:g>
              </table:table-cell>
            </table:table-row>
            <table:table-row>
              <table:table-cell office:value-type="string">
                <text:p>(15, 20]</text:p>
              </table:table-cell>
              <table:table-cell office:value-type="float" office:value="8279">
                <text:p>8279</text:p>
              </table:table-cell>
            </table:table-row>
            <table:table-row>
              <table:table-cell office:value-type="string">
                <text:p>(20, 25]</text:p>
              </table:table-cell>
              <table:table-cell office:value-type="float" office:value="5637">
                <text:p>5637</text:p>
              </table:table-cell>
            </table:table-row>
            <table:table-row>
              <table:table-cell office:value-type="string">
                <text:p>(25, 30]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string">
                <text:p>(30, 35]</text:p>
              </table:table-cell>
              <table:table-cell office:value-type="float" office:value="5901">
                <text:p>5901</text:p>
              </table:table-cell>
            </table:table-row>
            <table:table-row>
              <table:table-cell office:value-type="string">
                <text:p>(35, 40]</text:p>
              </table:table-cell>
              <table:table-cell office:value-type="float" office:value="5993">
                <text:p>5993</text:p>
              </table:table-cell>
            </table:table-row>
            <table:table-row>
              <table:table-cell office:value-type="string">
                <text:p>(40, 45]</text:p>
              </table:table-cell>
              <table:table-cell office:value-type="float" office:value="5785">
                <text:p>5785</text:p>
              </table:table-cell>
            </table:table-row>
            <table:table-row>
              <table:table-cell office:value-type="string">
                <text:p>(45, 50]</text:p>
              </table:table-cell>
              <table:table-cell office:value-type="float" office:value="5614">
                <text:p>5614</text:p>
              </table:table-cell>
            </table:table-row>
            <table:table-row>
              <table:table-cell office:value-type="string">
                <text:p>(50, 55]</text:p>
              </table:table-cell>
              <table:table-cell office:value-type="float" office:value="5198">
                <text:p>5198</text:p>
              </table:table-cell>
            </table:table-row>
            <table:table-row>
              <table:table-cell office:value-type="string">
                <text:p>(55, 60]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(60, 65]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(65, 70]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(70, 75]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(75, 80]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(80, 85]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(85, 90]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(90, 95]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(95, 100]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(100, 105]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Age distribution'.B31:'Age distribution'.B36" chart:data-source-has-labels="row" svg:x="0.32cm" svg:y="0.18cm" svg:width="15.36cm" svg:height="8.64cm">
          <chart:coordinate-region svg:x="1.563cm" svg:y="0.379cm" svg:width="14.117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Age distribution'.B32:'Age distribution'.B36" chart:label-cell-address="'Age distribution'.B31:'Age distribution'.B31" chart:class="chart:bar">
            <chart:data-point chart:repeated="3"/>
            <chart:data-point chart:style-name="ch7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e group</text:p>
                <draw:g>
                  <svg:desc>'Age distribution'.B31:'Age distribution'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489">
                <text:p>13489</text:p>
                <draw:g>
                  <svg:desc>'Age distribution'.B32:'Age distribution'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21">
                <text:p>14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163">
                <text:p>14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499">
                <text:p>14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37">
                <text:p>143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Income distribution'.A1:'Income distribution'.B30" chart:data-source-has-labels="both" svg:x="0.32cm" svg:y="0.18cm" svg:width="15.36cm" svg:height="8.64cm">
          <chart:coordinate-region svg:x="1.563cm" svg:y="0.379cm" svg:width="14.117cm" svg:height="6.751cm"/>
          <chart:axis chart:dimension="x" chart:name="primary-x" chart:style-name="ch3" chartooo:axis-type="auto">
            <chartooo:date-scale/>
            <chart:categories table:cell-range-address="'Income distribution'.A2:'Income distribution'.A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ncome distribution'.B2:'Income distribution'.B30" chart:label-cell-address="'Income distribution'.B1:'Income distribution'.B1" chart:class="chart:bar"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 Income</text:p>
                <draw:g>
                  <svg:desc>'Income distribution'.B1:'Income distribution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0.0, 0.25]</text:p>
                <draw:g>
                  <svg:desc>'Income distribution'.A2:'Income distribution'.A30</svg:desc>
                </draw:g>
              </table:table-cell>
              <table:table-cell office:value-type="float" office:value="0">
                <text:p>0</text:p>
                <draw:g>
                  <svg:desc>'Income distribution'.B2:'Income distribution'.B30</svg:desc>
                </draw:g>
              </table:table-cell>
            </table:table-row>
            <table:table-row>
              <table:table-cell office:value-type="string">
                <text:p>(0.25, 0.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1.0, 1.25]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(1.5, 1.7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1.75, 2.0]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(2.0, 2.25]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(2.25, 2.5]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(2.5, 2.75]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(2.75, 3.0]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(3.0, 3.25]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(3.25, 3.5]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(3.5, 3.75]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(3.75, 4.0]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(4.0, 4.25]</text:p>
              </table:table-cell>
              <table:table-cell office:value-type="float" office:value="5969">
                <text:p>5969</text:p>
              </table:table-cell>
            </table:table-row>
            <table:table-row>
              <table:table-cell office:value-type="string">
                <text:p>(4.25, 4.5]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(4.5, 4.75]</text:p>
              </table:table-cell>
              <table:table-cell office:value-type="float" office:value="8261">
                <text:p>8261</text:p>
              </table:table-cell>
            </table:table-row>
            <table:table-row>
              <table:table-cell office:value-type="string">
                <text:p>(4.75, 5.0]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(5.0, 5.25]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(5.25, 5.5]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(5.5, 5.75]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(5.75, 6.0]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(6.0, 6.2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6.25, 6.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6.5, 6.7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6.75, 7.0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0.5, 0.7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0.75, 1.0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1.25, 1.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7.0, 7.25]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Income distribution'.A32:'Income distribution'.B61" chart:data-source-has-labels="both" svg:x="0.32cm" svg:y="0.18cm" svg:width="15.36cm" svg:height="8.64cm">
          <chart:coordinate-region svg:x="1.365cm" svg:y="0.379cm" svg:width="14.315cm" svg:height="5.918cm"/>
          <chart:axis chart:dimension="x" chart:name="primary-x" chart:style-name="ch3" chartooo:axis-type="auto">
            <chartooo:date-scale/>
            <chart:categories table:cell-range-address="'Income distribution'.A33:'Income distribution'.A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ncome distribution'.B33:'Income distribution'.B61" chart:label-cell-address="'Income distribution'.B32:'Income distribution'.B32" chart:class="chart:bar"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ome</text:p>
                <draw:g>
                  <svg:desc>'Income distribution'.B32:'Income distribution'.B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0, 6000]</text:p>
                <draw:g>
                  <svg:desc>'Income distribution'.A33:'Income distribution'.A61</svg:desc>
                </draw:g>
              </table:table-cell>
              <table:table-cell office:value-type="float" office:value="1697">
                <text:p>1697</text:p>
                <draw:g>
                  <svg:desc>'Income distribution'.B33:'Income distribution'.B61</svg:desc>
                </draw:g>
              </table:table-cell>
            </table:table-row>
            <table:table-row>
              <table:table-cell office:value-type="string">
                <text:p>(6000, 12000]</text:p>
              </table:table-cell>
              <table:table-cell office:value-type="float" office:value="4287">
                <text:p>4287</text:p>
              </table:table-cell>
            </table:table-row>
            <table:table-row>
              <table:table-cell office:value-type="string">
                <text:p>(12000, 18000]</text:p>
              </table:table-cell>
              <table:table-cell office:value-type="float" office:value="4623">
                <text:p>4623</text:p>
              </table:table-cell>
            </table:table-row>
            <table:table-row>
              <table:table-cell office:value-type="string">
                <text:p>(18000, 24000]</text:p>
              </table:table-cell>
              <table:table-cell office:value-type="float" office:value="4337">
                <text:p>4337</text:p>
              </table:table-cell>
            </table:table-row>
            <table:table-row>
              <table:table-cell office:value-type="string">
                <text:p>(24000, 30000]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string">
                <text:p>(30000, 36000]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(36000, 42000]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(42000, 48000]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(48000, 54000]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(54000, 60000]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(60000, 66000]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(66000, 72000]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(72000, 78000]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(78000, 84000]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(84000, 90000]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(90000, 96000]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(96000, 102000]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(102000, 108000]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(108000, 114000]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(114000, 120000]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(120000, 126000]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(126000, 132000]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(132000, 138000]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(138000, 144000]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(144000, 150000]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(150000, 156000]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(156000, 162000]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(162000, 168000]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(168000, 174000]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12cm" svg:y="3.703cm" style:legend-expansion="high" chart:style-name="ch2"/>
        <chart:plot-area chart:style-name="ch3" table:cell-range-address="'Poverty analysis'.F1:'Poverty analysis'.F5 'Poverty analysis'.I1:'Poverty analysis'.K5" chart:data-source-has-labels="both" svg:x="0.32cm" svg:y="0.18cm" svg:width="11.972cm" svg:height="8.64cm">
          <chart:coordinate-region svg:x="1.669cm" svg:y="0.379cm" svg:width="10.623cm" svg:height="7.794cm"/>
          <chart:axis chart:dimension="x" chart:name="primary-x" chart:style-name="ch4" chartooo:axis-type="auto">
            <chartooo:date-scale/>
            <chart:categories table:cell-range-address="'Poverty analysis'.F2:'Poverty analysis'.F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overty analysis'.I2:'Poverty analysis'.I5" chart:label-cell-address="'Poverty analysis'.I1:'Poverty analysis'.I1" chart:class="chart:bar">
            <chart:data-point chart:repeated="4"/>
          </chart:series>
          <chart:series chart:style-name="ch8" chart:values-cell-range-address="'Poverty analysis'.J2:'Poverty analysis'.J5" chart:label-cell-address="'Poverty analysis'.J1:'Poverty analysis'.J1" chart:class="chart:bar">
            <chart:data-point chart:repeated="4"/>
          </chart:series>
          <chart:series chart:style-name="ch9" chart:values-cell-range-address="'Poverty analysis'.K2:'Poverty analysis'.K5" chart:label-cell-address="'Poverty analysis'.K1:'Poverty analysis'.K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reme poverty</text:p>
                <draw:g>
                  <svg:desc>'Poverty analysis'.I1:'Poverty analysis'.I1</svg:desc>
                </draw:g>
              </table:table-cell>
              <table:table-cell office:value-type="string">
                <text:p>Poverty</text:p>
                <draw:g>
                  <svg:desc>'Poverty analysis'.J1:'Poverty analysis'.J1</svg:desc>
                </draw:g>
              </table:table-cell>
              <table:table-cell office:value-type="string">
                <text:p>Non poor</text:p>
                <draw:g>
                  <svg:desc>'Poverty analysis'.K1:'Poverty analysi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treme digital poor</text:p>
                <draw:g>
                  <svg:desc>'Poverty analysis'.F2:'Poverty analysis'.F5</svg:desc>
                </draw:g>
              </table:table-cell>
              <table:table-cell office:value-type="float" office:value="759">
                <text:p>759</text:p>
                <draw:g>
                  <svg:desc>'Poverty analysis'.I2:'Poverty analysis'.I5</svg:desc>
                </draw:g>
              </table:table-cell>
              <table:table-cell office:value-type="float" office:value="971">
                <text:p>971</text:p>
                <draw:g>
                  <svg:desc>'Poverty analysis'.J2:'Poverty analysis'.J5</svg:desc>
                </draw:g>
              </table:table-cell>
              <table:table-cell office:value-type="float" office:value="1655">
                <text:p>1655</text:p>
                <draw:g>
                  <svg:desc>'Poverty analysis'.K2:'Poverty analysis'.K5</svg:desc>
                </draw:g>
              </table:table-cell>
            </table:table-row>
            <table:table-row>
              <table:table-cell office:value-type="string">
                <text:p>Digital poor</text:p>
              </table:table-cell>
              <table:table-cell office:value-type="float" office:value="1804">
                <text:p>1804</text:p>
              </table:table-cell>
              <table:table-cell office:value-type="float" office:value="4268">
                <text:p>4268</text:p>
              </table:table-cell>
              <table:table-cell office:value-type="float" office:value="12752">
                <text:p>12752</text:p>
              </table:table-cell>
            </table:table-row>
            <table:table-row>
              <table:table-cell office:value-type="string">
                <text:p>Connected</text:p>
              </table:table-cell>
              <table:table-cell office:value-type="float" office:value="1393">
                <text:p>1393</text:p>
              </table:table-cell>
              <table:table-cell office:value-type="float" office:value="5985">
                <text:p>5985</text:p>
              </table:table-cell>
              <table:table-cell office:value-type="float" office:value="23025">
                <text:p>23025</text:p>
              </table:table-cell>
            </table:table-row>
            <table:table-row>
              <table:table-cell office:value-type="string">
                <text:p>Digitally wealthy</text:p>
              </table:table-cell>
              <table:table-cell office:value-type="float" office:value="246">
                <text:p>246</text:p>
              </table:table-cell>
              <table:table-cell office:value-type="float" office:value="1856">
                <text:p>1856</text:p>
              </table:table-cell>
              <table:table-cell office:value-type="float" office:value="16395">
                <text:p>163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Social status'.A1:'Social status'.B7" chart:data-source-has-labels="both" svg:x="0.32cm" svg:y="0.18cm" svg:width="15.36cm" svg:height="8.64cm">
          <chart:coordinate-region svg:x="1.788cm" svg:y="0.379cm" svg:width="13.892cm" svg:height="7.794cm"/>
          <chart:axis chart:dimension="x" chart:name="primary-x" chart:style-name="ch3" chartooo:axis-type="auto">
            <chartooo:date-scale/>
            <chart:categories table:cell-range-address="'Social status'.A2:'Social status'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ocial status'.B2:'Social status'.B7" chart:label-cell-address="'Social status'.B1:'Social status'.B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'Social status'.B1:'Social statu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vel A</text:p>
                <draw:g>
                  <svg:desc>'Social status'.A2:'Social status'.A7</svg:desc>
                </draw:g>
              </table:table-cell>
              <table:table-cell office:value-type="float" office:value="0.014822">
                <text:p>0.014822</text:p>
                <draw:g>
                  <svg:desc>'Social status'.B2:'Social status'.B7</svg:desc>
                </draw:g>
              </table:table-cell>
            </table:table-row>
            <table:table-row>
              <table:table-cell office:value-type="string">
                <text:p>Level B</text:p>
              </table:table-cell>
              <table:table-cell office:value-type="float" office:value="0.032949">
                <text:p>0.032949</text:p>
              </table:table-cell>
            </table:table-row>
            <table:table-row>
              <table:table-cell office:value-type="string">
                <text:p>Level C</text:p>
              </table:table-cell>
              <table:table-cell office:value-type="float" office:value="0.087218">
                <text:p>0.087218</text:p>
              </table:table-cell>
            </table:table-row>
            <table:table-row>
              <table:table-cell office:value-type="string">
                <text:p>Level D</text:p>
              </table:table-cell>
              <table:table-cell office:value-type="float" office:value="0.203519">
                <text:p>0.203519</text:p>
              </table:table-cell>
            </table:table-row>
            <table:table-row>
              <table:table-cell office:value-type="string">
                <text:p>Level E</text:p>
              </table:table-cell>
              <table:table-cell office:value-type="float" office:value="0.288009">
                <text:p>0.288009</text:p>
              </table:table-cell>
            </table:table-row>
            <table:table-row>
              <table:table-cell office:value-type="string">
                <text:p>Rural</text:p>
              </table:table-cell>
              <table:table-cell office:value-type="float" office:value="0.373483">
                <text:p>0.3734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